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828cb7" officeooo:paragraph-rsid="00828cb7"/>
    </style:style>
    <style:style style:name="P28" style:family="paragraph" style:parent-style-name="Text_20_body">
      <style:text-properties style:font-name="Verdana" officeooo:rsid="00828cb7" officeooo:paragraph-rsid="00828cb7" style:font-size-asian="10.5pt"/>
    </style:style>
    <style:style style:name="P29" style:family="paragraph" style:parent-style-name="Text_20_body">
      <style:text-properties officeooo:rsid="00898f00" officeooo:paragraph-rsid="00898f00"/>
    </style:style>
    <style:style style:name="P30" style:family="paragraph" style:parent-style-name="Text_20_body">
      <style:text-properties officeooo:rsid="00898f00" officeooo:paragraph-rsid="008afdf1"/>
    </style:style>
    <style:style style:name="P31" style:family="paragraph" style:parent-style-name="Text_20_body">
      <style:text-properties officeooo:rsid="008c9be1" officeooo:paragraph-rsid="008c9be1"/>
    </style:style>
    <style:style style:name="P32" style:family="paragraph" style:parent-style-name="Text_20_body">
      <style:text-properties officeooo:rsid="008e8015" officeooo:paragraph-rsid="008e8015"/>
    </style:style>
    <style:style style:name="P33" style:family="paragraph" style:parent-style-name="Text_20_body">
      <style:text-properties officeooo:rsid="0094fbee" officeooo:paragraph-rsid="009acb1b"/>
    </style:style>
    <style:style style:name="P34" style:family="paragraph" style:parent-style-name="Text_20_body">
      <style:text-properties officeooo:rsid="0096c643" officeooo:paragraph-rsid="009acb1b"/>
    </style:style>
    <style:style style:name="P35" style:family="paragraph" style:parent-style-name="Text_20_body">
      <style:text-properties officeooo:rsid="009bd82e" officeooo:paragraph-rsid="009bd82e"/>
    </style:style>
    <style:style style:name="P36" style:family="paragraph" style:parent-style-name="Text_20_body">
      <style:text-properties officeooo:rsid="009f55e9" officeooo:paragraph-rsid="00a84bd7"/>
    </style:style>
    <style:style style:name="P37" style:family="paragraph" style:parent-style-name="Text_20_body">
      <style:text-properties officeooo:rsid="00a22f61" officeooo:paragraph-rsid="00a918df"/>
    </style:style>
    <style:style style:name="P38" style:family="paragraph" style:parent-style-name="Text_20_body">
      <style:text-properties officeooo:rsid="00a22f61" officeooo:paragraph-rsid="00b57532"/>
    </style:style>
    <style:style style:name="P39" style:family="paragraph" style:parent-style-name="Text_20_body">
      <style:text-properties officeooo:rsid="00abdc1f" officeooo:paragraph-rsid="00abdc1f"/>
    </style:style>
    <style:style style:name="P40" style:family="paragraph" style:parent-style-name="Text_20_body">
      <style:text-properties officeooo:rsid="00aeaec7" officeooo:paragraph-rsid="00aeaec7"/>
    </style:style>
    <style:style style:name="P41" style:family="paragraph" style:parent-style-name="Text_20_body">
      <style:text-properties style:font-name="Verdana2" officeooo:rsid="00a22f61" officeooo:paragraph-rsid="00b57532"/>
    </style:style>
    <style:style style:name="P42" style:family="paragraph" style:parent-style-name="Text_20_body">
      <style:text-properties officeooo:rsid="00ba1bfd" officeooo:paragraph-rsid="00ba1bfd"/>
    </style:style>
    <style:style style:name="P43" style:family="paragraph" style:parent-style-name="Text_20_body">
      <style:text-properties officeooo:rsid="00bba03a" officeooo:paragraph-rsid="00bba03a"/>
    </style:style>
    <style:style style:name="P44" style:family="paragraph" style:parent-style-name="Text_20_body">
      <style:text-properties officeooo:rsid="00bca016" officeooo:paragraph-rsid="00bca016"/>
    </style:style>
    <style:style style:name="P45" style:family="paragraph" style:parent-style-name="Text_20_body">
      <style:text-properties officeooo:rsid="00bd51e8" officeooo:paragraph-rsid="00bd51e8"/>
    </style:style>
    <style:style style:name="P46" style:family="paragraph" style:parent-style-name="Text_20_body">
      <style:text-properties officeooo:rsid="00bd51e8" officeooo:paragraph-rsid="00cd8bea"/>
    </style:style>
    <style:style style:name="P47" style:family="paragraph" style:parent-style-name="Text_20_body">
      <style:text-properties officeooo:rsid="00be4e52" officeooo:paragraph-rsid="00be4e52"/>
    </style:style>
    <style:style style:name="P48" style:family="paragraph" style:parent-style-name="Text_20_body">
      <style:text-properties officeooo:rsid="00c04ef1" officeooo:paragraph-rsid="00c04ef1"/>
    </style:style>
    <style:style style:name="P49" style:family="paragraph" style:parent-style-name="Text_20_body">
      <style:text-properties officeooo:rsid="00c082b5" officeooo:paragraph-rsid="00c082b5"/>
    </style:style>
    <style:style style:name="P50" style:family="paragraph" style:parent-style-name="Text_20_body">
      <style:text-properties officeooo:rsid="00c33256" officeooo:paragraph-rsid="00c33256"/>
    </style:style>
    <style:style style:name="P51" style:family="paragraph" style:parent-style-name="Text_20_body">
      <style:text-properties officeooo:rsid="00c49c12" officeooo:paragraph-rsid="00c49c12"/>
    </style:style>
    <style:style style:name="P52" style:family="paragraph" style:parent-style-name="Text_20_body">
      <style:text-properties officeooo:rsid="00c49c12" officeooo:paragraph-rsid="00c816c7"/>
    </style:style>
    <style:style style:name="P53" style:family="paragraph" style:parent-style-name="Text_20_body">
      <style:text-properties officeooo:rsid="00c656b0" officeooo:paragraph-rsid="00c656b0"/>
    </style:style>
    <style:style style:name="P54" style:family="paragraph" style:parent-style-name="Text_20_body">
      <style:text-properties officeooo:rsid="00c7104e" officeooo:paragraph-rsid="00c7104e"/>
    </style:style>
    <style:style style:name="P55" style:family="paragraph" style:parent-style-name="Text_20_body">
      <style:text-properties officeooo:rsid="00c92bf7" officeooo:paragraph-rsid="00c92bf7"/>
    </style:style>
    <style:style style:name="P56" style:family="paragraph" style:parent-style-name="Text_20_body">
      <style:text-properties officeooo:rsid="00cb9fe3" officeooo:paragraph-rsid="00cb9fe3"/>
    </style:style>
    <style:style style:name="P57" style:family="paragraph" style:parent-style-name="Text_20_body">
      <style:text-properties officeooo:rsid="00cc801b" officeooo:paragraph-rsid="00cc801b"/>
    </style:style>
    <style:style style:name="P58" style:family="paragraph" style:parent-style-name="Text_20_body">
      <style:text-properties officeooo:rsid="007a18d7" officeooo:paragraph-rsid="007a18d7"/>
    </style:style>
    <style:style style:name="P59" style:family="paragraph" style:parent-style-name="Text_20_body">
      <style:text-properties officeooo:rsid="00cca58f" officeooo:paragraph-rsid="00cca58f"/>
    </style:style>
    <style:style style:name="P60" style:family="paragraph" style:parent-style-name="Text_20_body">
      <style:text-properties officeooo:rsid="00ce7668" officeooo:paragraph-rsid="00ce7668"/>
    </style:style>
    <style:style style:name="P61" style:family="paragraph" style:parent-style-name="Text_20_body">
      <style:text-properties officeooo:rsid="00d0c39f" officeooo:paragraph-rsid="00d0c39f"/>
    </style:style>
    <style:style style:name="P62" style:family="paragraph" style:parent-style-name="Text_20_body">
      <style:text-properties officeooo:rsid="00d0c39f" officeooo:paragraph-rsid="00d27f93"/>
    </style:style>
    <style:style style:name="P63" style:family="paragraph" style:parent-style-name="Text_20_body">
      <style:text-properties officeooo:rsid="00d49ebc" officeooo:paragraph-rsid="00d49ebc"/>
    </style:style>
    <style:style style:name="P64" style:family="paragraph" style:parent-style-name="Text_20_body">
      <style:text-properties officeooo:rsid="00d5dd67" officeooo:paragraph-rsid="00d5dd67"/>
    </style:style>
    <style:style style:name="P65" style:family="paragraph" style:parent-style-name="Text_20_body">
      <style:text-properties officeooo:rsid="00d8206f" officeooo:paragraph-rsid="00d8206f"/>
    </style:style>
    <style:style style:name="P66" style:family="paragraph" style:parent-style-name="Text_20_body">
      <style:text-properties officeooo:rsid="00d9d09a" officeooo:paragraph-rsid="00dabc5f"/>
    </style:style>
    <style:style style:name="P67" style:family="paragraph" style:parent-style-name="Text_20_body">
      <style:text-properties officeooo:rsid="00dd7358" officeooo:paragraph-rsid="00dd7358"/>
    </style:style>
    <style:style style:name="P68" style:family="paragraph" style:parent-style-name="Text_20_body">
      <style:text-properties officeooo:rsid="00ddd20d" officeooo:paragraph-rsid="00e30cc1"/>
    </style:style>
    <style:style style:name="P69" style:family="paragraph" style:parent-style-name="Text_20_body">
      <style:text-properties officeooo:rsid="00e30cc1" officeooo:paragraph-rsid="00e30cc1"/>
    </style:style>
    <style:style style:name="P70" style:family="paragraph" style:parent-style-name="Text_20_body">
      <style:text-properties officeooo:rsid="00e4e81f" officeooo:paragraph-rsid="00e4e81f"/>
    </style:style>
    <style:style style:name="P71" style:family="paragraph" style:parent-style-name="Text_20_body">
      <style:text-properties officeooo:rsid="00e4e81f" officeooo:paragraph-rsid="00e6b143"/>
    </style:style>
    <style:style style:name="P72" style:family="paragraph" style:parent-style-name="Text_20_body">
      <style:text-properties officeooo:rsid="00e84206" officeooo:paragraph-rsid="00e84206"/>
    </style:style>
    <style:style style:name="P73" style:family="paragraph" style:parent-style-name="Text_20_body">
      <style:text-properties officeooo:rsid="00ec4b5e" officeooo:paragraph-rsid="00ec4b5e"/>
    </style:style>
    <style:style style:name="P74" style:family="paragraph" style:parent-style-name="Text_20_body">
      <style:text-properties officeooo:rsid="00f19a8f" officeooo:paragraph-rsid="00f19a8f"/>
    </style:style>
    <style:style style:name="P75" style:family="paragraph" style:parent-style-name="Text_20_body">
      <style:text-properties officeooo:rsid="00f254f7" officeooo:paragraph-rsid="00f254f7"/>
    </style:style>
    <style:style style:name="P76" style:family="paragraph" style:parent-style-name="Text_20_body">
      <style:text-properties officeooo:rsid="00f254f7" officeooo:paragraph-rsid="00f4d5cf"/>
    </style:style>
    <style:style style:name="P77" style:family="paragraph" style:parent-style-name="Text_20_body">
      <style:text-properties officeooo:rsid="00f5c7fd" officeooo:paragraph-rsid="00f5c7fd"/>
    </style:style>
    <style:style style:name="P78" style:family="paragraph" style:parent-style-name="Text_20_body">
      <style:text-properties officeooo:rsid="00f5c7fd" officeooo:paragraph-rsid="00fc1cd4"/>
    </style:style>
    <style:style style:name="P79" style:family="paragraph" style:parent-style-name="Text_20_body">
      <style:text-properties officeooo:rsid="00f6605e" officeooo:paragraph-rsid="00f6605e"/>
    </style:style>
    <style:style style:name="P80" style:family="paragraph" style:parent-style-name="Text_20_body">
      <style:text-properties officeooo:rsid="0104a071" officeooo:paragraph-rsid="0104a071"/>
    </style:style>
    <style:style style:name="P81" style:family="paragraph" style:parent-style-name="Text_20_body">
      <style:text-properties officeooo:rsid="01055bc8" officeooo:paragraph-rsid="01055bc8"/>
    </style:style>
    <style:style style:name="P82" style:family="paragraph" style:parent-style-name="Text_20_body">
      <style:text-properties officeooo:rsid="01055bc8" officeooo:paragraph-rsid="02a6939a"/>
    </style:style>
    <style:style style:name="P83" style:family="paragraph" style:parent-style-name="Text_20_body">
      <style:text-properties officeooo:paragraph-rsid="0034a62c"/>
    </style:style>
    <style:style style:name="P84" style:family="paragraph" style:parent-style-name="Text_20_body">
      <style:text-properties officeooo:rsid="01070dbc" officeooo:paragraph-rsid="01070dbc"/>
    </style:style>
    <style:style style:name="P85" style:family="paragraph" style:parent-style-name="Text_20_body">
      <style:text-properties officeooo:rsid="0108fe84" officeooo:paragraph-rsid="0108fe84"/>
    </style:style>
    <style:style style:name="P86" style:family="paragraph" style:parent-style-name="Text_20_body">
      <style:text-properties officeooo:rsid="01098cb2" officeooo:paragraph-rsid="010f1416"/>
    </style:style>
    <style:style style:name="P87" style:family="paragraph" style:parent-style-name="Text_20_body">
      <style:text-properties officeooo:rsid="010cd7fb" officeooo:paragraph-rsid="010cd7fb"/>
    </style:style>
    <style:style style:name="P88" style:family="paragraph" style:parent-style-name="Text_20_body">
      <style:text-properties officeooo:rsid="010f092c" officeooo:paragraph-rsid="010f092c"/>
    </style:style>
    <style:style style:name="P89" style:family="paragraph" style:parent-style-name="Text_20_body">
      <style:text-properties officeooo:rsid="010f1416" officeooo:paragraph-rsid="010f1416"/>
    </style:style>
    <style:style style:name="P90" style:family="paragraph" style:parent-style-name="Text_20_body">
      <style:text-properties officeooo:rsid="01104815" officeooo:paragraph-rsid="01104815"/>
    </style:style>
    <style:style style:name="P91" style:family="paragraph" style:parent-style-name="Text_20_body">
      <style:text-properties officeooo:rsid="0112488b" officeooo:paragraph-rsid="0113e76d"/>
    </style:style>
    <style:style style:name="P92" style:family="paragraph" style:parent-style-name="Text_20_body">
      <style:text-properties officeooo:rsid="0113e76d" officeooo:paragraph-rsid="0113e76d"/>
    </style:style>
    <style:style style:name="P93" style:family="paragraph" style:parent-style-name="Text_20_body">
      <style:text-properties officeooo:rsid="0114532f" officeooo:paragraph-rsid="0114532f"/>
    </style:style>
    <style:style style:name="P94" style:family="paragraph" style:parent-style-name="Text_20_body">
      <style:text-properties officeooo:rsid="01159fb8" officeooo:paragraph-rsid="01159fb8"/>
    </style:style>
    <style:style style:name="P95" style:family="paragraph" style:parent-style-name="Text_20_body">
      <style:text-properties officeooo:rsid="011706a3" officeooo:paragraph-rsid="011706a3"/>
    </style:style>
    <style:style style:name="P96" style:family="paragraph" style:parent-style-name="Text_20_body">
      <style:text-properties officeooo:rsid="01189742" officeooo:paragraph-rsid="01189742"/>
    </style:style>
    <style:style style:name="P97" style:family="paragraph" style:parent-style-name="Text_20_body">
      <style:text-properties officeooo:rsid="0118a4aa" officeooo:paragraph-rsid="0118a4aa"/>
    </style:style>
    <style:style style:name="P98" style:family="paragraph" style:parent-style-name="Text_20_body">
      <style:text-properties officeooo:rsid="011b98ce" officeooo:paragraph-rsid="011b98ce"/>
    </style:style>
    <style:style style:name="P99" style:family="paragraph" style:parent-style-name="Text_20_body">
      <style:text-properties officeooo:rsid="011b98ce" officeooo:paragraph-rsid="011bd216"/>
    </style:style>
    <style:style style:name="P100" style:family="paragraph" style:parent-style-name="Text_20_body">
      <style:text-properties officeooo:rsid="011b98ce" officeooo:paragraph-rsid="012202aa"/>
    </style:style>
    <style:style style:name="P101" style:family="paragraph" style:parent-style-name="Text_20_body">
      <style:text-properties officeooo:rsid="011d293e" officeooo:paragraph-rsid="011d293e"/>
    </style:style>
    <style:style style:name="P102" style:family="paragraph" style:parent-style-name="Text_20_body">
      <style:text-properties officeooo:rsid="0124da69" officeooo:paragraph-rsid="0124da69"/>
    </style:style>
    <style:style style:name="P103" style:family="paragraph" style:parent-style-name="Text_20_body">
      <style:text-properties officeooo:rsid="0126d667" officeooo:paragraph-rsid="0126d667"/>
    </style:style>
    <style:style style:name="P104" style:family="paragraph" style:parent-style-name="Text_20_body">
      <style:text-properties officeooo:paragraph-rsid="0126d667"/>
    </style:style>
    <style:style style:name="P105" style:family="paragraph" style:parent-style-name="Text_20_body">
      <style:text-properties officeooo:rsid="0126ffee" officeooo:paragraph-rsid="0126ffee"/>
    </style:style>
    <style:style style:name="P106" style:family="paragraph" style:parent-style-name="Text_20_body">
      <style:text-properties officeooo:rsid="01287e82" officeooo:paragraph-rsid="01287e82"/>
    </style:style>
    <style:style style:name="P107" style:family="paragraph" style:parent-style-name="Text_20_body">
      <style:text-properties officeooo:rsid="012a7466" officeooo:paragraph-rsid="012a7466"/>
    </style:style>
    <style:style style:name="P108" style:family="paragraph" style:parent-style-name="Text_20_body">
      <style:text-properties officeooo:rsid="012b569b" officeooo:paragraph-rsid="012b569b"/>
    </style:style>
    <style:style style:name="P109" style:family="paragraph" style:parent-style-name="Text_20_body">
      <style:text-properties officeooo:rsid="012c9d95" officeooo:paragraph-rsid="012c9d95"/>
    </style:style>
    <style:style style:name="P110" style:family="paragraph" style:parent-style-name="Text_20_body">
      <style:text-properties officeooo:rsid="012cb77e" officeooo:paragraph-rsid="012cb77e"/>
    </style:style>
    <style:style style:name="P111" style:family="paragraph" style:parent-style-name="Text_20_body">
      <style:text-properties officeooo:paragraph-rsid="012d05c2"/>
    </style:style>
    <style:style style:name="P112" style:family="paragraph" style:parent-style-name="Text_20_body">
      <style:text-properties officeooo:rsid="012d531e" officeooo:paragraph-rsid="012d531e"/>
    </style:style>
    <style:style style:name="P113" style:family="paragraph" style:parent-style-name="Text_20_body">
      <style:text-properties officeooo:rsid="012e7b95" officeooo:paragraph-rsid="012e7b95"/>
    </style:style>
    <style:style style:name="P114" style:family="paragraph" style:parent-style-name="Text_20_body">
      <style:text-properties officeooo:rsid="0132a7b3" officeooo:paragraph-rsid="0132a7b3"/>
    </style:style>
    <style:style style:name="P115" style:family="paragraph" style:parent-style-name="Text_20_body">
      <style:text-properties officeooo:rsid="01339b1e" officeooo:paragraph-rsid="01339b1e"/>
    </style:style>
    <style:style style:name="P116" style:family="paragraph" style:parent-style-name="Text_20_body">
      <style:text-properties officeooo:rsid="01342891" officeooo:paragraph-rsid="01342891"/>
    </style:style>
    <style:style style:name="P117" style:family="paragraph" style:parent-style-name="Text_20_body">
      <style:text-properties officeooo:rsid="013a74a7" officeooo:paragraph-rsid="013a74a7"/>
    </style:style>
    <style:style style:name="P118" style:family="paragraph" style:parent-style-name="Text_20_body">
      <style:text-properties officeooo:rsid="013b6bd1" officeooo:paragraph-rsid="013b6bd1"/>
    </style:style>
    <style:style style:name="P119" style:family="paragraph" style:parent-style-name="Text_20_body">
      <style:text-properties officeooo:rsid="013c23c7" officeooo:paragraph-rsid="013c23c7"/>
    </style:style>
    <style:style style:name="P120" style:family="paragraph" style:parent-style-name="Text_20_body">
      <style:text-properties officeooo:rsid="013c6e81" officeooo:paragraph-rsid="013c6e81"/>
    </style:style>
    <style:style style:name="P121" style:family="paragraph" style:parent-style-name="Text_20_body">
      <style:text-properties officeooo:rsid="013d155f" officeooo:paragraph-rsid="013d155f"/>
    </style:style>
    <style:style style:name="P122" style:family="paragraph" style:parent-style-name="Text_20_body">
      <style:text-properties officeooo:rsid="013fe2b7" officeooo:paragraph-rsid="013fe2b7"/>
    </style:style>
    <style:style style:name="P123" style:family="paragraph" style:parent-style-name="Text_20_body">
      <style:text-properties officeooo:rsid="01400a34" officeooo:paragraph-rsid="01400a34"/>
    </style:style>
    <style:style style:name="P124" style:family="paragraph" style:parent-style-name="Text_20_body">
      <style:text-properties officeooo:rsid="014203ce" officeooo:paragraph-rsid="014203ce"/>
    </style:style>
    <style:style style:name="P125" style:family="paragraph" style:parent-style-name="Text_20_body">
      <style:text-properties officeooo:rsid="0144a541" officeooo:paragraph-rsid="0144a541"/>
    </style:style>
    <style:style style:name="P126" style:family="paragraph" style:parent-style-name="Text_20_body">
      <style:text-properties officeooo:rsid="0147c595" officeooo:paragraph-rsid="01489c97"/>
    </style:style>
    <style:style style:name="P127" style:family="paragraph" style:parent-style-name="Text_20_body">
      <style:text-properties officeooo:rsid="0147c595" officeooo:paragraph-rsid="014bb31f"/>
    </style:style>
    <style:style style:name="P128" style:family="paragraph" style:parent-style-name="Text_20_body">
      <style:text-properties officeooo:rsid="01489c97" officeooo:paragraph-rsid="01489c97"/>
    </style:style>
    <style:style style:name="P129" style:family="paragraph" style:parent-style-name="Text_20_body">
      <style:text-properties officeooo:rsid="014cc8f9" officeooo:paragraph-rsid="014cc8f9"/>
    </style:style>
    <style:style style:name="P130" style:family="paragraph" style:parent-style-name="Text_20_body">
      <style:text-properties officeooo:rsid="014e58f2" officeooo:paragraph-rsid="014e58f2"/>
    </style:style>
    <style:style style:name="P131" style:family="paragraph" style:parent-style-name="Text_20_body">
      <style:text-properties officeooo:rsid="015136a0" officeooo:paragraph-rsid="015136a0"/>
    </style:style>
    <style:style style:name="P132" style:family="paragraph" style:parent-style-name="Text_20_body">
      <style:text-properties officeooo:rsid="01522ae0" officeooo:paragraph-rsid="01522ae0"/>
    </style:style>
    <style:style style:name="P133" style:family="paragraph" style:parent-style-name="Text_20_body">
      <style:text-properties officeooo:rsid="01534f2d" officeooo:paragraph-rsid="01522ae0"/>
    </style:style>
    <style:style style:name="P134" style:family="paragraph" style:parent-style-name="Text_20_body">
      <style:text-properties officeooo:rsid="01534f2d" officeooo:paragraph-rsid="01534f2d"/>
    </style:style>
    <style:style style:name="P135" style:family="paragraph" style:parent-style-name="Text_20_body">
      <style:text-properties officeooo:rsid="0154f334" officeooo:paragraph-rsid="0154f334"/>
    </style:style>
    <style:style style:name="P136" style:family="paragraph" style:parent-style-name="Text_20_body">
      <style:text-properties officeooo:rsid="0157724e" officeooo:paragraph-rsid="01595dcb"/>
    </style:style>
    <style:style style:name="P137" style:family="paragraph" style:parent-style-name="Text_20_body">
      <style:text-properties officeooo:rsid="01596aff" officeooo:paragraph-rsid="0160d7df"/>
    </style:style>
    <style:style style:name="P138" style:family="paragraph" style:parent-style-name="Text_20_body">
      <style:text-properties officeooo:rsid="015a7272" officeooo:paragraph-rsid="015a7272"/>
    </style:style>
    <style:style style:name="P139" style:family="paragraph" style:parent-style-name="Text_20_body">
      <style:text-properties officeooo:rsid="015a7272" officeooo:paragraph-rsid="015bed25"/>
    </style:style>
    <style:style style:name="P140" style:family="paragraph" style:parent-style-name="Text_20_body">
      <style:text-properties officeooo:rsid="015c7522" officeooo:paragraph-rsid="015c7522"/>
    </style:style>
    <style:style style:name="P141" style:family="paragraph" style:parent-style-name="Text_20_body">
      <style:text-properties officeooo:rsid="015fe938" officeooo:paragraph-rsid="015fe938"/>
    </style:style>
    <style:style style:name="P142" style:family="paragraph" style:parent-style-name="Text_20_body">
      <style:text-properties officeooo:rsid="0160d7df" officeooo:paragraph-rsid="0160d7df"/>
    </style:style>
    <style:style style:name="P143" style:family="paragraph" style:parent-style-name="Text_20_body">
      <style:text-properties officeooo:rsid="0160e7a2" officeooo:paragraph-rsid="0160e7a2"/>
    </style:style>
    <style:style style:name="P144" style:family="paragraph" style:parent-style-name="Text_20_body">
      <style:text-properties officeooo:rsid="0161ecea" officeooo:paragraph-rsid="0161ecea"/>
    </style:style>
    <style:style style:name="P145" style:family="paragraph" style:parent-style-name="Text_20_body">
      <style:text-properties officeooo:rsid="01678512" officeooo:paragraph-rsid="01678512"/>
    </style:style>
    <style:style style:name="P146" style:family="paragraph" style:parent-style-name="Text_20_body">
      <style:text-properties officeooo:paragraph-rsid="016acbc0"/>
    </style:style>
    <style:style style:name="P147" style:family="paragraph" style:parent-style-name="Text_20_body">
      <style:text-properties officeooo:rsid="016bd881" officeooo:paragraph-rsid="016bd881"/>
    </style:style>
    <style:style style:name="P148" style:family="paragraph" style:parent-style-name="Text_20_body">
      <style:text-properties officeooo:paragraph-rsid="016c7301"/>
    </style:style>
    <style:style style:name="P149" style:family="paragraph" style:parent-style-name="Text_20_body">
      <style:text-properties officeooo:rsid="0170ccbc" officeooo:paragraph-rsid="0170ccbc"/>
    </style:style>
    <style:style style:name="P150" style:family="paragraph" style:parent-style-name="Text_20_body">
      <style:text-properties officeooo:rsid="01713a28" officeooo:paragraph-rsid="01713a28"/>
    </style:style>
    <style:style style:name="P151" style:family="paragraph" style:parent-style-name="Text_20_body">
      <style:text-properties officeooo:rsid="01739db8" officeooo:paragraph-rsid="01739db8"/>
    </style:style>
    <style:style style:name="P152" style:family="paragraph" style:parent-style-name="Text_20_body">
      <style:text-properties officeooo:rsid="01754fb1" officeooo:paragraph-rsid="01754fb1"/>
    </style:style>
    <style:style style:name="P153" style:family="paragraph" style:parent-style-name="Text_20_body">
      <style:text-properties officeooo:rsid="01783914" officeooo:paragraph-rsid="01783914"/>
    </style:style>
    <style:style style:name="P154" style:family="paragraph" style:parent-style-name="Text_20_body">
      <style:text-properties officeooo:rsid="01798d5e" officeooo:paragraph-rsid="01798d5e"/>
    </style:style>
    <style:style style:name="P155" style:family="paragraph" style:parent-style-name="Text_20_body">
      <style:text-properties officeooo:rsid="01798d5e" officeooo:paragraph-rsid="0187818b"/>
    </style:style>
    <style:style style:name="P156" style:family="paragraph" style:parent-style-name="Text_20_body">
      <style:text-properties officeooo:rsid="017ad801" officeooo:paragraph-rsid="017ad801"/>
    </style:style>
    <style:style style:name="P157" style:family="paragraph" style:parent-style-name="Text_20_body">
      <style:text-properties officeooo:rsid="017ad801" officeooo:paragraph-rsid="030200f6"/>
    </style:style>
    <style:style style:name="P158" style:family="paragraph" style:parent-style-name="Text_20_body">
      <style:text-properties officeooo:rsid="017f8609" officeooo:paragraph-rsid="0187818b"/>
    </style:style>
    <style:style style:name="P159" style:family="paragraph" style:parent-style-name="Text_20_body">
      <style:text-properties officeooo:rsid="0185c98e" officeooo:paragraph-rsid="0187818b"/>
    </style:style>
    <style:style style:name="P160" style:family="paragraph" style:parent-style-name="Text_20_body">
      <style:text-properties officeooo:rsid="0185c98e" officeooo:paragraph-rsid="0185c98e"/>
    </style:style>
    <style:style style:name="P161" style:family="paragraph" style:parent-style-name="Text_20_body">
      <style:text-properties officeooo:rsid="01878875" officeooo:paragraph-rsid="01878875"/>
    </style:style>
    <style:style style:name="P162" style:family="paragraph" style:parent-style-name="Text_20_body">
      <style:text-properties officeooo:rsid="0188cf06" officeooo:paragraph-rsid="0188cf06"/>
    </style:style>
    <style:style style:name="P163" style:family="paragraph" style:parent-style-name="Text_20_body">
      <style:text-properties officeooo:rsid="018ac40b" officeooo:paragraph-rsid="018ac40b"/>
    </style:style>
    <style:style style:name="P164" style:family="paragraph" style:parent-style-name="Text_20_body">
      <style:text-properties officeooo:rsid="018ca677" officeooo:paragraph-rsid="018ca677"/>
    </style:style>
    <style:style style:name="P165" style:family="paragraph" style:parent-style-name="Text_20_body">
      <style:text-properties officeooo:rsid="0190d5a7" officeooo:paragraph-rsid="0190d5a7"/>
    </style:style>
    <style:style style:name="P166" style:family="paragraph" style:parent-style-name="Text_20_body">
      <style:text-properties officeooo:rsid="0191e1d0" officeooo:paragraph-rsid="0191e1d0"/>
    </style:style>
    <style:style style:name="P167" style:family="paragraph" style:parent-style-name="Text_20_body">
      <style:text-properties officeooo:rsid="0194d942" officeooo:paragraph-rsid="0194d942"/>
    </style:style>
    <style:style style:name="P168" style:family="paragraph" style:parent-style-name="Text_20_body">
      <style:text-properties officeooo:rsid="01974246" officeooo:paragraph-rsid="01974246"/>
    </style:style>
    <style:style style:name="P169" style:family="paragraph" style:parent-style-name="Text_20_body">
      <style:text-properties officeooo:rsid="0198d726" officeooo:paragraph-rsid="0198d726"/>
    </style:style>
    <style:style style:name="P170" style:family="paragraph" style:parent-style-name="Text_20_body">
      <style:text-properties officeooo:rsid="019abdf7" officeooo:paragraph-rsid="01a14cbf"/>
    </style:style>
    <style:style style:name="P171" style:family="paragraph" style:parent-style-name="Text_20_body">
      <style:text-properties officeooo:rsid="019de618" officeooo:paragraph-rsid="019de618"/>
    </style:style>
    <style:style style:name="P172" style:family="paragraph" style:parent-style-name="Text_20_body">
      <style:text-properties officeooo:paragraph-rsid="019de618"/>
    </style:style>
    <style:style style:name="P173" style:family="paragraph" style:parent-style-name="Text_20_body">
      <style:text-properties officeooo:rsid="019e37ef" officeooo:paragraph-rsid="019e37ef"/>
    </style:style>
    <style:style style:name="P174" style:family="paragraph" style:parent-style-name="Text_20_body">
      <style:text-properties officeooo:rsid="01a26033" officeooo:paragraph-rsid="01a26033"/>
    </style:style>
    <style:style style:name="P175" style:family="paragraph" style:parent-style-name="Text_20_body">
      <style:text-properties officeooo:rsid="01a26033" officeooo:paragraph-rsid="01a14cbf"/>
    </style:style>
    <style:style style:name="P176" style:family="paragraph" style:parent-style-name="Text_20_body">
      <style:text-properties officeooo:rsid="01a57c0d" officeooo:paragraph-rsid="01a57c0d"/>
    </style:style>
    <style:style style:name="P177" style:family="paragraph" style:parent-style-name="Text_20_body">
      <style:text-properties officeooo:rsid="01aa2635" officeooo:paragraph-rsid="01aa2635"/>
    </style:style>
    <style:style style:name="P178" style:family="paragraph" style:parent-style-name="Text_20_body">
      <style:text-properties officeooo:paragraph-rsid="01aa2635"/>
    </style:style>
    <style:style style:name="P179" style:family="paragraph" style:parent-style-name="Text_20_body">
      <style:text-properties officeooo:rsid="01aa8dbc" officeooo:paragraph-rsid="01aa8dbc"/>
    </style:style>
    <style:style style:name="P180" style:family="paragraph" style:parent-style-name="Text_20_body">
      <style:text-properties officeooo:rsid="01ab7d35" officeooo:paragraph-rsid="01ab7d35"/>
    </style:style>
    <style:style style:name="P181" style:family="paragraph" style:parent-style-name="Text_20_body">
      <style:text-properties officeooo:rsid="01ac5780" officeooo:paragraph-rsid="01ac5780"/>
    </style:style>
    <style:style style:name="P182" style:family="paragraph" style:parent-style-name="Text_20_body">
      <style:text-properties officeooo:rsid="01ac5780" officeooo:paragraph-rsid="01acbc68"/>
    </style:style>
    <style:style style:name="P183" style:family="paragraph" style:parent-style-name="Text_20_body">
      <style:text-properties officeooo:rsid="01acd60f" officeooo:paragraph-rsid="01acd60f"/>
    </style:style>
    <style:style style:name="P184" style:family="paragraph" style:parent-style-name="Text_20_body">
      <style:text-properties officeooo:rsid="01af2b01" officeooo:paragraph-rsid="01af2b01"/>
    </style:style>
    <style:style style:name="P185" style:family="paragraph" style:parent-style-name="Text_20_body">
      <style:text-properties officeooo:rsid="01a5e9de" officeooo:paragraph-rsid="01a5e9de"/>
    </style:style>
    <style:style style:name="P186" style:family="paragraph" style:parent-style-name="Text_20_body">
      <style:text-properties officeooo:rsid="0192af87" officeooo:paragraph-rsid="0194d942"/>
    </style:style>
    <style:style style:name="P187" style:family="paragraph" style:parent-style-name="Text_20_body">
      <style:text-properties officeooo:rsid="01b336d2" officeooo:paragraph-rsid="01bd7e77"/>
    </style:style>
    <style:style style:name="P188" style:family="paragraph" style:parent-style-name="Text_20_body">
      <style:text-properties officeooo:rsid="01b336d2" officeooo:paragraph-rsid="01b4ea04"/>
    </style:style>
    <style:style style:name="P189" style:family="paragraph" style:parent-style-name="Text_20_body">
      <style:text-properties officeooo:rsid="01b3529e" officeooo:paragraph-rsid="01b3529e"/>
    </style:style>
    <style:style style:name="P190" style:family="paragraph" style:parent-style-name="Text_20_body">
      <style:text-properties officeooo:paragraph-rsid="01b48c37"/>
    </style:style>
    <style:style style:name="P191" style:family="paragraph" style:parent-style-name="Text_20_body">
      <style:text-properties officeooo:rsid="01ba367b" officeooo:paragraph-rsid="01ba367b"/>
    </style:style>
    <style:style style:name="P192" style:family="paragraph" style:parent-style-name="Text_20_body">
      <style:text-properties officeooo:rsid="01bc0831" officeooo:paragraph-rsid="01bc0831"/>
    </style:style>
    <style:style style:name="P193" style:family="paragraph" style:parent-style-name="Text_20_body">
      <style:text-properties officeooo:rsid="01c1122d" officeooo:paragraph-rsid="01c2e142"/>
    </style:style>
    <style:style style:name="P194" style:family="paragraph" style:parent-style-name="Text_20_body">
      <style:text-properties officeooo:rsid="01c1122d" officeooo:paragraph-rsid="01c3f326"/>
    </style:style>
    <style:style style:name="P195" style:family="paragraph" style:parent-style-name="Text_20_body">
      <style:text-properties officeooo:rsid="01c3f326" officeooo:paragraph-rsid="01c3f326"/>
    </style:style>
    <style:style style:name="P196" style:family="paragraph" style:parent-style-name="Text_20_body">
      <style:text-properties officeooo:rsid="01c4f173" officeooo:paragraph-rsid="01c53574"/>
    </style:style>
    <style:style style:name="P197" style:family="paragraph" style:parent-style-name="Text_20_body">
      <style:text-properties officeooo:rsid="01c64fce" officeooo:paragraph-rsid="01c64fce"/>
    </style:style>
    <style:style style:name="P198" style:family="paragraph" style:parent-style-name="Text_20_body">
      <style:text-properties officeooo:rsid="01c7faeb" officeooo:paragraph-rsid="01c7faeb"/>
    </style:style>
    <style:style style:name="P199" style:family="paragraph" style:parent-style-name="Text_20_body">
      <style:text-properties officeooo:rsid="01c7faeb" officeooo:paragraph-rsid="01f7e17b"/>
    </style:style>
    <style:style style:name="P200" style:family="paragraph" style:parent-style-name="Text_20_body">
      <style:text-properties officeooo:rsid="01c9f972" officeooo:paragraph-rsid="01c9f972"/>
    </style:style>
    <style:style style:name="P201" style:family="paragraph" style:parent-style-name="Text_20_body">
      <style:text-properties officeooo:rsid="01cdf555" officeooo:paragraph-rsid="01d510da"/>
    </style:style>
    <style:style style:name="P202" style:family="paragraph" style:parent-style-name="Text_20_body">
      <style:text-properties officeooo:rsid="01dbdd05" officeooo:paragraph-rsid="01dbdd05"/>
    </style:style>
    <style:style style:name="P203" style:family="paragraph" style:parent-style-name="Text_20_body">
      <style:text-properties officeooo:rsid="01dbdd05" officeooo:paragraph-rsid="01ebd59d"/>
    </style:style>
    <style:style style:name="P204" style:family="paragraph" style:parent-style-name="Text_20_body">
      <style:text-properties officeooo:rsid="01df8cda" officeooo:paragraph-rsid="01ebd59d"/>
    </style:style>
    <style:style style:name="P205" style:family="paragraph" style:parent-style-name="Text_20_body">
      <style:text-properties officeooo:paragraph-rsid="01ece418"/>
    </style:style>
    <style:style style:name="P206" style:family="paragraph" style:parent-style-name="Text_20_body">
      <style:text-properties officeooo:rsid="01ef69a6" officeooo:paragraph-rsid="01ef69a6"/>
    </style:style>
    <style:style style:name="P207" style:family="paragraph" style:parent-style-name="Text_20_body">
      <style:text-properties officeooo:rsid="01f23a0b" officeooo:paragraph-rsid="01f23a0b"/>
    </style:style>
    <style:style style:name="P208" style:family="paragraph" style:parent-style-name="Text_20_body">
      <style:text-properties officeooo:rsid="01f2dc6b" officeooo:paragraph-rsid="01f53331"/>
    </style:style>
    <style:style style:name="P209" style:family="paragraph" style:parent-style-name="Text_20_body">
      <style:text-properties officeooo:rsid="01f5e860" officeooo:paragraph-rsid="01f5e860"/>
    </style:style>
    <style:style style:name="P210" style:family="paragraph" style:parent-style-name="Text_20_body">
      <style:text-properties officeooo:rsid="01f657cc" officeooo:paragraph-rsid="01f657cc"/>
    </style:style>
    <style:style style:name="P211" style:family="paragraph" style:parent-style-name="Text_20_body">
      <style:text-properties officeooo:rsid="01fa7c36" officeooo:paragraph-rsid="01fa7c36"/>
    </style:style>
    <style:style style:name="P212" style:family="paragraph" style:parent-style-name="Text_20_body">
      <style:text-properties officeooo:rsid="01fc4abb" officeooo:paragraph-rsid="01fc4abb"/>
    </style:style>
    <style:style style:name="P213" style:family="paragraph" style:parent-style-name="Text_20_body">
      <style:text-properties officeooo:rsid="01fc6d07" officeooo:paragraph-rsid="01fc6d07"/>
    </style:style>
    <style:style style:name="P214" style:family="paragraph" style:parent-style-name="Text_20_body">
      <style:text-properties officeooo:rsid="01fde05e" officeooo:paragraph-rsid="01fde05e"/>
    </style:style>
    <style:style style:name="P215" style:family="paragraph" style:parent-style-name="Text_20_body">
      <style:text-properties officeooo:rsid="01ffa6e1" officeooo:paragraph-rsid="01ffa6e1"/>
    </style:style>
    <style:style style:name="P216" style:family="paragraph" style:parent-style-name="Text_20_body">
      <style:text-properties officeooo:rsid="020139c2" officeooo:paragraph-rsid="020139c2"/>
    </style:style>
    <style:style style:name="P217" style:family="paragraph" style:parent-style-name="Text_20_body">
      <style:text-properties officeooo:rsid="0202c6c3" officeooo:paragraph-rsid="0202c6c3"/>
    </style:style>
    <style:style style:name="P218" style:family="paragraph" style:parent-style-name="Text_20_body">
      <style:text-properties officeooo:rsid="020567e8" officeooo:paragraph-rsid="020567e8"/>
    </style:style>
    <style:style style:name="P219" style:family="paragraph" style:parent-style-name="Text_20_body">
      <style:text-properties officeooo:rsid="0206702c" officeooo:paragraph-rsid="02077d7c"/>
    </style:style>
    <style:style style:name="P220" style:family="paragraph" style:parent-style-name="Text_20_body">
      <style:text-properties officeooo:rsid="01c2e142" officeooo:paragraph-rsid="01c3f326"/>
    </style:style>
    <style:style style:name="P221" style:family="paragraph" style:parent-style-name="Text_20_body">
      <style:text-properties officeooo:rsid="02077d7c" officeooo:paragraph-rsid="02077d7c"/>
    </style:style>
    <style:style style:name="P222" style:family="paragraph" style:parent-style-name="Text_20_body">
      <style:text-properties officeooo:rsid="020934ba" officeooo:paragraph-rsid="020934ba"/>
    </style:style>
    <style:style style:name="P223" style:family="paragraph" style:parent-style-name="Text_20_body">
      <style:text-properties officeooo:rsid="01b994aa" officeooo:paragraph-rsid="01b994aa"/>
    </style:style>
    <style:style style:name="P224" style:family="paragraph" style:parent-style-name="Text_20_body">
      <style:text-properties officeooo:rsid="020b8f86" officeooo:paragraph-rsid="020b8f86"/>
    </style:style>
    <style:style style:name="P225" style:family="paragraph" style:parent-style-name="Text_20_body">
      <style:text-properties officeooo:rsid="020d4033" officeooo:paragraph-rsid="020f4523"/>
    </style:style>
    <style:style style:name="P226" style:family="paragraph" style:parent-style-name="Text_20_body">
      <style:text-properties officeooo:rsid="020f4523" officeooo:paragraph-rsid="020f4523"/>
    </style:style>
    <style:style style:name="P227" style:family="paragraph" style:parent-style-name="Text_20_body">
      <style:text-properties officeooo:rsid="02108767" officeooo:paragraph-rsid="02108767"/>
    </style:style>
    <style:style style:name="P228" style:family="paragraph" style:parent-style-name="Text_20_body">
      <style:text-properties style:font-name="Courier New1" officeooo:rsid="02108767" officeooo:paragraph-rsid="02108767"/>
    </style:style>
    <style:style style:name="P229" style:family="paragraph" style:parent-style-name="Text_20_body">
      <style:text-properties style:font-name="Courier New1" officeooo:paragraph-rsid="031c3dcf"/>
    </style:style>
    <style:style style:name="P230" style:family="paragraph" style:parent-style-name="Text_20_body">
      <style:text-properties officeooo:rsid="020e5ecc" officeooo:paragraph-rsid="020f4523"/>
    </style:style>
    <style:style style:name="P231" style:family="paragraph" style:parent-style-name="Text_20_body">
      <style:text-properties officeooo:rsid="021273b1" officeooo:paragraph-rsid="021273b1"/>
    </style:style>
    <style:style style:name="P232" style:family="paragraph" style:parent-style-name="Text_20_body">
      <style:text-properties officeooo:rsid="0216efed" officeooo:paragraph-rsid="0216efed"/>
    </style:style>
    <style:style style:name="P233" style:family="paragraph" style:parent-style-name="Text_20_body">
      <style:text-properties officeooo:rsid="021822c1" officeooo:paragraph-rsid="021822c1"/>
    </style:style>
    <style:style style:name="P234" style:family="paragraph" style:parent-style-name="Text_20_body">
      <style:text-properties officeooo:rsid="021b10a0" officeooo:paragraph-rsid="021b10a0"/>
    </style:style>
    <style:style style:name="P235" style:family="paragraph" style:parent-style-name="Text_20_body">
      <style:text-properties officeooo:rsid="021b80e4" officeooo:paragraph-rsid="021b80e4"/>
    </style:style>
    <style:style style:name="P236" style:family="paragraph" style:parent-style-name="Text_20_body">
      <style:text-properties officeooo:rsid="021ca456" officeooo:paragraph-rsid="021ca456"/>
    </style:style>
    <style:style style:name="P237" style:family="paragraph" style:parent-style-name="Text_20_body">
      <style:text-properties officeooo:rsid="0224a5da" officeooo:paragraph-rsid="0224a5da"/>
    </style:style>
    <style:style style:name="P238" style:family="paragraph" style:parent-style-name="Text_20_body">
      <style:text-properties officeooo:rsid="021d1e8e" officeooo:paragraph-rsid="021d1e8e"/>
    </style:style>
    <style:style style:name="P239" style:family="paragraph" style:parent-style-name="Text_20_body">
      <style:text-properties officeooo:rsid="0225fede" officeooo:paragraph-rsid="0225fede"/>
    </style:style>
    <style:style style:name="P240" style:family="paragraph" style:parent-style-name="Text_20_body">
      <style:text-properties officeooo:rsid="02273ec7" officeooo:paragraph-rsid="02273ec7"/>
    </style:style>
    <style:style style:name="P241" style:family="paragraph" style:parent-style-name="Text_20_body">
      <style:text-properties officeooo:rsid="0229317e" officeooo:paragraph-rsid="0229317e"/>
    </style:style>
    <style:style style:name="P242" style:family="paragraph" style:parent-style-name="Text_20_body">
      <style:text-properties officeooo:rsid="0229ae53" officeooo:paragraph-rsid="0229ae53"/>
    </style:style>
    <style:style style:name="P243" style:family="paragraph" style:parent-style-name="Text_20_body">
      <style:text-properties officeooo:rsid="022aeb9c" officeooo:paragraph-rsid="022aeb9c"/>
    </style:style>
    <style:style style:name="P244" style:family="paragraph" style:parent-style-name="Text_20_body">
      <style:text-properties officeooo:paragraph-rsid="022c0c05"/>
    </style:style>
    <style:style style:name="P245" style:family="paragraph" style:parent-style-name="Text_20_body">
      <style:text-properties officeooo:rsid="022dd26f" officeooo:paragraph-rsid="022dd26f"/>
    </style:style>
    <style:style style:name="P246" style:family="paragraph" style:parent-style-name="Text_20_body">
      <style:text-properties officeooo:rsid="022ef77e" officeooo:paragraph-rsid="022ef77e"/>
    </style:style>
    <style:style style:name="P247" style:family="paragraph" style:parent-style-name="Text_20_body">
      <style:text-properties officeooo:rsid="022f12b1" officeooo:paragraph-rsid="022f12b1"/>
    </style:style>
    <style:style style:name="P248" style:family="paragraph" style:parent-style-name="Text_20_body">
      <style:text-properties officeooo:rsid="0231aca3" officeooo:paragraph-rsid="0231aca3"/>
    </style:style>
    <style:style style:name="P249" style:family="paragraph" style:parent-style-name="Text_20_body">
      <style:text-properties officeooo:rsid="0232b612" officeooo:paragraph-rsid="0232b612"/>
    </style:style>
    <style:style style:name="P250" style:family="paragraph" style:parent-style-name="Text_20_body">
      <style:text-properties officeooo:rsid="0232febe" officeooo:paragraph-rsid="0232febe"/>
    </style:style>
    <style:style style:name="P251" style:family="paragraph" style:parent-style-name="Text_20_body">
      <style:text-properties officeooo:rsid="02345891" officeooo:paragraph-rsid="02345891"/>
    </style:style>
    <style:style style:name="P252" style:family="paragraph" style:parent-style-name="Text_20_body">
      <style:text-properties officeooo:rsid="023464a1" officeooo:paragraph-rsid="023464a1"/>
    </style:style>
    <style:style style:name="P253" style:family="paragraph" style:parent-style-name="Text_20_body">
      <style:text-properties officeooo:rsid="02356d00" officeooo:paragraph-rsid="02356d00"/>
    </style:style>
    <style:style style:name="P254" style:family="paragraph" style:parent-style-name="Text_20_body">
      <style:text-properties officeooo:rsid="022c0c05" officeooo:paragraph-rsid="022c0c05"/>
    </style:style>
    <style:style style:name="P255" style:family="paragraph" style:parent-style-name="Text_20_body">
      <style:text-properties officeooo:rsid="022a96e4" officeooo:paragraph-rsid="022a96e4"/>
    </style:style>
    <style:style style:name="P256" style:family="paragraph" style:parent-style-name="Text_20_body">
      <style:text-properties officeooo:rsid="023585d5" officeooo:paragraph-rsid="023585d5"/>
    </style:style>
    <style:style style:name="P257" style:family="paragraph" style:parent-style-name="Text_20_body">
      <style:text-properties officeooo:rsid="0239c69c" officeooo:paragraph-rsid="0239c69c"/>
    </style:style>
    <style:style style:name="P258" style:family="paragraph" style:parent-style-name="Text_20_body">
      <style:text-properties officeooo:rsid="023cdf6f" officeooo:paragraph-rsid="023cdf6f"/>
    </style:style>
    <style:style style:name="P259" style:family="paragraph" style:parent-style-name="Text_20_body">
      <style:text-properties officeooo:rsid="023ed994" officeooo:paragraph-rsid="0240f336"/>
    </style:style>
    <style:style style:name="P260" style:family="paragraph" style:parent-style-name="Text_20_body">
      <style:text-properties officeooo:rsid="02407de0" officeooo:paragraph-rsid="02407de0"/>
    </style:style>
    <style:style style:name="P261" style:family="paragraph" style:parent-style-name="Text_20_body">
      <style:text-properties officeooo:rsid="0241cee7" officeooo:paragraph-rsid="0241cee7"/>
    </style:style>
    <style:style style:name="P262" style:family="paragraph" style:parent-style-name="Text_20_body">
      <style:text-properties officeooo:rsid="024331ce" officeooo:paragraph-rsid="024331ce"/>
    </style:style>
    <style:style style:name="P263" style:family="paragraph" style:parent-style-name="Text_20_body">
      <style:text-properties officeooo:rsid="0243b6b4" officeooo:paragraph-rsid="0243b6b4"/>
    </style:style>
    <style:style style:name="P264" style:family="paragraph" style:parent-style-name="Text_20_body">
      <style:text-properties officeooo:rsid="0245467a" officeooo:paragraph-rsid="0245467a"/>
    </style:style>
    <style:style style:name="P265" style:family="paragraph" style:parent-style-name="Text_20_body">
      <style:text-properties officeooo:rsid="0245467a" officeooo:paragraph-rsid="0245b1f1"/>
    </style:style>
    <style:style style:name="P266" style:family="paragraph" style:parent-style-name="Text_20_body">
      <style:text-properties officeooo:rsid="0245f737" officeooo:paragraph-rsid="0245f737"/>
    </style:style>
    <style:style style:name="P267" style:family="paragraph" style:parent-style-name="Text_20_body">
      <style:text-properties officeooo:rsid="0246958f" officeooo:paragraph-rsid="0246958f"/>
    </style:style>
    <style:style style:name="P268" style:family="paragraph" style:parent-style-name="Text_20_body">
      <style:text-properties officeooo:rsid="02484cfa" officeooo:paragraph-rsid="02484cfa"/>
    </style:style>
    <style:style style:name="P269" style:family="paragraph" style:parent-style-name="Text_20_body">
      <style:text-properties officeooo:rsid="024a1b54" officeooo:paragraph-rsid="024a1b54"/>
    </style:style>
    <style:style style:name="P270" style:family="paragraph" style:parent-style-name="Text_20_body">
      <style:text-properties officeooo:rsid="024dab0f" officeooo:paragraph-rsid="024dab0f"/>
    </style:style>
    <style:style style:name="P271" style:family="paragraph" style:parent-style-name="Text_20_body">
      <style:text-properties officeooo:rsid="024dae99" officeooo:paragraph-rsid="024dab0f"/>
    </style:style>
    <style:style style:name="P272" style:family="paragraph" style:parent-style-name="Text_20_body">
      <style:text-properties officeooo:rsid="024df9f9" officeooo:paragraph-rsid="024df9f9"/>
    </style:style>
    <style:style style:name="P273" style:family="paragraph" style:parent-style-name="Text_20_body">
      <style:text-properties officeooo:rsid="024ff46e" officeooo:paragraph-rsid="024ff46e"/>
    </style:style>
    <style:style style:name="P274" style:family="paragraph" style:parent-style-name="Text_20_body">
      <style:text-properties officeooo:rsid="02518057" officeooo:paragraph-rsid="02518057"/>
    </style:style>
    <style:style style:name="P275" style:family="paragraph" style:parent-style-name="Text_20_body">
      <style:text-properties officeooo:rsid="0253c36a" officeooo:paragraph-rsid="0253c36a"/>
    </style:style>
    <style:style style:name="P276" style:family="paragraph" style:parent-style-name="Text_20_body">
      <style:text-properties officeooo:rsid="0255797a" officeooo:paragraph-rsid="0255797a"/>
    </style:style>
    <style:style style:name="P277" style:family="paragraph" style:parent-style-name="Text_20_body">
      <style:text-properties officeooo:rsid="0256ef0a" officeooo:paragraph-rsid="0256ef0a"/>
    </style:style>
    <style:style style:name="P278" style:family="paragraph" style:parent-style-name="Text_20_body">
      <style:text-properties officeooo:rsid="0258a3ab" officeooo:paragraph-rsid="0258a3ab"/>
    </style:style>
    <style:style style:name="P279" style:family="paragraph" style:parent-style-name="Text_20_body">
      <style:text-properties officeooo:rsid="0258a3ab" officeooo:paragraph-rsid="025dccdd"/>
    </style:style>
    <style:style style:name="P280" style:family="paragraph" style:parent-style-name="Text_20_body">
      <style:text-properties officeooo:rsid="0258a3ab" officeooo:paragraph-rsid="025e1211"/>
    </style:style>
    <style:style style:name="P281" style:family="paragraph" style:parent-style-name="Text_20_body">
      <style:text-properties officeooo:rsid="025af35b" officeooo:paragraph-rsid="025af35b"/>
    </style:style>
    <style:style style:name="P282" style:family="paragraph" style:parent-style-name="Text_20_body">
      <style:text-properties officeooo:rsid="025d5d1f" officeooo:paragraph-rsid="025d5d1f"/>
    </style:style>
    <style:style style:name="P283" style:family="paragraph" style:parent-style-name="Text_20_body">
      <style:text-properties officeooo:rsid="0260c6eb" officeooo:paragraph-rsid="0260c6eb"/>
    </style:style>
    <style:style style:name="P284" style:family="paragraph" style:parent-style-name="Text_20_body">
      <style:text-properties officeooo:rsid="026335ea" officeooo:paragraph-rsid="026335ea"/>
    </style:style>
    <style:style style:name="P285" style:family="paragraph" style:parent-style-name="Text_20_body">
      <style:text-properties officeooo:rsid="0264a54c" officeooo:paragraph-rsid="0264a54c"/>
    </style:style>
    <style:style style:name="P286" style:family="paragraph" style:parent-style-name="Text_20_body">
      <style:text-properties officeooo:rsid="0264fa4b" officeooo:paragraph-rsid="0264fa4b"/>
    </style:style>
    <style:style style:name="P287" style:family="paragraph" style:parent-style-name="Text_20_body">
      <style:text-properties officeooo:rsid="0266863b" officeooo:paragraph-rsid="0266863b"/>
    </style:style>
    <style:style style:name="P288" style:family="paragraph" style:parent-style-name="Text_20_body">
      <style:text-properties officeooo:rsid="026a36ce" officeooo:paragraph-rsid="026b8f0f"/>
    </style:style>
    <style:style style:name="P289" style:family="paragraph" style:parent-style-name="Text_20_body">
      <style:text-properties officeooo:rsid="026ec1f6" officeooo:paragraph-rsid="026ec1f6"/>
    </style:style>
    <style:style style:name="P290" style:family="paragraph" style:parent-style-name="Text_20_body">
      <style:text-properties officeooo:rsid="0272ea93" officeooo:paragraph-rsid="0272ea93"/>
    </style:style>
    <style:style style:name="P291" style:family="paragraph" style:parent-style-name="Text_20_body">
      <style:text-properties officeooo:rsid="0272ea93" officeooo:paragraph-rsid="0273c7c2"/>
    </style:style>
    <style:style style:name="P292" style:family="paragraph" style:parent-style-name="Text_20_body">
      <style:text-properties officeooo:rsid="027dfc2e" officeooo:paragraph-rsid="027dfc2e"/>
    </style:style>
    <style:style style:name="P293" style:family="paragraph" style:parent-style-name="Text_20_body">
      <style:text-properties officeooo:rsid="028105fa" officeooo:paragraph-rsid="028105fa"/>
    </style:style>
    <style:style style:name="P294" style:family="paragraph" style:parent-style-name="Text_20_body">
      <style:text-properties officeooo:rsid="026b8f0f" officeooo:paragraph-rsid="026b8f0f"/>
    </style:style>
    <style:style style:name="P295" style:family="paragraph" style:parent-style-name="Text_20_body">
      <style:text-properties officeooo:rsid="027c06bc" officeooo:paragraph-rsid="027c06bc"/>
    </style:style>
    <style:style style:name="P296" style:family="paragraph" style:parent-style-name="Text_20_body">
      <style:text-properties officeooo:rsid="02833bb5" officeooo:paragraph-rsid="02833bb5"/>
    </style:style>
    <style:style style:name="P297" style:family="paragraph" style:parent-style-name="Text_20_body">
      <style:text-properties officeooo:rsid="028950b5" officeooo:paragraph-rsid="028950b5"/>
    </style:style>
    <style:style style:name="P298" style:family="paragraph" style:parent-style-name="Text_20_body">
      <style:text-properties officeooo:rsid="028b1d46" officeooo:paragraph-rsid="028b1d46"/>
    </style:style>
    <style:style style:name="P299" style:family="paragraph" style:parent-style-name="Text_20_body">
      <style:text-properties officeooo:rsid="028b4f1b" officeooo:paragraph-rsid="028b4f1b"/>
    </style:style>
    <style:style style:name="P300" style:family="paragraph" style:parent-style-name="Text_20_body">
      <style:text-properties officeooo:rsid="028cca09" officeooo:paragraph-rsid="028cca09"/>
    </style:style>
    <style:style style:name="P301" style:family="paragraph" style:parent-style-name="Text_20_body">
      <style:text-properties officeooo:rsid="028e1d3f" officeooo:paragraph-rsid="028e1d3f"/>
    </style:style>
    <style:style style:name="P302" style:family="paragraph" style:parent-style-name="Text_20_body">
      <style:text-properties officeooo:rsid="028ece84" officeooo:paragraph-rsid="028ece84"/>
    </style:style>
    <style:style style:name="P303" style:family="paragraph" style:parent-style-name="Text_20_body">
      <style:text-properties officeooo:rsid="029167d9" officeooo:paragraph-rsid="029167d9"/>
    </style:style>
    <style:style style:name="P304" style:family="paragraph" style:parent-style-name="Text_20_body">
      <style:text-properties officeooo:rsid="0291cfb3" officeooo:paragraph-rsid="0291cfb3"/>
    </style:style>
    <style:style style:name="P305" style:family="paragraph" style:parent-style-name="Text_20_body">
      <style:text-properties officeooo:rsid="0293720b" officeooo:paragraph-rsid="0293720b"/>
    </style:style>
    <style:style style:name="P306" style:family="paragraph" style:parent-style-name="Text_20_body">
      <style:text-properties officeooo:rsid="029558d4" officeooo:paragraph-rsid="029558d4"/>
    </style:style>
    <style:style style:name="P307" style:family="paragraph" style:parent-style-name="Text_20_body">
      <style:text-properties officeooo:rsid="0296f342" officeooo:paragraph-rsid="0296f342"/>
    </style:style>
    <style:style style:name="P308" style:family="paragraph" style:parent-style-name="Text_20_body">
      <style:text-properties officeooo:rsid="02985324" officeooo:paragraph-rsid="02985324"/>
    </style:style>
    <style:style style:name="P309" style:family="paragraph" style:parent-style-name="Text_20_body">
      <style:text-properties officeooo:rsid="0299ad59" officeooo:paragraph-rsid="0299ad59"/>
    </style:style>
    <style:style style:name="P310" style:family="paragraph" style:parent-style-name="Text_20_body">
      <style:text-properties officeooo:rsid="029b4bc6" officeooo:paragraph-rsid="029b4bc6"/>
    </style:style>
    <style:style style:name="P311" style:family="paragraph" style:parent-style-name="Text_20_body">
      <style:text-properties officeooo:rsid="029c9a92" officeooo:paragraph-rsid="029c9a92"/>
    </style:style>
    <style:style style:name="P312" style:family="paragraph" style:parent-style-name="Text_20_body">
      <style:text-properties officeooo:rsid="029ddf1c" officeooo:paragraph-rsid="029ddf1c"/>
    </style:style>
    <style:style style:name="P313" style:family="paragraph" style:parent-style-name="Text_20_body">
      <style:text-properties officeooo:rsid="02a077dd" officeooo:paragraph-rsid="02a077dd"/>
    </style:style>
    <style:style style:name="P314" style:family="paragraph" style:parent-style-name="Text_20_body">
      <style:text-properties officeooo:rsid="02a0af27" officeooo:paragraph-rsid="02a0af27"/>
    </style:style>
    <style:style style:name="P315" style:family="paragraph" style:parent-style-name="Text_20_body">
      <style:text-properties officeooo:rsid="02a17a55" officeooo:paragraph-rsid="02a17a55"/>
    </style:style>
    <style:style style:name="P316" style:family="paragraph" style:parent-style-name="Text_20_body">
      <style:text-properties officeooo:rsid="02a28c81" officeooo:paragraph-rsid="02a31b44"/>
    </style:style>
    <style:style style:name="P317" style:family="paragraph" style:parent-style-name="Text_20_body">
      <style:text-properties officeooo:rsid="02a32ac3" officeooo:paragraph-rsid="02a32ac3"/>
    </style:style>
    <style:style style:name="P318" style:family="paragraph" style:parent-style-name="Text_20_body">
      <style:text-properties officeooo:rsid="02a45ca4" officeooo:paragraph-rsid="02a45ca4"/>
    </style:style>
    <style:style style:name="P319" style:family="paragraph" style:parent-style-name="Text_20_body">
      <style:text-properties officeooo:rsid="02a5dfdc" officeooo:paragraph-rsid="02a5dfdc"/>
    </style:style>
    <style:style style:name="P320" style:family="paragraph" style:parent-style-name="Text_20_body">
      <style:text-properties officeooo:rsid="02a5dfdc" officeooo:paragraph-rsid="02a6939a"/>
    </style:style>
    <style:style style:name="P321" style:family="paragraph" style:parent-style-name="Text_20_body">
      <style:text-properties officeooo:rsid="00c889f3" officeooo:paragraph-rsid="02a8935a"/>
    </style:style>
    <style:style style:name="P322" style:family="paragraph" style:parent-style-name="Text_20_body">
      <style:text-properties officeooo:rsid="00d33ce0" officeooo:paragraph-rsid="00d33ce0"/>
    </style:style>
    <style:style style:name="P323" style:family="paragraph" style:parent-style-name="Text_20_body">
      <style:text-properties officeooo:rsid="02ab59a9" officeooo:paragraph-rsid="02ab59a9"/>
    </style:style>
    <style:style style:name="P324" style:family="paragraph" style:parent-style-name="Text_20_body">
      <style:text-properties officeooo:rsid="00d6501b" officeooo:paragraph-rsid="00d6501b"/>
    </style:style>
    <style:style style:name="P325" style:family="paragraph" style:parent-style-name="Text_20_body">
      <style:text-properties officeooo:rsid="02abc405" officeooo:paragraph-rsid="02abc405"/>
    </style:style>
    <style:style style:name="P326" style:family="paragraph" style:parent-style-name="Text_20_body">
      <style:text-properties officeooo:rsid="02af3fe9" officeooo:paragraph-rsid="02af3fe9"/>
    </style:style>
    <style:style style:name="P327" style:family="paragraph" style:parent-style-name="Text_20_body">
      <style:text-properties officeooo:rsid="007cdabc" officeooo:paragraph-rsid="007cdabc"/>
    </style:style>
    <style:style style:name="P328" style:family="paragraph" style:parent-style-name="Text_20_body">
      <style:text-properties officeooo:rsid="02b23a81" officeooo:paragraph-rsid="02b23a81"/>
    </style:style>
    <style:style style:name="P329" style:family="paragraph" style:parent-style-name="Text_20_body">
      <style:text-properties officeooo:rsid="02b5a924" officeooo:paragraph-rsid="02b5a924"/>
    </style:style>
    <style:style style:name="P330" style:family="paragraph" style:parent-style-name="Text_20_body">
      <style:text-properties officeooo:rsid="02b5a924" officeooo:paragraph-rsid="02b952dd"/>
    </style:style>
    <style:style style:name="P331" style:family="paragraph" style:parent-style-name="Text_20_body">
      <style:text-properties officeooo:rsid="02cd2f05" officeooo:paragraph-rsid="02cd2f05"/>
    </style:style>
    <style:style style:name="P332" style:family="paragraph" style:parent-style-name="Text_20_body">
      <style:text-properties officeooo:rsid="02cfb0c0" officeooo:paragraph-rsid="02cfb0c0"/>
    </style:style>
    <style:style style:name="P333" style:family="paragraph" style:parent-style-name="Text_20_body">
      <style:text-properties officeooo:rsid="02d1771e" officeooo:paragraph-rsid="02d1771e"/>
    </style:style>
    <style:style style:name="P334" style:family="paragraph" style:parent-style-name="Text_20_body">
      <style:text-properties officeooo:rsid="02d2e80e" officeooo:paragraph-rsid="02d2e80e"/>
    </style:style>
    <style:style style:name="P335" style:family="paragraph" style:parent-style-name="Text_20_body">
      <style:text-properties officeooo:rsid="02d2e80e" officeooo:paragraph-rsid="02d4a0f3"/>
    </style:style>
    <style:style style:name="P336" style:family="paragraph" style:parent-style-name="Text_20_body">
      <style:text-properties officeooo:rsid="02d2e80e" officeooo:paragraph-rsid="02d5bc46"/>
    </style:style>
    <style:style style:name="P337" style:family="paragraph" style:parent-style-name="Text_20_body">
      <style:text-properties officeooo:rsid="02d609a2" officeooo:paragraph-rsid="02d609a2"/>
    </style:style>
    <style:style style:name="P338" style:family="paragraph" style:parent-style-name="Text_20_body">
      <style:text-properties officeooo:rsid="02dc14e0" officeooo:paragraph-rsid="02dc14e0"/>
    </style:style>
    <style:style style:name="P339" style:family="paragraph" style:parent-style-name="Text_20_body">
      <style:text-properties officeooo:rsid="02dc1aa4" officeooo:paragraph-rsid="02dc1aa4"/>
    </style:style>
    <style:style style:name="P340" style:family="paragraph" style:parent-style-name="Text_20_body">
      <style:text-properties officeooo:rsid="02dea94f"/>
    </style:style>
    <style:style style:name="P341" style:family="paragraph" style:parent-style-name="Text_20_body">
      <style:text-properties officeooo:paragraph-rsid="02e606ce"/>
    </style:style>
    <style:style style:name="P342" style:family="paragraph" style:parent-style-name="Text_20_body">
      <style:text-properties fo:font-weight="bold" style:font-weight-asian="bold" style:font-weight-complex="bold"/>
    </style:style>
    <style:style style:name="P343" style:family="paragraph" style:parent-style-name="Text_20_body">
      <style:text-properties officeooo:rsid="02ef0999" officeooo:paragraph-rsid="02ef0999"/>
    </style:style>
    <style:style style:name="P344" style:family="paragraph" style:parent-style-name="Text_20_body">
      <style:text-properties officeooo:rsid="02f04903" officeooo:paragraph-rsid="02f04903"/>
    </style:style>
    <style:style style:name="P345" style:family="paragraph" style:parent-style-name="Text_20_body">
      <style:text-properties officeooo:rsid="02f1e00d" officeooo:paragraph-rsid="02f1e00d"/>
    </style:style>
    <style:style style:name="P346" style:family="paragraph" style:parent-style-name="Text_20_body">
      <style:text-properties officeooo:rsid="02f2c4bd" officeooo:paragraph-rsid="02f2c4bd"/>
    </style:style>
    <style:style style:name="P347" style:family="paragraph" style:parent-style-name="Text_20_body">
      <style:text-properties officeooo:rsid="02f2c4bd" officeooo:paragraph-rsid="02f4a7b7"/>
    </style:style>
    <style:style style:name="P348" style:family="paragraph" style:parent-style-name="Text_20_body">
      <style:text-properties officeooo:rsid="02f2c4bd" officeooo:paragraph-rsid="02f7a684"/>
    </style:style>
    <style:style style:name="P349" style:family="paragraph" style:parent-style-name="Text_20_body">
      <style:text-properties officeooo:rsid="02f4a7b7" officeooo:paragraph-rsid="02f4a7b7"/>
    </style:style>
    <style:style style:name="P350" style:family="paragraph" style:parent-style-name="Text_20_body">
      <style:text-properties officeooo:rsid="02f76e43" officeooo:paragraph-rsid="02f76e43"/>
    </style:style>
    <style:style style:name="P351" style:family="paragraph" style:parent-style-name="Text_20_body">
      <style:text-properties officeooo:rsid="02fb1c1c" officeooo:paragraph-rsid="02fb1c1c"/>
    </style:style>
    <style:style style:name="P352" style:family="paragraph" style:parent-style-name="Text_20_body">
      <style:text-properties officeooo:rsid="017db451" officeooo:paragraph-rsid="02fe8947"/>
    </style:style>
    <style:style style:name="P353" style:family="paragraph" style:parent-style-name="Text_20_body">
      <style:text-properties officeooo:rsid="017db451" officeooo:paragraph-rsid="03074167"/>
    </style:style>
    <style:style style:name="P354" style:family="paragraph" style:parent-style-name="Text_20_body">
      <style:text-properties officeooo:rsid="017e3671" officeooo:paragraph-rsid="03081bed"/>
    </style:style>
    <style:style style:name="P355" style:family="paragraph" style:parent-style-name="Text_20_body">
      <style:text-properties officeooo:rsid="0303949e" officeooo:paragraph-rsid="0303949e"/>
    </style:style>
    <style:style style:name="P356" style:family="paragraph" style:parent-style-name="Text_20_body">
      <style:text-properties officeooo:rsid="03043942" officeooo:paragraph-rsid="03043942"/>
    </style:style>
    <style:style style:name="P357" style:family="paragraph" style:parent-style-name="Text_20_body">
      <style:text-properties officeooo:rsid="03093fd2" officeooo:paragraph-rsid="03093fd2"/>
    </style:style>
    <style:style style:name="P358" style:family="paragraph" style:parent-style-name="Text_20_body">
      <style:text-properties officeooo:rsid="01819225" officeooo:paragraph-rsid="030f57ca"/>
    </style:style>
    <style:style style:name="P359" style:family="paragraph" style:parent-style-name="Text_20_body">
      <style:text-properties officeooo:paragraph-rsid="03179ad0"/>
    </style:style>
    <style:style style:name="P360" style:family="paragraph" style:parent-style-name="Text_20_body">
      <style:text-properties officeooo:paragraph-rsid="031beedc"/>
    </style:style>
    <style:style style:name="P361" style:family="paragraph" style:parent-style-name="Text_20_body">
      <style:text-properties officeooo:paragraph-rsid="031c3dcf"/>
    </style:style>
    <style:style style:name="P362" style:family="paragraph" style:parent-style-name="Text_20_body">
      <style:text-properties officeooo:paragraph-rsid="031f5b1a"/>
    </style:style>
    <style:style style:name="P363" style:family="paragraph" style:parent-style-name="Text_20_body">
      <style:text-properties officeooo:paragraph-rsid="0320b6e8"/>
    </style:style>
    <style:style style:name="P364" style:family="paragraph" style:parent-style-name="Text_20_body">
      <style:text-properties officeooo:rsid="0320b6e8" officeooo:paragraph-rsid="0320b6e8"/>
    </style:style>
    <style:style style:name="P365" style:family="paragraph" style:parent-style-name="Quelltext">
      <style:text-properties officeooo:paragraph-rsid="0013c287"/>
    </style:style>
    <style:style style:name="P366" style:family="paragraph" style:parent-style-name="Quelltext">
      <style:text-properties officeooo:paragraph-rsid="001a70cb"/>
    </style:style>
    <style:style style:name="P367" style:family="paragraph" style:parent-style-name="Quelltext">
      <style:text-properties officeooo:paragraph-rsid="0056a24e"/>
    </style:style>
    <style:style style:name="P368" style:family="paragraph" style:parent-style-name="Quelltext">
      <style:text-properties officeooo:paragraph-rsid="005d8782"/>
    </style:style>
    <style:style style:name="P369" style:family="paragraph" style:parent-style-name="Quelltext">
      <style:text-properties fo:font-weight="bold" style:font-weight-asian="bold" style:font-weight-complex="bold"/>
    </style:style>
    <style:style style:name="P370" style:family="paragraph" style:parent-style-name="Quelltext">
      <style:text-properties fo:font-weight="bold" officeooo:rsid="00743caa" officeooo:paragraph-rsid="00743caa" style:font-weight-asian="bold" style:font-weight-complex="bold"/>
    </style:style>
    <style:style style:name="P371" style:family="paragraph" style:parent-style-name="Quelltext">
      <style:text-properties fo:font-weight="bold" officeooo:rsid="007a6ff8" officeooo:paragraph-rsid="007a6ff8" style:font-weight-asian="bold" style:font-weight-complex="bold"/>
    </style:style>
    <style:style style:name="P372" style:family="paragraph" style:parent-style-name="Quelltext">
      <style:text-properties fo:font-weight="bold" officeooo:paragraph-rsid="007a6ff8" style:font-weight-asian="bold" style:font-weight-complex="bold"/>
    </style:style>
    <style:style style:name="P373" style:family="paragraph" style:parent-style-name="Quelltext">
      <style:text-properties fo:font-weight="bold" officeooo:paragraph-rsid="007cb6ae" style:font-weight-asian="bold" style:font-weight-complex="bold"/>
    </style:style>
    <style:style style:name="P374" style:family="paragraph" style:parent-style-name="Quelltext">
      <style:text-properties fo:font-weight="bold" officeooo:rsid="02dea94f" officeooo:paragraph-rsid="02dea94f" style:font-weight-asian="bold" style:font-weight-complex="bold"/>
    </style:style>
    <style:style style:name="P375" style:family="paragraph" style:parent-style-name="Quelltext">
      <style:text-properties fo:font-weight="bold" officeooo:rsid="02dff559" officeooo:paragraph-rsid="02dff559" style:font-weight-asian="bold" style:font-weight-complex="bold"/>
    </style:style>
    <style:style style:name="P376" style:family="paragraph" style:parent-style-name="Quelltext">
      <style:text-properties fo:font-weight="bold" officeooo:rsid="02e67546" officeooo:paragraph-rsid="02e67546" style:font-weight-asian="bold" style:font-weight-complex="bold"/>
    </style:style>
    <style:style style:name="P377" style:family="paragraph" style:parent-style-name="Quelltext">
      <style:text-properties fo:font-weight="bold" officeooo:rsid="02e74d69" officeooo:paragraph-rsid="02e74d69" style:font-weight-asian="bold" style:font-weight-complex="bold"/>
    </style:style>
    <style:style style:name="P378" style:family="paragraph" style:parent-style-name="Quelltext">
      <style:text-properties officeooo:paragraph-rsid="00743caa"/>
    </style:style>
    <style:style style:name="P379" style:family="paragraph" style:parent-style-name="Quelltext">
      <style:text-properties officeooo:paragraph-rsid="007a6ff8"/>
    </style:style>
    <style:style style:name="P380" style:family="paragraph" style:parent-style-name="Quelltext">
      <style:text-properties officeooo:rsid="007cb6ae" officeooo:paragraph-rsid="007cb6ae"/>
    </style:style>
    <style:style style:name="P381" style:family="paragraph" style:parent-style-name="Quelltext">
      <style:text-properties officeooo:rsid="007cb6ae" officeooo:paragraph-rsid="00a918df"/>
    </style:style>
    <style:style style:name="P382" style:family="paragraph" style:parent-style-name="Quelltext">
      <style:text-properties officeooo:rsid="007cb6ae" officeooo:paragraph-rsid="00b87086"/>
    </style:style>
    <style:style style:name="P383" style:family="paragraph" style:parent-style-name="Quelltext">
      <style:text-properties officeooo:rsid="00a22f61" officeooo:paragraph-rsid="00a918df"/>
    </style:style>
    <style:style style:name="P384" style:family="paragraph" style:parent-style-name="Quelltext">
      <style:text-properties officeooo:rsid="007a6ff8" officeooo:paragraph-rsid="007a6ff8"/>
    </style:style>
    <style:style style:name="P385" style:family="paragraph" style:parent-style-name="Quelltext">
      <style:text-properties officeooo:rsid="02d1771e" officeooo:paragraph-rsid="02d1771e"/>
    </style:style>
    <style:style style:name="P386" style:family="paragraph" style:parent-style-name="Quelltext">
      <style:text-properties officeooo:rsid="02d90a76" officeooo:paragraph-rsid="02d90a76"/>
    </style:style>
    <style:style style:name="P387" style:family="paragraph" style:parent-style-name="Quelltext">
      <style:text-properties officeooo:rsid="02dc14e0" officeooo:paragraph-rsid="02dc14e0"/>
    </style:style>
    <style:style style:name="P388" style:family="paragraph" style:parent-style-name="Quelltext">
      <style:text-properties officeooo:rsid="02dc1aa4" officeooo:paragraph-rsid="02dc1aa4"/>
    </style:style>
    <style:style style:name="P389" style:family="paragraph" style:parent-style-name="Quelltext">
      <style:text-properties officeooo:rsid="02dea94f" officeooo:paragraph-rsid="02dea94f"/>
    </style:style>
    <style:style style:name="P390" style:family="paragraph" style:parent-style-name="Quelltext">
      <style:text-properties officeooo:rsid="02dff559" officeooo:paragraph-rsid="02dff559"/>
    </style:style>
    <style:style style:name="P391" style:family="paragraph" style:parent-style-name="Quelltext">
      <style:text-properties officeooo:rsid="02e06367" officeooo:paragraph-rsid="02e06367"/>
    </style:style>
    <style:style style:name="P392" style:family="paragraph" style:parent-style-name="Quelltext">
      <style:text-properties officeooo:rsid="02e420fc" officeooo:paragraph-rsid="02e420fc"/>
    </style:style>
    <style:style style:name="P393" style:family="paragraph" style:parent-style-name="Quelltext">
      <style:text-properties officeooo:rsid="02e67546" officeooo:paragraph-rsid="02e67546"/>
    </style:style>
    <style:style style:name="P394" style:family="paragraph" style:parent-style-name="Quelltext">
      <style:text-properties officeooo:rsid="02e74d69" officeooo:paragraph-rsid="02e74d69"/>
    </style:style>
    <style:style style:name="P395" style:family="paragraph" style:parent-style-name="Quelltext">
      <style:text-properties officeooo:paragraph-rsid="03081bed"/>
    </style:style>
    <style:style style:name="P396" style:family="paragraph" style:parent-style-name="Quotations">
      <style:text-properties officeooo:rsid="00601668" officeooo:paragraph-rsid="00601668"/>
    </style:style>
    <style:style style:name="P397" style:family="paragraph" style:parent-style-name="Quotations">
      <style:text-properties officeooo:paragraph-rsid="00f19a8f"/>
    </style:style>
    <style:style style:name="P398" style:family="paragraph" style:parent-style-name="Quotations">
      <style:text-properties officeooo:paragraph-rsid="01713a28"/>
    </style:style>
    <style:style style:name="P399" style:family="paragraph" style:parent-style-name="Quotations">
      <style:text-properties officeooo:rsid="01ee67e6" officeooo:paragraph-rsid="01ee67e6"/>
    </style:style>
    <style:style style:name="P400" style:family="paragraph" style:parent-style-name="Quotations">
      <style:text-properties officeooo:rsid="02cb29d1" officeooo:paragraph-rsid="02cc14f9"/>
    </style:style>
    <style:style style:name="P401" style:family="paragraph" style:parent-style-name="Quotations">
      <style:text-properties officeooo:paragraph-rsid="030031ad"/>
    </style:style>
    <style:style style:name="P402" style:family="paragraph" style:parent-style-name="Quotations">
      <style:text-properties officeooo:paragraph-rsid="031d3858"/>
    </style:style>
    <style:style style:name="P403" style:family="paragraph" style:parent-style-name="Preformatted_20_Text">
      <style:text-properties officeooo:rsid="00ba1bfd" officeooo:paragraph-rsid="00ba1bfd"/>
    </style:style>
    <style:style style:name="P404" style:family="paragraph" style:parent-style-name="Preformatted_20_Text">
      <style:paragraph-properties fo:margin-top="0cm" fo:margin-bottom="0.499cm" loext:contextual-spacing="false"/>
    </style:style>
    <style:style style:name="P405" style:family="paragraph" style:parent-style-name="Table_20_Contents">
      <style:text-properties style:font-name="Verdana" style:font-size-asian="10.5pt"/>
    </style:style>
    <style:style style:name="P406" style:family="paragraph" style:parent-style-name="Table_20_Contents">
      <style:text-properties style:font-name="Verdana" officeooo:rsid="00828cb7" officeooo:paragraph-rsid="00828cb7" style:font-size-asian="10.5pt"/>
    </style:style>
    <style:style style:name="P407" style:family="paragraph" style:parent-style-name="Standard">
      <style:text-properties fo:language="de" fo:country="DE" officeooo:rsid="02a5dfdc" officeooo:paragraph-rsid="02a5dfdc"/>
    </style:style>
    <style:style style:name="P408" style:family="paragraph" style:parent-style-name="Heading_20_4">
      <style:text-properties officeooo:paragraph-rsid="0073db24"/>
    </style:style>
    <style:style style:name="P409" style:family="paragraph" style:parent-style-name="Heading_20_4">
      <style:text-properties officeooo:rsid="01aa2635" officeooo:paragraph-rsid="01aa2635"/>
    </style:style>
    <style:style style:name="P410" style:family="paragraph" style:parent-style-name="Heading_20_4">
      <style:text-properties officeooo:rsid="019cde54" officeooo:paragraph-rsid="019cde54"/>
    </style:style>
    <style:style style:name="P411" style:family="paragraph" style:parent-style-name="Heading_20_4">
      <style:text-properties officeooo:paragraph-rsid="019cde54"/>
    </style:style>
    <style:style style:name="P412" style:family="paragraph" style:parent-style-name="Heading_20_4">
      <style:text-properties officeooo:rsid="023464a1" officeooo:paragraph-rsid="023464a1"/>
    </style:style>
    <style:style style:name="P413" style:family="paragraph" style:parent-style-name="Heading_20_4">
      <style:text-properties officeooo:rsid="02883229"/>
    </style:style>
    <style:style style:name="P414" style:family="paragraph" style:parent-style-name="Heading_20_4">
      <style:text-properties officeooo:rsid="02883229" officeooo:paragraph-rsid="02883229"/>
    </style:style>
    <style:style style:name="P415" style:family="paragraph" style:parent-style-name="Heading_20_4">
      <style:text-properties officeooo:paragraph-rsid="02883229"/>
    </style:style>
    <style:style style:name="P416" style:family="paragraph" style:parent-style-name="Heading_20_4">
      <style:text-properties officeooo:rsid="028edc2e" officeooo:paragraph-rsid="028edc2e"/>
    </style:style>
    <style:style style:name="P417" style:family="paragraph" style:parent-style-name="Quotations">
      <style:text-properties officeooo:paragraph-rsid="03228e83"/>
    </style:style>
    <style:style style:name="P418" style:family="paragraph" style:parent-style-name="Heading_20_2">
      <style:text-properties officeooo:rsid="0041cd81" officeooo:paragraph-rsid="0041cd81"/>
    </style:style>
    <style:style style:name="P419" style:family="paragraph" style:parent-style-name="Heading_20_2">
      <style:text-properties officeooo:rsid="0041cd81" officeooo:paragraph-rsid="004334e0"/>
    </style:style>
    <style:style style:name="P420" style:family="paragraph" style:parent-style-name="Heading_20_2">
      <style:text-properties officeooo:rsid="007ea01b"/>
    </style:style>
    <style:style style:name="P421" style:family="paragraph" style:parent-style-name="Heading_20_2">
      <style:text-properties officeooo:rsid="02f1e00d" officeooo:paragraph-rsid="02f1e00d"/>
    </style:style>
    <style:style style:name="P422" style:family="paragraph" style:parent-style-name="Heading_20_2">
      <style:text-properties officeooo:paragraph-rsid="00898f00"/>
    </style:style>
    <style:style style:name="P423" style:family="paragraph" style:parent-style-name="Heading_20_2">
      <style:text-properties officeooo:rsid="00c18d74" officeooo:paragraph-rsid="00c18d74"/>
    </style:style>
    <style:style style:name="P424" style:family="paragraph" style:parent-style-name="Heading_20_2">
      <style:text-properties officeooo:paragraph-rsid="012302ea"/>
    </style:style>
    <style:style style:name="P425" style:family="paragraph" style:parent-style-name="Heading_20_2">
      <style:text-properties officeooo:rsid="014674c0" officeooo:paragraph-rsid="014674c0"/>
    </style:style>
    <style:style style:name="P426" style:family="paragraph" style:parent-style-name="Heading_20_2">
      <style:text-properties officeooo:paragraph-rsid="01b336d2"/>
    </style:style>
    <style:style style:name="P427" style:family="paragraph" style:parent-style-name="Heading_20_2">
      <style:text-properties officeooo:rsid="027256cd" officeooo:paragraph-rsid="027256cd"/>
    </style:style>
    <style:style style:name="P428" style:family="paragraph" style:parent-style-name="Quelltext">
      <style:text-properties fo:font-weight="bold" style:font-weight-asian="bold" style:font-weight-complex="bold"/>
    </style:style>
    <style:style style:name="P429" style:family="paragraph" style:parent-style-name="Quelltext">
      <style:text-properties fo:font-weight="bold" officeooo:rsid="03410c88" officeooo:paragraph-rsid="03410c88" style:font-weight-asian="bold" style:font-weight-complex="bold"/>
    </style:style>
    <style:style style:name="P430" style:family="paragraph" style:parent-style-name="Quelltext">
      <style:text-properties officeooo:rsid="03345bfb" officeooo:paragraph-rsid="03345bfb"/>
    </style:style>
    <style:style style:name="P431" style:family="paragraph" style:parent-style-name="Quelltext">
      <style:text-properties officeooo:rsid="03351932" officeooo:paragraph-rsid="03351932"/>
    </style:style>
    <style:style style:name="P432" style:family="paragraph" style:parent-style-name="Quelltext">
      <style:text-properties officeooo:rsid="0337860d" officeooo:paragraph-rsid="0337860d"/>
    </style:style>
    <style:style style:name="P433" style:family="paragraph" style:parent-style-name="Quelltext">
      <style:text-properties officeooo:rsid="033aa8d0" officeooo:paragraph-rsid="033aa8d0"/>
    </style:style>
    <style:style style:name="P434" style:family="paragraph" style:parent-style-name="Quelltext">
      <style:text-properties officeooo:rsid="033aa8d0" officeooo:paragraph-rsid="033e8dc1"/>
    </style:style>
    <style:style style:name="P435" style:family="paragraph" style:parent-style-name="Quelltext">
      <style:text-properties officeooo:paragraph-rsid="033aa8d0"/>
    </style:style>
    <style:style style:name="P436" style:family="paragraph" style:parent-style-name="Quelltext">
      <style:text-properties officeooo:paragraph-rsid="033e8dc1"/>
    </style:style>
    <style:style style:name="P437" style:family="paragraph" style:parent-style-name="Quelltext">
      <style:text-properties officeooo:rsid="0340687e" officeooo:paragraph-rsid="0340687e"/>
    </style:style>
    <style:style style:name="P438" style:family="paragraph" style:parent-style-name="Quelltext">
      <style:text-properties officeooo:rsid="03410c88" officeooo:paragraph-rsid="03410c88"/>
    </style:style>
    <style:style style:name="P439" style:family="paragraph" style:parent-style-name="Heading_20_1">
      <style:text-properties officeooo:rsid="0037f9cb"/>
    </style:style>
    <style:style style:name="P440" style:family="paragraph" style:parent-style-name="Heading_20_1">
      <style:text-properties officeooo:rsid="0054fced" officeooo:paragraph-rsid="0054fced"/>
    </style:style>
    <style:style style:name="P441" style:family="paragraph" style:parent-style-name="Heading_20_1">
      <style:text-properties officeooo:rsid="0034a62c" officeooo:paragraph-rsid="0034a62c"/>
    </style:style>
    <style:style style:name="P442" style:family="paragraph" style:parent-style-name="Heading_20_3">
      <style:text-properties officeooo:rsid="0041cd81" officeooo:paragraph-rsid="0041cd81"/>
    </style:style>
    <style:style style:name="P443" style:family="paragraph" style:parent-style-name="Heading_20_3">
      <style:text-properties officeooo:paragraph-rsid="008e471a"/>
    </style:style>
    <style:style style:name="P444" style:family="paragraph" style:parent-style-name="Heading_20_3">
      <style:text-properties officeooo:rsid="00ff6dbd" officeooo:paragraph-rsid="00ff6dbd"/>
    </style:style>
    <style:style style:name="P445" style:family="paragraph" style:parent-style-name="Heading_20_3">
      <style:text-properties officeooo:rsid="00fdc173" officeooo:paragraph-rsid="00fdc173"/>
    </style:style>
    <style:style style:name="P446" style:family="paragraph" style:parent-style-name="Heading_20_3">
      <style:text-properties officeooo:paragraph-rsid="0129ef20"/>
    </style:style>
    <style:style style:name="P447" style:family="paragraph" style:parent-style-name="Heading_20_3">
      <style:text-properties officeooo:paragraph-rsid="0303949e"/>
    </style:style>
    <style:style style:name="P448" style:family="paragraph" style:parent-style-name="Heading_20_3">
      <style:text-properties officeooo:rsid="019cd625" officeooo:paragraph-rsid="019cd625"/>
    </style:style>
    <style:style style:name="P449" style:family="paragraph" style:parent-style-name="Heading_20_3">
      <style:text-properties officeooo:paragraph-rsid="019cd625"/>
    </style:style>
    <style:style style:name="P450" style:family="paragraph" style:parent-style-name="Heading_20_3">
      <style:text-properties officeooo:rsid="01b336d2" officeooo:paragraph-rsid="01b48c37"/>
    </style:style>
    <style:style style:name="P451" style:family="paragraph" style:parent-style-name="Heading_20_3">
      <style:text-properties officeooo:paragraph-rsid="01b336d2"/>
    </style:style>
    <style:style style:name="P452" style:family="paragraph" style:parent-style-name="Heading_20_3">
      <style:text-properties officeooo:paragraph-rsid="01b48c37"/>
    </style:style>
    <style:style style:name="P453" style:family="paragraph" style:parent-style-name="Heading_20_3">
      <style:text-properties officeooo:rsid="01b994aa" officeooo:paragraph-rsid="01b994aa"/>
    </style:style>
    <style:style style:name="P454" style:family="paragraph" style:parent-style-name="Heading_20_3">
      <style:text-properties officeooo:paragraph-rsid="0227ab74"/>
    </style:style>
    <style:style style:name="P455" style:family="paragraph" style:parent-style-name="Heading_20_3">
      <style:text-properties officeooo:rsid="022a96e4" officeooo:paragraph-rsid="022a96e4"/>
    </style:style>
    <style:style style:name="P456" style:family="paragraph" style:parent-style-name="Heading_20_3">
      <style:text-properties officeooo:rsid="0232b612" officeooo:paragraph-rsid="023464a1"/>
    </style:style>
    <style:style style:name="P457" style:family="paragraph" style:parent-style-name="Heading_20_3">
      <style:text-properties officeooo:rsid="024ff46e" officeooo:paragraph-rsid="024ff46e"/>
    </style:style>
    <style:style style:name="P458" style:family="paragraph" style:parent-style-name="Heading_20_3">
      <style:text-properties officeooo:rsid="027a549a" officeooo:paragraph-rsid="027a549a"/>
    </style:style>
    <style:style style:name="P459" style:family="paragraph" style:parent-style-name="Heading_20_3">
      <style:text-properties officeooo:paragraph-rsid="0274ca91"/>
    </style:style>
    <style:style style:name="P460" style:family="paragraph" style:parent-style-name="Heading_20_3">
      <style:text-properties officeooo:paragraph-rsid="02e606ce"/>
    </style:style>
    <style:style style:name="P461" style:family="paragraph" style:parent-style-name="Heading_20_5">
      <style:text-properties officeooo:rsid="03179ad0" officeooo:paragraph-rsid="03179ad0"/>
    </style:style>
    <style:style style:name="P462" style:family="paragraph" style:parent-style-name="Heading_20_5">
      <style:text-properties officeooo:paragraph-rsid="03179ad0"/>
    </style:style>
    <style:style style:name="P463" style:family="paragraph" style:parent-style-name="Text_20_body" style:list-style-name="L1">
      <style:text-properties officeooo:rsid="00135d5b" officeooo:paragraph-rsid="00135d5b"/>
    </style:style>
    <style:style style:name="P464" style:family="paragraph" style:parent-style-name="Text_20_body" style:list-style-name="L2">
      <style:text-properties officeooo:rsid="001dddb2" officeooo:paragraph-rsid="001dddb2"/>
    </style:style>
    <style:style style:name="P465" style:family="paragraph" style:parent-style-name="Text_20_body" style:list-style-name="L2">
      <style:text-properties officeooo:rsid="005f4544" officeooo:paragraph-rsid="005f4544"/>
    </style:style>
    <style:style style:name="P466" style:family="paragraph" style:parent-style-name="Text_20_body" style:list-style-name="L3">
      <style:text-properties officeooo:paragraph-rsid="02f2c4bd"/>
    </style:style>
    <style:style style:name="P467" style:family="paragraph" style:parent-style-name="Text_20_body" style:list-style-name="L3">
      <style:text-properties officeooo:rsid="02f2c4bd" officeooo:paragraph-rsid="02f2c4bd"/>
    </style:style>
    <style:style style:name="P468" style:family="paragraph" style:parent-style-name="Text_20_body" style:list-style-name="L4">
      <style:text-properties officeooo:rsid="02f2c4bd" officeooo:paragraph-rsid="02f76e43"/>
    </style:style>
    <style:style style:name="P469" style:family="paragraph" style:parent-style-name="Text_20_body" style:list-style-name="L5">
      <style:text-properties officeooo:rsid="00a22f61" officeooo:paragraph-rsid="00a22f61"/>
    </style:style>
    <style:style style:name="P470" style:family="paragraph" style:parent-style-name="Text_20_body" style:list-style-name="L5">
      <style:text-properties officeooo:rsid="00a22f61" officeooo:paragraph-rsid="00af5123"/>
    </style:style>
    <style:style style:name="P471" style:family="paragraph" style:parent-style-name="Text_20_body" style:list-style-name="L5">
      <style:text-properties officeooo:rsid="00a31ab2" officeooo:paragraph-rsid="00a31ab2"/>
    </style:style>
    <style:style style:name="P472" style:family="paragraph" style:parent-style-name="Text_20_body" style:list-style-name="L5">
      <style:text-properties officeooo:rsid="00abdc1f" officeooo:paragraph-rsid="00abdc1f"/>
    </style:style>
    <style:style style:name="P473" style:family="paragraph" style:parent-style-name="Text_20_body" style:list-style-name="L6">
      <style:text-properties officeooo:paragraph-rsid="00dabc5f"/>
    </style:style>
    <style:style style:name="P474" style:family="paragraph" style:parent-style-name="Text_20_body" style:list-style-name="L6">
      <style:text-properties officeooo:rsid="00dabc5f" officeooo:paragraph-rsid="00dabc5f"/>
    </style:style>
    <style:style style:name="P475" style:family="paragraph" style:parent-style-name="Text_20_body" style:list-style-name="L7">
      <style:text-properties officeooo:rsid="00f812ae" officeooo:paragraph-rsid="00fab098"/>
    </style:style>
    <style:style style:name="P476" style:family="paragraph" style:parent-style-name="Text_20_body" style:list-style-name="L7">
      <style:text-properties officeooo:rsid="00f812ae" officeooo:paragraph-rsid="00f812ae"/>
    </style:style>
    <style:style style:name="P477" style:family="paragraph" style:parent-style-name="Text_20_body" style:list-style-name="L8">
      <style:text-properties officeooo:rsid="011d293e" officeooo:paragraph-rsid="011d293e"/>
    </style:style>
    <style:style style:name="P478" style:family="paragraph" style:parent-style-name="Text_20_body" style:list-style-name="L9">
      <style:text-properties officeooo:paragraph-rsid="014bb31f"/>
    </style:style>
    <style:style style:name="P479" style:family="paragraph" style:parent-style-name="Text_20_body" style:list-style-name="L9">
      <style:text-properties officeooo:rsid="01489c97" officeooo:paragraph-rsid="014bb31f"/>
    </style:style>
    <style:style style:name="P480" style:family="paragraph" style:parent-style-name="Text_20_body" style:list-style-name="L9">
      <style:text-properties officeooo:rsid="014bb31f" officeooo:paragraph-rsid="014bb31f"/>
    </style:style>
    <style:style style:name="P481" style:family="paragraph" style:parent-style-name="Text_20_body" style:list-style-name="L10">
      <style:text-properties officeooo:rsid="015e548d" officeooo:paragraph-rsid="015e548d"/>
    </style:style>
    <style:style style:name="P482" style:family="paragraph" style:parent-style-name="Text_20_body" style:list-style-name="L10">
      <style:text-properties officeooo:rsid="015e548d" officeooo:paragraph-rsid="015edd1a"/>
    </style:style>
    <style:style style:name="P483" style:family="paragraph" style:parent-style-name="Text_20_body">
      <style:text-properties officeooo:rsid="0303949e" officeooo:paragraph-rsid="0303949e"/>
    </style:style>
    <style:style style:name="P484" style:family="paragraph" style:parent-style-name="Text_20_body" style:list-style-name="L11">
      <style:text-properties officeooo:rsid="0303949e" officeooo:paragraph-rsid="0303949e"/>
    </style:style>
    <style:style style:name="P485" style:family="paragraph" style:parent-style-name="Text_20_body" style:list-style-name="L11">
      <style:text-properties officeooo:paragraph-rsid="0303949e"/>
    </style:style>
    <style:style style:name="P486" style:family="paragraph" style:parent-style-name="Text_20_body">
      <style:text-properties officeooo:rsid="030f57ca" officeooo:paragraph-rsid="030f57ca"/>
    </style:style>
    <style:style style:name="P487" style:family="paragraph" style:parent-style-name="Text_20_body">
      <style:text-properties officeooo:rsid="03144688" officeooo:paragraph-rsid="031beedc"/>
    </style:style>
    <style:style style:name="P488" style:family="paragraph" style:parent-style-name="Text_20_body">
      <style:text-properties style:font-name="Courier New1" officeooo:rsid="03331474" officeooo:paragraph-rsid="03331474"/>
    </style:style>
    <style:style style:name="P489" style:family="paragraph" style:parent-style-name="Text_20_body" style:list-style-name="L13">
      <style:text-properties officeooo:paragraph-rsid="01e3c650"/>
    </style:style>
    <style:style style:name="P490" style:family="paragraph" style:parent-style-name="Text_20_body" style:list-style-name="L13">
      <style:text-properties officeooo:paragraph-rsid="01d510da"/>
    </style:style>
    <style:style style:name="P491" style:family="paragraph" style:parent-style-name="Text_20_body" style:list-style-name="L13">
      <style:text-properties officeooo:paragraph-rsid="01e392ea"/>
    </style:style>
    <style:style style:name="P492" style:family="paragraph" style:parent-style-name="Text_20_body" style:list-style-name="L14">
      <style:text-properties officeooo:rsid="01ef69a6" officeooo:paragraph-rsid="01ef69a6"/>
    </style:style>
    <style:style style:name="P493" style:family="paragraph" style:parent-style-name="Text_20_body" style:list-style-name="L15">
      <style:text-properties officeooo:paragraph-rsid="021ec61e"/>
    </style:style>
    <style:style style:name="P494" style:family="paragraph" style:parent-style-name="Text_20_body" style:list-style-name="L15">
      <style:text-properties officeooo:paragraph-rsid="021ff612"/>
    </style:style>
    <style:style style:name="P495" style:family="paragraph" style:parent-style-name="Text_20_body" style:list-style-name="L15">
      <style:text-properties officeooo:paragraph-rsid="0221911d"/>
    </style:style>
    <style:style style:name="P496" style:family="paragraph" style:parent-style-name="Text_20_body" style:list-style-name="L15">
      <style:text-properties officeooo:rsid="021ec61e" officeooo:paragraph-rsid="021ec61e"/>
    </style:style>
    <style:style style:name="P497" style:family="paragraph" style:parent-style-name="Text_20_body" style:list-style-name="L15">
      <style:text-properties officeooo:rsid="021ec61e" officeooo:paragraph-rsid="021ff612"/>
    </style:style>
    <style:style style:name="P498" style:family="paragraph" style:parent-style-name="Text_20_body" style:list-style-name="L15">
      <style:text-properties officeooo:rsid="021ec61e" officeooo:paragraph-rsid="0221911d"/>
    </style:style>
    <style:style style:name="P499" style:family="paragraph" style:parent-style-name="Text_20_body" style:list-style-name="L16">
      <style:text-properties officeooo:rsid="0253c36a" officeooo:paragraph-rsid="0253c36a"/>
    </style:style>
    <style:style style:name="P500" style:family="paragraph" style:parent-style-name="Text_20_body" style:list-style-name="L17">
      <style:text-properties officeooo:rsid="025af35b" officeooo:paragraph-rsid="025af35b"/>
    </style:style>
    <style:style style:name="P501" style:family="paragraph" style:parent-style-name="Text_20_body" style:list-style-name="L18">
      <style:text-properties officeooo:rsid="02784a97" officeooo:paragraph-rsid="02784a97"/>
    </style:style>
    <style:style style:name="P502" style:family="paragraph" style:parent-style-name="Text_20_body" style:list-style-name="L19">
      <style:text-properties officeooo:paragraph-rsid="02ced728"/>
    </style:style>
    <style:style style:name="P503" style:family="paragraph" style:parent-style-name="Text_20_body" style:list-style-name="L19">
      <style:text-properties officeooo:paragraph-rsid="02d34488"/>
    </style:style>
    <style:style style:name="P504" style:family="paragraph" style:parent-style-name="Text_20_body" style:list-style-name="L20">
      <style:text-properties officeooo:paragraph-rsid="02d1771e"/>
    </style:style>
    <style:style style:name="P505" style:family="paragraph" style:parent-style-name="Text_20_body" style:list-style-name="L20">
      <style:text-properties officeooo:paragraph-rsid="02d4a0f3"/>
    </style:style>
    <style:style style:name="P506" style:family="paragraph" style:parent-style-name="Text_20_body" style:list-style-name="L20">
      <style:text-properties officeooo:rsid="02d1771e" officeooo:paragraph-rsid="02d1771e"/>
    </style:style>
    <style:style style:name="P507" style:family="paragraph" style:parent-style-name="Text_20_body">
      <style:text-properties officeooo:paragraph-rsid="0324ed2e"/>
    </style:style>
    <style:style style:name="P508" style:family="paragraph" style:parent-style-name="Text_20_body">
      <style:text-properties officeooo:rsid="0326fc04" officeooo:paragraph-rsid="0326fc04"/>
    </style:style>
    <style:style style:name="P509" style:family="paragraph" style:parent-style-name="Text_20_body">
      <style:text-properties officeooo:rsid="0327d5a1" officeooo:paragraph-rsid="0327d5a1"/>
    </style:style>
    <style:style style:name="P510" style:family="paragraph" style:parent-style-name="Text_20_body">
      <style:text-properties officeooo:paragraph-rsid="0328bb13"/>
    </style:style>
    <style:style style:name="P511" style:family="paragraph" style:parent-style-name="Text_20_body">
      <style:text-properties officeooo:paragraph-rsid="0329970b"/>
    </style:style>
    <style:style style:name="P512" style:family="paragraph" style:parent-style-name="Text_20_body">
      <style:text-properties officeooo:rsid="0329970b" officeooo:paragraph-rsid="0329970b"/>
    </style:style>
    <style:style style:name="P513" style:family="paragraph" style:parent-style-name="Text_20_body">
      <style:text-properties officeooo:rsid="032eb02b" officeooo:paragraph-rsid="032eb02b"/>
    </style:style>
    <style:style style:name="P514" style:family="paragraph" style:parent-style-name="Text_20_body">
      <style:text-properties officeooo:paragraph-rsid="0330cced"/>
    </style:style>
    <style:style style:name="P515" style:family="paragraph" style:parent-style-name="Text_20_body">
      <style:text-properties officeooo:paragraph-rsid="03322c5e"/>
    </style:style>
    <style:style style:name="P516" style:family="paragraph" style:parent-style-name="Text_20_body">
      <style:text-properties officeooo:rsid="03351932" officeooo:paragraph-rsid="03351932"/>
    </style:style>
    <style:style style:name="P517" style:family="paragraph" style:parent-style-name="Text_20_body">
      <style:text-properties officeooo:rsid="0320b6e8" officeooo:paragraph-rsid="0320b6e8"/>
    </style:style>
    <style:style style:name="P518" style:family="paragraph" style:parent-style-name="Text_20_body">
      <style:text-properties officeooo:paragraph-rsid="0337e792"/>
    </style:style>
    <style:style style:name="P519" style:family="paragraph" style:parent-style-name="Text_20_body">
      <style:text-properties officeooo:paragraph-rsid="03386ae5"/>
    </style:style>
    <style:style style:name="P520" style:family="paragraph" style:parent-style-name="Text_20_body">
      <style:text-properties officeooo:rsid="0340687e" officeooo:paragraph-rsid="0340687e"/>
    </style:style>
    <style:style style:name="P521" style:family="paragraph" style:parent-style-name="Text_20_body">
      <style:text-properties officeooo:paragraph-rsid="0341e6b7"/>
    </style:style>
    <style:style style:name="P522" style:family="paragraph" style:parent-style-name="Text_20_body">
      <style:text-properties officeooo:rsid="0343f908" officeooo:paragraph-rsid="0343f908"/>
    </style:style>
    <style:style style:name="P523" style:family="paragraph" style:parent-style-name="Text_20_body" style:list-style-name="L21">
      <style:text-properties officeooo:paragraph-rsid="03443e22"/>
    </style:style>
    <style:style style:name="P524" style:family="paragraph" style:parent-style-name="Text_20_body">
      <style:text-properties officeooo:rsid="034b8f1c" officeooo:paragraph-rsid="034b8f1c"/>
    </style:style>
    <style:style style:name="P525" style:family="paragraph" style:parent-style-name="Text_20_body">
      <style:text-properties officeooo:rsid="012a7466" officeooo:paragraph-rsid="034b8f1c"/>
    </style:style>
    <style:style style:name="P526" style:family="paragraph" style:parent-style-name="Text_20_body">
      <style:text-properties officeooo:rsid="034c894e" officeooo:paragraph-rsid="034f56fa"/>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1"/>
    </style:style>
    <style:style style:name="T31" style:family="text">
      <style:text-properties style:font-name="Courier New1" officeooo:rsid="0099550b"/>
    </style:style>
    <style:style style:name="T32" style:family="text">
      <style:text-properties style:font-name="Courier New1" officeooo:rsid="00b46fac"/>
    </style:style>
    <style:style style:name="T33" style:family="text">
      <style:text-properties style:font-name="Courier New1" officeooo:rsid="01489c97"/>
    </style:style>
    <style:style style:name="T34" style:family="text">
      <style:text-properties style:font-name="Courier New1" officeooo:rsid="01d510da"/>
    </style:style>
    <style:style style:name="T35" style:family="text">
      <style:text-properties style:font-name="Courier New1" officeooo:rsid="021ec61e"/>
    </style:style>
    <style:style style:name="T36" style:family="text">
      <style:text-properties style:font-name="Courier New1" officeooo:rsid="0225aaa6"/>
    </style:style>
    <style:style style:name="T37" style:family="text">
      <style:text-properties style:font-name="Courier New1" officeooo:rsid="02c34531"/>
    </style:style>
    <style:style style:name="T38" style:family="text">
      <style:text-properties style:font-name="Courier New1" officeooo:rsid="02bea9e7"/>
    </style:style>
    <style:style style:name="T39" style:family="text">
      <style:text-properties style:font-name="Courier New1" officeooo:rsid="02c1bc20"/>
    </style:style>
    <style:style style:name="T40" style:family="text">
      <style:text-properties style:font-name="Courier New1" officeooo:rsid="02d34488"/>
    </style:style>
    <style:style style:name="T41" style:family="text">
      <style:text-properties style:font-name="Courier New1" officeooo:rsid="02d1771e"/>
    </style:style>
    <style:style style:name="T42" style:family="text">
      <style:text-properties style:font-name="Courier New1" officeooo:rsid="02d4a0f3"/>
    </style:style>
    <style:style style:name="T43" style:family="text">
      <style:text-properties officeooo:rsid="009acb1b"/>
    </style:style>
    <style:style style:name="T44" style:family="text">
      <style:text-properties officeooo:rsid="009e372f"/>
    </style:style>
    <style:style style:name="T45" style:family="text">
      <style:text-properties officeooo:rsid="00a0db6f"/>
    </style:style>
    <style:style style:name="T46" style:family="text">
      <style:text-properties officeooo:rsid="00a50711"/>
    </style:style>
    <style:style style:name="T47" style:family="text">
      <style:text-properties officeooo:rsid="00a69969"/>
    </style:style>
    <style:style style:name="T48" style:family="text">
      <style:text-properties officeooo:rsid="00a6c446"/>
    </style:style>
    <style:style style:name="T49" style:family="text">
      <style:text-properties officeooo:rsid="00a918df"/>
    </style:style>
    <style:style style:name="T50" style:family="text">
      <style:text-properties officeooo:rsid="00af5123"/>
    </style:style>
    <style:style style:name="T51" style:family="text">
      <style:text-properties officeooo:rsid="00b31182"/>
    </style:style>
    <style:style style:name="T52" style:family="text">
      <style:text-properties officeooo:rsid="00b46fac"/>
    </style:style>
    <style:style style:name="T53" style:family="text">
      <style:text-properties officeooo:rsid="00b87086"/>
    </style:style>
    <style:style style:name="T54" style:family="text">
      <style:text-properties officeooo:rsid="00c0c58d"/>
    </style:style>
    <style:style style:name="T55" style:family="text">
      <style:text-properties officeooo:rsid="00c609a9"/>
    </style:style>
    <style:style style:name="T56" style:family="text">
      <style:text-properties officeooo:rsid="00c816c7"/>
    </style:style>
    <style:style style:name="T57" style:family="text">
      <style:text-properties officeooo:rsid="00cae999"/>
    </style:style>
    <style:style style:name="T58" style:family="text">
      <style:text-properties officeooo:rsid="00cd8bea"/>
    </style:style>
    <style:style style:name="T59" style:family="text">
      <style:text-properties officeooo:rsid="00d206fd"/>
    </style:style>
    <style:style style:name="T60" style:family="text">
      <style:text-properties officeooo:rsid="00d9d09a"/>
    </style:style>
    <style:style style:name="T61" style:family="text">
      <style:text-properties officeooo:rsid="00dabc5f"/>
    </style:style>
    <style:style style:name="T62" style:family="text">
      <style:text-properties officeooo:rsid="00de82d1"/>
    </style:style>
    <style:style style:name="T63" style:family="text">
      <style:text-properties officeooo:rsid="00df91a5"/>
    </style:style>
    <style:style style:name="T64" style:family="text">
      <style:text-properties fo:font-style="italic" style:font-style-asian="italic" style:font-style-complex="italic"/>
    </style:style>
    <style:style style:name="T65" style:family="text">
      <style:text-properties fo:font-style="italic" officeooo:rsid="00dabc5f" style:font-style-asian="italic" style:font-style-complex="italic"/>
    </style:style>
    <style:style style:name="T66" style:family="text">
      <style:text-properties officeooo:rsid="00e4275f"/>
    </style:style>
    <style:style style:name="T67" style:family="text">
      <style:text-properties style:font-name="Times New Roman"/>
    </style:style>
    <style:style style:name="T68" style:family="text">
      <style:text-properties style:font-name="Times New Roman" officeooo:rsid="00e6b143"/>
    </style:style>
    <style:style style:name="T69" style:family="text">
      <style:text-properties officeooo:rsid="00e6b143"/>
    </style:style>
    <style:style style:name="T70" style:family="text">
      <style:text-properties officeooo:rsid="00e9d273"/>
    </style:style>
    <style:style style:name="T71" style:family="text">
      <style:text-properties officeooo:rsid="00eff872"/>
    </style:style>
    <style:style style:name="T72" style:family="text">
      <style:text-properties officeooo:rsid="00f19a8f"/>
    </style:style>
    <style:style style:name="T73" style:family="text">
      <style:text-properties officeooo:rsid="00f254f7"/>
    </style:style>
    <style:style style:name="T74" style:family="text">
      <style:text-properties officeooo:rsid="00f94f2f"/>
    </style:style>
    <style:style style:name="T75" style:family="text">
      <style:text-properties officeooo:rsid="00fab098"/>
    </style:style>
    <style:style style:name="T76" style:family="text">
      <style:text-properties officeooo:rsid="00fc1cd4"/>
    </style:style>
    <style:style style:name="T77" style:family="text">
      <style:text-properties officeooo:rsid="010b4634"/>
    </style:style>
    <style:style style:name="T78" style:family="text">
      <style:text-properties officeooo:rsid="010dcbce"/>
    </style:style>
    <style:style style:name="T79" style:family="text">
      <style:text-properties officeooo:rsid="010f092c"/>
    </style:style>
    <style:style style:name="T80" style:family="text">
      <style:text-properties officeooo:rsid="010f1416"/>
    </style:style>
    <style:style style:name="T81" style:family="text">
      <style:text-properties officeooo:rsid="01107b19"/>
    </style:style>
    <style:style style:name="T82" style:family="text">
      <style:text-properties officeooo:rsid="0113ca27"/>
    </style:style>
    <style:style style:name="T83" style:family="text">
      <style:text-properties officeooo:rsid="011bd216"/>
    </style:style>
    <style:style style:name="T84" style:family="text">
      <style:text-properties officeooo:rsid="011eb756"/>
    </style:style>
    <style:style style:name="T85" style:family="text">
      <style:text-properties officeooo:rsid="012202aa"/>
    </style:style>
    <style:style style:name="T86" style:family="text">
      <style:text-properties officeooo:rsid="012302ea"/>
    </style:style>
    <style:style style:name="T87" style:family="text">
      <style:text-properties officeooo:rsid="0126d667"/>
    </style:style>
    <style:style style:name="T88" style:family="text">
      <style:text-properties officeooo:rsid="0129ef20"/>
    </style:style>
    <style:style style:name="T89" style:family="text">
      <style:text-properties officeooo:rsid="0130627d"/>
    </style:style>
    <style:style style:name="T90" style:family="text">
      <style:text-properties officeooo:rsid="01342891"/>
    </style:style>
    <style:style style:name="T91" style:family="text">
      <style:text-properties officeooo:rsid="0135c560"/>
    </style:style>
    <style:style style:name="T92" style:family="text">
      <style:text-properties officeooo:rsid="0135fbbb"/>
    </style:style>
    <style:style style:name="T93" style:family="text">
      <style:text-properties officeooo:rsid="0136a751"/>
    </style:style>
    <style:style style:name="T94" style:family="text">
      <style:text-properties officeooo:rsid="013746c1"/>
    </style:style>
    <style:style style:name="T95" style:family="text">
      <style:text-properties officeooo:rsid="01400a34"/>
    </style:style>
    <style:style style:name="T96" style:family="text">
      <style:text-properties officeooo:rsid="0147c595"/>
    </style:style>
    <style:style style:name="T97" style:family="text">
      <style:text-properties officeooo:rsid="01489c97"/>
    </style:style>
    <style:style style:name="T98" style:family="text">
      <style:text-properties officeooo:rsid="014cba2e"/>
    </style:style>
    <style:style style:name="T99" style:family="text">
      <style:text-properties officeooo:rsid="014ece4c"/>
    </style:style>
    <style:style style:name="T100" style:family="text">
      <style:text-properties officeooo:rsid="01595dcb"/>
    </style:style>
    <style:style style:name="T101" style:family="text">
      <style:text-properties officeooo:rsid="015bed25"/>
    </style:style>
    <style:style style:name="T102" style:family="text">
      <style:text-properties officeooo:rsid="015c7522"/>
    </style:style>
    <style:style style:name="T103" style:family="text">
      <style:text-properties officeooo:rsid="01636061"/>
    </style:style>
    <style:style style:name="T104" style:family="text">
      <style:text-properties officeooo:rsid="0164adba"/>
    </style:style>
    <style:style style:name="T105" style:family="text">
      <style:text-properties officeooo:rsid="016acbc0"/>
    </style:style>
    <style:style style:name="T106" style:family="text">
      <style:text-properties officeooo:rsid="016c7301"/>
    </style:style>
    <style:style style:name="T107" style:family="text">
      <style:text-properties officeooo:rsid="01713a28"/>
    </style:style>
    <style:style style:name="T108" style:family="text">
      <style:text-properties officeooo:rsid="0175cb23"/>
    </style:style>
    <style:style style:name="T109" style:family="text">
      <style:text-properties officeooo:rsid="017afb6b"/>
    </style:style>
    <style:style style:name="T110" style:family="text">
      <style:text-properties officeooo:rsid="01830a1f"/>
    </style:style>
    <style:style style:name="T111" style:family="text">
      <style:text-properties officeooo:rsid="01878875"/>
    </style:style>
    <style:style style:name="T112" style:family="text">
      <style:text-properties officeooo:rsid="018fc176"/>
    </style:style>
    <style:style style:name="T113" style:family="text">
      <style:text-properties officeooo:rsid="01907630"/>
    </style:style>
    <style:style style:name="T114" style:family="text">
      <style:text-properties officeooo:rsid="0192af87"/>
    </style:style>
    <style:style style:name="T115" style:family="text">
      <style:text-properties officeooo:rsid="019adcf8"/>
    </style:style>
    <style:style style:name="T116" style:family="text">
      <style:text-properties officeooo:rsid="019de618"/>
    </style:style>
    <style:style style:name="T117" style:family="text">
      <style:text-properties officeooo:rsid="01a14cbf"/>
    </style:style>
    <style:style style:name="T118" style:family="text">
      <style:text-properties officeooo:rsid="01a85623"/>
    </style:style>
    <style:style style:name="T119" style:family="text">
      <style:text-properties officeooo:rsid="01aa8dbc"/>
    </style:style>
    <style:style style:name="T120" style:family="text">
      <style:text-properties officeooo:rsid="01acbc68"/>
    </style:style>
    <style:style style:name="T121" style:family="text">
      <style:text-properties officeooo:rsid="01ae494f"/>
    </style:style>
    <style:style style:name="T122" style:family="text">
      <style:text-properties officeooo:rsid="01b11435"/>
    </style:style>
    <style:style style:name="T123" style:family="text">
      <style:text-properties officeooo:rsid="01b336d2"/>
    </style:style>
    <style:style style:name="T124" style:family="text">
      <style:text-properties officeooo:rsid="01b173e3"/>
    </style:style>
    <style:style style:name="T125" style:family="text">
      <style:text-properties officeooo:rsid="01b48c37"/>
    </style:style>
    <style:style style:name="T126" style:family="text">
      <style:text-properties officeooo:rsid="01bc0831"/>
    </style:style>
    <style:style style:name="T127" style:family="text">
      <style:text-properties officeooo:rsid="01bca4ce"/>
    </style:style>
    <style:style style:name="T128" style:family="text">
      <style:text-properties officeooo:rsid="01bd7e77"/>
    </style:style>
    <style:style style:name="T129" style:family="text">
      <style:text-properties officeooo:rsid="01bf514b"/>
    </style:style>
    <style:style style:name="T130" style:family="text">
      <style:text-properties officeooo:rsid="01c53574"/>
    </style:style>
    <style:style style:name="T131" style:family="text">
      <style:text-properties officeooo:rsid="01c83700"/>
    </style:style>
    <style:style style:name="T132" style:family="text">
      <style:text-properties officeooo:rsid="01cf5384"/>
    </style:style>
    <style:style style:name="T133" style:family="text">
      <style:text-properties officeooo:rsid="01d1d6b0"/>
    </style:style>
    <style:style style:name="T134" style:family="text">
      <style:text-properties officeooo:rsid="01d510da"/>
    </style:style>
    <style:style style:name="T135" style:family="text">
      <style:text-properties officeooo:rsid="01dcff4f"/>
    </style:style>
    <style:style style:name="T136" style:family="text">
      <style:text-properties style:font-name="Verdana2" officeooo:rsid="01d510da"/>
    </style:style>
    <style:style style:name="T137" style:family="text">
      <style:text-properties style:font-name="Verdana2" officeooo:rsid="01e3c650"/>
    </style:style>
    <style:style style:name="T138" style:family="text">
      <style:text-properties officeooo:rsid="01ebd59d"/>
    </style:style>
    <style:style style:name="T139" style:family="text">
      <style:text-properties officeooo:rsid="01ece418"/>
    </style:style>
    <style:style style:name="T140" style:family="text">
      <style:text-properties officeooo:rsid="01f2dc6b"/>
    </style:style>
    <style:style style:name="T141" style:family="text">
      <style:text-properties officeooo:rsid="01f3a44c"/>
    </style:style>
    <style:style style:name="T142" style:family="text">
      <style:text-properties officeooo:rsid="01f4f4e8"/>
    </style:style>
    <style:style style:name="T143" style:family="text">
      <style:text-properties officeooo:rsid="01fa7c36"/>
    </style:style>
    <style:style style:name="T144" style:family="text">
      <style:text-properties officeooo:rsid="02077d7c"/>
    </style:style>
    <style:style style:name="T145" style:family="text">
      <style:text-properties officeooo:rsid="020b50b2"/>
    </style:style>
    <style:style style:name="T146" style:family="text">
      <style:text-properties officeooo:rsid="020e5ecc"/>
    </style:style>
    <style:style style:name="T147" style:family="text">
      <style:text-properties officeooo:rsid="02108767"/>
    </style:style>
    <style:style style:name="T148" style:family="text">
      <style:text-properties officeooo:rsid="0214a23a"/>
    </style:style>
    <style:style style:name="T149" style:family="text">
      <style:text-properties officeooo:rsid="021822c1"/>
    </style:style>
    <style:style style:name="T150" style:family="text">
      <style:text-properties officeooo:rsid="0218d652"/>
    </style:style>
    <style:style style:name="T151" style:family="text">
      <style:text-properties officeooo:rsid="021a688d"/>
    </style:style>
    <style:style style:name="T152" style:family="text">
      <style:text-properties officeooo:rsid="021ca456"/>
    </style:style>
    <style:style style:name="T153" style:family="text">
      <style:text-properties officeooo:rsid="021ec61e"/>
    </style:style>
    <style:style style:name="T154" style:family="text">
      <style:text-properties officeooo:rsid="022380ae"/>
    </style:style>
    <style:style style:name="T155" style:family="text">
      <style:text-properties officeooo:rsid="0225aaa6"/>
    </style:style>
    <style:style style:name="T156" style:family="text">
      <style:text-properties officeooo:rsid="0225fede"/>
    </style:style>
    <style:style style:name="T157" style:family="text">
      <style:text-properties officeooo:rsid="0228cbdb"/>
    </style:style>
    <style:style style:name="T158" style:family="text">
      <style:text-properties officeooo:rsid="022a51f5"/>
    </style:style>
    <style:style style:name="T159" style:family="text">
      <style:text-properties officeooo:rsid="022c0c05"/>
    </style:style>
    <style:style style:name="T160" style:family="text">
      <style:text-properties officeooo:rsid="023464a1"/>
    </style:style>
    <style:style style:name="T161" style:family="text">
      <style:text-properties officeooo:rsid="02362e63"/>
    </style:style>
    <style:style style:name="T162" style:family="text">
      <style:text-properties officeooo:rsid="0237d542"/>
    </style:style>
    <style:style style:name="T163" style:family="text">
      <style:text-properties officeooo:rsid="023d1e28"/>
    </style:style>
    <style:style style:name="T164" style:family="text">
      <style:text-properties officeooo:rsid="0240f336"/>
    </style:style>
    <style:style style:name="T165" style:family="text">
      <style:text-properties officeooo:rsid="0245b1f1"/>
    </style:style>
    <style:style style:name="T166" style:family="text">
      <style:text-properties officeooo:rsid="0247ba4d"/>
    </style:style>
    <style:style style:name="T167" style:family="text">
      <style:text-properties officeooo:rsid="024f78bf"/>
    </style:style>
    <style:style style:name="T168" style:family="text">
      <style:text-properties officeooo:rsid="0256ef0a"/>
    </style:style>
    <style:style style:name="T169" style:family="text">
      <style:text-properties officeooo:rsid="025999c2"/>
    </style:style>
    <style:style style:name="T170" style:family="text">
      <style:text-properties officeooo:rsid="025dccdd"/>
    </style:style>
    <style:style style:name="T171" style:family="text">
      <style:text-properties officeooo:rsid="025e1211"/>
    </style:style>
    <style:style style:name="T172" style:family="text">
      <style:text-properties officeooo:rsid="0262aecb"/>
    </style:style>
    <style:style style:name="T173" style:family="text">
      <style:text-properties officeooo:rsid="026f59f5"/>
    </style:style>
    <style:style style:name="T174" style:family="text">
      <style:text-properties officeooo:rsid="0273c7c2"/>
    </style:style>
    <style:style style:name="T175" style:family="text">
      <style:text-properties officeooo:rsid="02790489"/>
    </style:style>
    <style:style style:name="T176" style:family="text">
      <style:text-properties officeooo:rsid="0292bfc4"/>
    </style:style>
    <style:style style:name="T177" style:family="text">
      <style:text-properties officeooo:rsid="029558d4"/>
    </style:style>
    <style:style style:name="T178" style:family="text">
      <style:text-properties officeooo:rsid="029f7393"/>
    </style:style>
    <style:style style:name="T179" style:family="text">
      <style:text-properties officeooo:rsid="02a31b44"/>
    </style:style>
    <style:style style:name="T180" style:family="text">
      <style:text-properties officeooo:rsid="02a5dfdc"/>
    </style:style>
    <style:style style:name="T181" style:family="text">
      <style:text-properties officeooo:rsid="02a6939a"/>
    </style:style>
    <style:style style:name="T182" style:family="text">
      <style:text-properties officeooo:rsid="02a7629f"/>
    </style:style>
    <style:style style:name="T183" style:family="text">
      <style:text-properties officeooo:rsid="02a8935a"/>
    </style:style>
    <style:style style:name="T184" style:family="text">
      <style:text-properties officeooo:rsid="02a91385"/>
    </style:style>
    <style:style style:name="T185" style:family="text">
      <style:text-properties officeooo:rsid="02aaad00"/>
    </style:style>
    <style:style style:name="T186" style:family="text">
      <style:text-properties officeooo:rsid="02b0cfc9"/>
    </style:style>
    <style:style style:name="T187" style:family="text">
      <style:text-properties officeooo:rsid="02b2fd74"/>
    </style:style>
    <style:style style:name="T188" style:family="text">
      <style:text-properties officeooo:rsid="02b793a4"/>
    </style:style>
    <style:style style:name="T189" style:family="text">
      <style:text-properties officeooo:rsid="02b8039d"/>
    </style:style>
    <style:style style:name="T190" style:family="text">
      <style:text-properties officeooo:rsid="02b952dd"/>
    </style:style>
    <style:style style:name="T191" style:family="text">
      <style:text-properties officeooo:rsid="02bea9e7"/>
    </style:style>
    <style:style style:name="T192" style:family="text">
      <style:text-properties officeooo:rsid="02c34531"/>
    </style:style>
    <style:style style:name="T193" style:family="text">
      <style:text-properties officeooo:rsid="02c6bd0c"/>
    </style:style>
    <style:style style:name="T194" style:family="text">
      <style:text-properties officeooo:rsid="02cb29d1"/>
    </style:style>
    <style:style style:name="T195" style:family="text">
      <style:text-properties officeooo:rsid="02cc14f9"/>
    </style:style>
    <style:style style:name="T196" style:family="text">
      <style:text-properties officeooo:rsid="02ced728"/>
    </style:style>
    <style:style style:name="T197" style:family="text">
      <style:text-properties officeooo:rsid="02c2426e"/>
    </style:style>
    <style:style style:name="T198" style:family="text">
      <style:text-properties officeooo:rsid="02d1771e"/>
    </style:style>
    <style:style style:name="T199" style:family="text">
      <style:text-properties officeooo:rsid="02d469cc"/>
    </style:style>
    <style:style style:name="T200" style:family="text">
      <style:text-properties officeooo:rsid="02d4a0f3"/>
    </style:style>
    <style:style style:name="T201" style:family="text">
      <style:text-properties officeooo:rsid="02d5bc46"/>
    </style:style>
    <style:style style:name="T202" style:family="text">
      <style:text-properties officeooo:rsid="02d609a2"/>
    </style:style>
    <style:style style:name="T203" style:family="text">
      <style:text-properties fo:font-weight="bold" style:font-weight-asian="bold" style:font-weight-complex="bold"/>
    </style:style>
    <style:style style:name="T204" style:family="text">
      <style:text-properties officeooo:rsid="02e1ecab"/>
    </style:style>
    <style:style style:name="T205" style:family="text">
      <style:text-properties fo:color="#ff6600"/>
    </style:style>
    <style:style style:name="T206" style:family="text">
      <style:text-properties officeooo:rsid="02e420fc"/>
    </style:style>
    <style:style style:name="T207" style:family="text">
      <style:text-properties officeooo:rsid="02e7c9d6"/>
    </style:style>
    <style:style style:name="T208" style:family="text">
      <style:text-properties officeooo:rsid="02e98509"/>
    </style:style>
    <style:style style:name="T209" style:family="text">
      <style:text-properties officeooo:rsid="02f2c4bd"/>
    </style:style>
    <style:style style:name="T210" style:family="text">
      <style:text-properties officeooo:rsid="02f4a7b7"/>
    </style:style>
    <style:style style:name="T211" style:family="text">
      <style:text-properties officeooo:rsid="02f76e43"/>
    </style:style>
    <style:style style:name="T212" style:family="text">
      <style:text-properties officeooo:rsid="02f7a684"/>
    </style:style>
    <style:style style:name="T213" style:family="text">
      <style:text-properties officeooo:rsid="02fe8947"/>
    </style:style>
    <style:style style:name="T214" style:family="text">
      <style:text-properties officeooo:rsid="030031ad"/>
    </style:style>
    <style:style style:name="T215" style:family="text">
      <style:text-properties officeooo:rsid="030200f6"/>
    </style:style>
    <style:style style:name="T216" style:family="text">
      <style:text-properties officeooo:rsid="03021dbf"/>
    </style:style>
    <style:style style:name="T217" style:family="text">
      <style:text-properties officeooo:rsid="03031258"/>
    </style:style>
    <style:style style:name="T218" style:family="text">
      <style:text-properties officeooo:rsid="0304a7c4"/>
    </style:style>
    <style:style style:name="T219" style:family="text">
      <style:text-properties officeooo:rsid="0305f8be"/>
    </style:style>
    <style:style style:name="T220" style:family="text">
      <style:text-properties officeooo:rsid="03074167"/>
    </style:style>
    <style:style style:name="T221" style:family="text">
      <style:text-properties officeooo:rsid="03081bed"/>
    </style:style>
    <style:style style:name="T222" style:family="text">
      <style:text-properties officeooo:rsid="03093fd2"/>
    </style:style>
    <style:style style:name="T223" style:family="text">
      <style:text-properties officeooo:rsid="030945ff"/>
    </style:style>
    <style:style style:name="T224" style:family="text">
      <style:text-properties officeooo:rsid="030b486a"/>
    </style:style>
    <style:style style:name="T225" style:family="text">
      <style:text-properties officeooo:rsid="030cd574"/>
    </style:style>
    <style:style style:name="T226" style:family="text">
      <style:text-properties officeooo:rsid="030d8e97"/>
    </style:style>
    <style:style style:name="T227" style:family="text">
      <style:text-properties officeooo:rsid="030f57ca"/>
    </style:style>
    <style:style style:name="T228" style:family="text">
      <style:text-properties officeooo:rsid="030fc7fe"/>
    </style:style>
    <style:style style:name="T229" style:family="text">
      <style:text-properties officeooo:rsid="0314464d"/>
    </style:style>
    <style:style style:name="T230" style:family="text">
      <style:text-properties officeooo:rsid="03144688"/>
    </style:style>
    <style:style style:name="T231" style:family="text">
      <style:text-properties officeooo:rsid="03179ad0"/>
    </style:style>
    <style:style style:name="T232" style:family="text">
      <style:text-properties officeooo:rsid="031b3cb4"/>
    </style:style>
    <style:style style:name="T233" style:family="text">
      <style:text-properties officeooo:rsid="031b4cde"/>
    </style:style>
    <style:style style:name="T234" style:family="text">
      <style:text-properties officeooo:rsid="031be496"/>
    </style:style>
    <style:style style:name="T235" style:family="text">
      <style:text-properties officeooo:rsid="031beedc"/>
    </style:style>
    <style:style style:name="T236" style:family="text">
      <style:text-properties officeooo:rsid="031c3dcf"/>
    </style:style>
    <style:style style:name="T237" style:family="text">
      <style:text-properties officeooo:rsid="031d3858"/>
    </style:style>
    <style:style style:name="T238" style:family="text">
      <style:text-properties officeooo:rsid="031edb30"/>
    </style:style>
    <style:style style:name="T239" style:family="text">
      <style:text-properties officeooo:rsid="031f5319"/>
    </style:style>
    <style:style style:name="T240" style:family="text">
      <style:text-properties officeooo:rsid="031f5b1a"/>
    </style:style>
    <style:style style:name="T241" style:family="text">
      <style:text-properties officeooo:rsid="0320b6e8"/>
    </style:style>
    <style:style style:name="T242" style:family="text">
      <style:text-properties officeooo:rsid="0320b748"/>
    </style:style>
    <style:style style:name="T243" style:family="text">
      <style:text-properties officeooo:rsid="03228e83"/>
    </style:style>
    <style:style style:name="T244" style:family="text">
      <style:text-properties officeooo:rsid="03230b07"/>
    </style:style>
    <style:style style:name="T245" style:family="text">
      <style:text-properties officeooo:rsid="0324ed2e"/>
    </style:style>
    <style:style style:name="T246" style:family="text">
      <style:text-properties officeooo:rsid="03262258"/>
    </style:style>
    <style:style style:name="T247" style:family="text">
      <style:text-properties officeooo:rsid="03284c88"/>
    </style:style>
    <style:style style:name="T248" style:family="text">
      <style:text-properties officeooo:rsid="0328bb13"/>
    </style:style>
    <style:style style:name="T249" style:family="text">
      <style:text-properties officeooo:rsid="0328e7dd"/>
    </style:style>
    <style:style style:name="T250" style:family="text">
      <style:text-properties officeooo:rsid="0329970b"/>
    </style:style>
    <style:style style:name="T251" style:family="text">
      <style:text-properties fo:font-weight="normal" style:font-weight-asian="normal" style:font-weight-complex="normal"/>
    </style:style>
    <style:style style:name="T252" style:family="text">
      <style:text-properties officeooo:rsid="0330e16d"/>
    </style:style>
    <style:style style:name="T253" style:family="text">
      <style:text-properties officeooo:rsid="0337e792"/>
    </style:style>
    <style:style style:name="T254" style:family="text">
      <style:text-properties officeooo:rsid="03386ae5"/>
    </style:style>
    <style:style style:name="T255" style:family="text">
      <style:text-properties officeooo:rsid="033a5f08"/>
    </style:style>
    <style:style style:name="T256" style:family="text">
      <style:text-properties officeooo:rsid="033aa8d0"/>
    </style:style>
    <style:style style:name="T257" style:family="text">
      <style:text-properties officeooo:rsid="033e8dc1"/>
    </style:style>
    <style:style style:name="T258" style:family="text">
      <style:text-properties officeooo:rsid="0341e6b7"/>
    </style:style>
    <style:style style:name="T259" style:family="text">
      <style:text-properties officeooo:rsid="0343f908"/>
    </style:style>
    <style:style style:name="T260" style:family="text">
      <style:text-properties officeooo:rsid="0344bde8"/>
    </style:style>
    <style:style style:name="T261" style:family="text">
      <style:text-properties officeooo:rsid="03486db3"/>
    </style:style>
    <style:style style:name="T262" style:family="text">
      <style:text-properties officeooo:rsid="034d49ff"/>
    </style:style>
    <style:style style:name="T263" style:family="text">
      <style:text-properties officeooo:rsid="034ee75a"/>
    </style:style>
    <style:style style:name="T264" style:family="text">
      <style:text-properties officeooo:rsid="034f56fa"/>
    </style:style>
    <style:style style:name="T265" style:family="text">
      <style:text-properties officeooo:rsid="0351e2e2"/>
    </style:style>
    <style:style style:name="T266" style:family="text">
      <style:text-properties officeooo:rsid="0352745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odo man kann alles in Doku lesen aber manchmal ist es spannender etwas an Beispielen gezeigt zu bekommen.</text:p>
      <text:h text:style-name="P439"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22">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418" text:outline-level="2"><text:soft-page-break/>Wichtiges zum Buch</text:h>
      <text:h text:style-name="P442" text:outline-level="3">Worum geht es in diesem Buch</text:h>
      <text:h text:style-name="P442"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419" text:outline-level="2">Die Autorin</text:h>
      <text:p text:style-name="P13">Fragen per E-Mail an <text:span text:style-name="T6">die E-Mail-Adresse info@astrid-guenther.de</text:span></text:p>
      <text:h text:style-name="P440" text:outline-level="1">Eine Karte <text:span text:style-name="T15">mit Leaflet </text:span>erstellen</text:h>
      <text:p text:style-name="P19">Todo was behandelt dieses Kapitel?</text:p>
      <text:h text:style-name="P420"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7690373150892644191" text:style-name="L1">
        <text:list-item>
          <text:p text:style-name="P463"><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463"><text:bookmark-start text:name="__DdeLink__456_1591445353"/>Erstellen Sie ein &lt;div&gt;-Element in dem die Karte angezeigt werden soll.<text:bookmark-end text:name="__DdeLink__456_1591445353"/></text:p>
        </text:list-item>
        <text:list-item>
          <text:p text:style-name="P463"><text:bookmark-start text:name="__DdeLink__458_1591445353"/>Erstellen Sie das Karten-Objekt.<text:bookmark-end text:name="__DdeLink__458_1591445353"/></text:p>
        </text:list-item>
        <text:list-item>
          <text:p text:style-name="P463"><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365"><text:bookmark-start text:name="__DdeLink__433_1591445353"/>&lt;!DOCTYPE html&gt;</text:p>
      <text:p text:style-name="P365">&lt;html&gt;</text:p>
      <text:p text:style-name="P365">&lt;head&gt;</text:p>
      <text:p text:style-name="P367">&lt;title&gt;Eine OSM Karte mit Leaflet&lt;/title&gt;</text:p>
      <text:p text:style-name="P365"><text:soft-page-break/>&lt;/head&gt;</text:p>
      <text:p text:style-name="P365">&lt;body&gt;</text:p>
      <text:p text:style-name="P366">&lt;/body&gt;</text:p>
      <text:p text:style-name="P366">&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7861631850992370009" text:style-name="L2">
        <text:list-item>
          <text:p text:style-name="P464"><text:span text:style-name="T13">Erstellen Sie eine eigene </text:span>lokale Kopie <text:span text:style-name="T13">der Dateien</text:span></text:p>
        </text:list-item>
        <text:list-item>
          <text:p text:style-name="P465">Laden Sie die Dateien über ein Content Delivery Network (CDN)</text:p>
        </text:list-item>
      </text:list>
      <text:p text:style-name="P396">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368">&lt;title&gt;Eine OSM Karte mit Leaflet&lt;/title&gt;</text:p>
      <text:p text:style-name="P370"><text:bookmark-start text:name="__DdeLink__600_1677780976"/>&lt;link rel="stylesheet" href="https://unpkg.com/leaflet@1.1.0/dist/leaflet.css" /&gt;</text:p>
      <text:p text:style-name="P370">&lt;script src="https://unpkg.com/leaflet@1.1.0/dist/leaflet.js"&gt;&lt;/script&gt;</text:p>
      <text:p text:style-name="P378"><text:bookmark-end text:name="__DdeLink__600_1677780976"/>&lt;/head&gt;</text:p>
      <text:p text:style-name="Quelltext">&lt;body&gt;</text:p>
      <text:p text:style-name="Quelltext">&lt;/body&gt;</text:p>
      <text:p text:style-name="Quelltext">&lt;/html&gt; <text:span text:style-name="T18">todo 998</text:span></text:p>
      <text:p text:style-name="P111"><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58">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408"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384">&lt;!DOCTYPE HTML&gt;</text:p>
      <text:p text:style-name="P384">&lt;html&gt;</text:p>
      <text:p text:style-name="P384">&lt;head&gt;</text:p>
      <text:p text:style-name="P384">&lt;title&gt;Eine OSM Karte mit Leaflet&lt;/title&gt;</text:p>
      <text:p text:style-name="P384">&lt;link rel="stylesheet" href="https://unpkg.com/leaflet@1.1.0/dist/leaflet.css" /&gt;</text:p>
      <text:p text:style-name="P384">&lt;script src="https://unpkg.com/leaflet@1.1.0/dist/leaflet.js"&gt;&lt;/script&gt;</text:p>
      <text:p text:style-name="P384">&lt;/head&gt;</text:p>
      <text:p text:style-name="P384">&lt;body&gt;</text:p>
      <text:p text:style-name="P371"><text:soft-page-break/>&lt;div style="height: 180px;" id="mapid"&gt;&lt;/div&gt;</text:p>
      <text:p text:style-name="P384">&lt;/body&gt;</text:p>
      <text:p text:style-name="P384">&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384"><text:bookmark-start text:name="__DdeLink__616_1677780976"/>&lt;!DOCTYPE HTML&gt;</text:p>
      <text:p text:style-name="P384">&lt;html&gt;</text:p>
      <text:p text:style-name="P384">&lt;head&gt;</text:p>
      <text:p text:style-name="P384">&lt;title&gt;Eine OSM Karte mit Leaflet&lt;/title&gt;</text:p>
      <text:p text:style-name="P384">&lt;link rel="stylesheet" href="https://unpkg.com/leaflet@1.1.0/dist/leaflet.css" /&gt;</text:p>
      <text:p text:style-name="P384">&lt;script src="https://unpkg.com/leaflet@1.1.0/dist/leaflet.js"&gt;&lt;/script&gt;</text:p>
      <text:p text:style-name="P384">&lt;/head&gt;</text:p>
      <text:p text:style-name="P384">&lt;body&gt;</text:p>
      <text:p text:style-name="P384">&lt;div style="height: 180px;" id="mapid"&gt;&lt;/div&gt;</text:p>
      <text:p text:style-name="P372"><text:bookmark-start text:name="__DdeLink__618_1677780976"/>&lt;script&gt;</text:p>
      <text:p text:style-name="P373">var mymap = L.map('mapid').setView([50.27264, 7.26469], 13);</text:p>
      <text:p text:style-name="P372">&lt;/script&gt;<text:bookmark-end text:name="__DdeLink__618_1677780976"/></text:p>
      <text:p text:style-name="P384">&lt;/body&gt;</text:p>
      <text:p text:style-name="P379"><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3">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4">Kacheln in einem Layer werden als Service von unterschiedlichen Servern angeboten. Im <text:span text:style-name="T43">nächsten</text:span> Kapitel <text:span text:style-name="T43">werde</text:span> ich Ihnen <text:span text:style-name="T43">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43">verwende hier</text:span> OpenstreetMap zur Darstellung der Karte. Die rechtlichen <text:span text:style-name="T43">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380"><text:bookmark-start text:name="__DdeLink__29273_1677780976"/>&lt;!DOCTYPE HTML&gt;</text:p>
      <text:p text:style-name="P380">&lt;html&gt;</text:p>
      <text:p text:style-name="P380">&lt;head&gt;</text:p>
      <text:p text:style-name="P380">&lt;title&gt;Eine OSM Karte mit Leaflet&lt;/title&gt;</text:p>
      <text:p text:style-name="P380">&lt;link rel="stylesheet" href="https://unpkg.com/leaflet@1.1.0/dist/leaflet.css" /&gt;</text:p>
      <text:p text:style-name="P380">&lt;script src="https://unpkg.com/leaflet@1.1.0/dist/leaflet.js"&gt;&lt;/script&gt;</text:p>
      <text:p text:style-name="P380">&lt;/head&gt;</text:p>
      <text:p text:style-name="P380">&lt;body&gt;</text:p>
      <text:p text:style-name="P380">&lt;div style="height: 180px;" id="mapid"&gt;&lt;/div&gt;</text:p>
      <text:p text:style-name="P380">&lt;script&gt;</text:p>
      <text:p text:style-name="P380">var mymap = L.map('mapid').setView([50.27264, 7.26469], 13);</text:p>
      <text:p text:style-name="P380">L.tileLayer('http://{s}.tile.osm.org/{z}/{x}/{y}.png').addTo(mymap);</text:p>
      <text:p text:style-name="P380">&lt;/script&gt;</text:p>
      <text:p text:style-name="P380">&lt;/body&gt;</text:p>
      <text:p text:style-name="P380">&lt;/html&gt; todo 995<text:bookmark-end text:name="__DdeLink__29273_1677780976"/></text:p>
      <text:p text:style-name="P11"/>
      <text:p text:style-name="P11"/>
      <text:h text:style-name="P421" text:outline-level="2"><text:soft-page-break/>Exkurs: Längengrad und Breitengrad: Geographische Koordinaten</text:h>
      <text:p text:style-name="P345">Todo: <text:a xlink:type="simple" xlink:href="https://www.timeanddate.de/geographie/laengengrad-breitengrad" text:style-name="Internet_20_link" text:visited-style-name="Visited_20_Internet_20_Link">https://www.timeanddate.de/geographie/laengengrad-breitengrad</text:a></text:p>
      <text:p text:style-name="P345">todo 964.png 964a.png, und 964b.png noch ändern.</text:p>
      <text:p text:style-name="P349">Todo Texte in diesem Kapitel ändern</text:p>
      <text:p text:style-name="P346">Mithilfe von Längen- und Breitengraden können Sie die genaue Position jedes Punktes auf der Erdoberfläche angeben.</text:p>
      <text:p text:style-name="Text_20_body">964.<text:span text:style-name="T209">png</text:span></text:p>
      <text:h text:style-name="Heading_20_3" text:outline-level="3">Das Koordinatensystem</text:h>
      <text:p text:style-name="P346">Zum Aufbau des Koordinatensystems wird unser Erdball zunächst in 180 Breitengrade und 360 Längengrade eingeteilt.</text:p>
      <text:list xml:id="list5622229482908666321" text:style-name="L3">
        <text:list-item>
          <text:p text:style-name="P467">Breitengrade verlaufen parallel zum Äquator.</text:p>
        </text:list-item>
        <text:list-item>
          <text:p text:style-name="P466"><text:span text:style-name="T209">Auf einer </text:span><text:a xlink:type="simple" xlink:href="https://de.wikipedia.org/wiki/Einnorden" text:style-name="Internet_20_link" text:visited-style-name="Visited_20_Internet_20_Link"><text:span text:style-name="T209">eingenordeten</text:span></text:a><text:span text:style-name="T209"> Karte sind die Breitengrade etwa waagerecht.</text:span></text:p>
        </text:list-item>
        <text:list-item>
          <text:p text:style-name="P467">Längengrade verbinden Nord- und Südpol.</text:p>
        </text:list-item>
        <text:list-item>
          <text:p text:style-name="P466"><text:span text:style-name="T209">Auf einer </text:span><text:a xlink:type="simple" xlink:href="https://de.wikipedia.org/wiki/Einnorden" text:style-name="Internet_20_link" text:visited-style-name="Visited_20_Internet_20_Link"><text:span text:style-name="T209">eingenordeten</text:span></text:a><text:span text:style-name="T209"> Karte sind die Längengrade etwa senkrecht.</text:span></text:p>
        </text:list-item>
      </text:list>
      <text:p text:style-name="P346">So entsteht ein grobmaschiges Gitter, anhand dessen <text:span text:style-name="T210">jeder</text:span> die ungefähre Position auf der Erdoberfläche <text:span text:style-name="T210">bestimmen</text:span> kann. Um die Genauigkeit zu erhöhen, wird jeder Breiten- und Längengrad <text:span text:style-name="T210">weiter</text:span> unterteilt.</text:p>
      <text:h text:style-name="Heading_20_3" text:outline-level="3">Breitengrade</text:h>
      <text:p text:style-name="P347">Die Breitenkreise verlaufen auf einer Ost-West-Achse und <text:span text:style-name="T210">bilden</text:span> so die Nord-Süd-Dimension eines Ortes auf der Erdoberfläche <text:span text:style-name="T210">ab</text:span>. <text:span text:style-name="T210">Sie wissen sicher noch aus dem Geografieunterricht in der Schule, dass der </text:span>Äquator im rechten Winkel zur Erdachse verläuft. <text:span text:style-name="T210">Er liegt </text:span>ungefähr in der Mitte zwischen Nord- und Südpol. Mit einem Winkel von 0° gilt er im geogra<text:span text:style-name="T210">f</text:span>ischen Koordinatensystem als Ausgangspunkt für die Berechnung der Breitenkreise.</text:p>
      <text:p text:style-name="P346">Die geographische Breite wird angegeben als Winkel zwischen der Linie Erdmittelpunkt-Äquator und der Linie Erdmittelpunkt-Ort. Nord- und Südpol haben einen Breitenwinkel von 90°. Um Orte auf der Nordhalbkugel von jenen auf der Südhalbkugel zu unterscheiden, wird die Breite in der traditionellen Schreibweise zusätzlich mit einem N für Nord oder einem S für Süd versehen.</text:p>
      <text:p text:style-name="P346">Beispiel: Der Alexanderplatz in Berlin liegt auf 52°31′18″N (nördlicher Breite). Zöge man einen geraden Strich von dort zum Erdmittelpunkt, hätte er genau <text:soft-page-break/>diesen Winkel zur Äquatorebene bzw. zu einem Strich auf demselben Längengrad vom Äquator zum Erdmittelpunkt.</text:p>
      <text:h text:style-name="Heading_20_3" text:outline-level="3">Die wichtigsten Breitenkreise</text:h>
      <text:p text:style-name="P349">964a.png</text:p>
      <text:h text:style-name="Heading_20_4" text:outline-level="4">Polarkreis</text:h>
      <text:p text:style-name="P346">Die Polarkreise liegen bei jeweils 66° 34′ nördlicher und südlicher Breite. Diese Breitenkreise begrenzen die Regionen um die Pole, in denen die Sonne zur Sommersonnenwende nicht untergeht, wo also dann Mitternachtssonne herrscht. Zur Wintersonnenwende geht die Sonne hier nicht auf, es herrscht Polarnacht.</text:p>
      <text:h text:style-name="Heading_20_4" text:outline-level="4">Wendekreise</text:h>
      <text:p text:style-name="P346">Die Wendekreise liegen bei jeweils 23° 26′ nördlicher und südlicher Breite. Diese Breitenkreise markieren den Sonnenzenit zu den Sommersonnenwenden der Nord- und Südhalbkugel.</text:p>
      <text:h text:style-name="Heading_20_4" text:outline-level="4">Äquator</text:h>
      <text:p text:style-name="P346">Der Äquator liegt bei 0°. Die Äquatorebene durchläuft in etwa den Mittelpunkt der Erdachse zwischen Nord- und Südpol.</text:p>
      <text:h text:style-name="Heading_20_2" text:outline-level="2">Längengrade</text:h>
      <text:p text:style-name="P346">Die Längenkreise verlaufen auf einer Nord-Süd-Achse und beschreiben so die Ost-West-Dimension eines Ortes auf der Erdoberfläche.</text:p>
      <text:p text:style-name="P346">Als erdumspannende Kreise durchlaufen sie den Nord- und Südpol und kreuzen den Äquator. Eine die Pole verbindende Längenkreishälfte wird als Meridian bezeichnet.</text:p>
      <text:p text:style-name="P346">Anders als die Breitengrade, deren Winkel sich vom Äquator ableiten, haben die Längengrade keinen natürlichen Nullpunkt. Deswegen wurden bis ins frühe 20. Jahrhundert je nach Land verschiedene Ausgangspunkte verwendet. Heute gilt der Meridan, der den Londoner Stadtteil Greenwich durchläuft, als Nullmeridian und somit als Ausgangspunkt für die Berechnung der Längengrade.</text:p>
      <text:p text:style-name="P346">Die geographische Länge wird angegeben als Winkel zwischen der Linie Erdmittelpunkt-Nullmeridian und der Linie Erdmittelpunkt-Ort. Der Greenwich-Meridian hat einen Winkel von 0°, während der gegenüberliegende Längengrad, entlang dessen die Datumsgrenze verläuft, einen Winkel von 180° aufweist.</text:p>
      <text:p text:style-name="P346"><text:soft-page-break/>Der Nullmeridian unterteilt die Erdoberfläche in eine westliche und eine östliche Halbkugel. Um Orte auf den beiden Hemisphären voneinander zu unterscheiden, wird in der traditionellen Schreibweise die Länge zusätzlich mit einem W für West oder einem O für Ost versehen.</text:p>
      <text:p text:style-name="P346">Beispiel: Das Openhaus von Sydney liegt auf 151°12′50.5″O (östlicher Länge). Zöge man einen geraden Strich von dort zum Erdmittelpunkt, hätte er genau diesen Winkel zu einem Strich auf demselben Breitengrad vom Nullmeridian zum Erdmittelpunkt.</text:p>
      <text:p text:style-name="P350">964b.png</text:p>
      <text:h text:style-name="Heading_20_2" text:outline-level="2">Schreibweisen</text:h>
      <text:p text:style-name="P346">Bei der Angabe von geographischen Koordinaten wird heute normalerweise eine von zwei Schreibweisen verwendet.</text:p>
      <text:p text:style-name="Quotations">Todo umrechner: https://www.deine-berge.de/Rechner/Koordinaten/Dezimal/51,10</text:p>
      <text:h text:style-name="Heading_20_3" text:outline-level="3">Das Sexagesimalsystem</text:h>
      <text:p text:style-name="P348">Dies ist die <text:span text:style-name="T211">traditionelle</text:span> Schreibweise. <text:span text:style-name="T212">Jeder Breiten- und Längengrad (°) wird in 60 Minuten (′) mit je 60 Sekunden (″) unterteilt. </text:span>Das <text:a xlink:type="simple" xlink:href="https://de.wikipedia.org/wiki/Sexagesimalsystem" text:style-name="Internet_20_link" text:visited-style-name="Visited_20_Internet_20_Link">Sexagesimalsystem</text:a> ist ein Zahlensystem, das auf der Zahl 60 basiert. Hier bestehen die Koordinaten aus drei <text:span text:style-name="T211">Komponenten</text:span>:</text:p>
      <text:list xml:id="list1481149846709814980" text:style-name="L4">
        <text:list-item>
          <text:p text:style-name="P468">Längen- und Breitengrade werden als Winkel (°) angegeben.</text:p>
        </text:list-item>
        <text:list-item>
          <text:p text:style-name="P468">Jeder Grad hat 60 Minuten. Diese werden durch eine Prime (′) gekennzeichnet.</text:p>
        </text:list-item>
        <text:list-item>
          <text:p text:style-name="P468">Jede Minute hat 60 Sekunden, die anhand einer Doppelprime (″) erkennbar sind.</text:p>
        </text:list-item>
      </text:list>
      <text:p text:style-name="P346">So hat die Zugspitze die Koordinaten 47°25′16″N, 10°59′7″O.</text:p>
      <text:h text:style-name="Heading_20_3" text:outline-level="3">Die Dezimalschreibweise</text:h>
      <text:p text:style-name="P346">Parallel zum traditionell gebräuchlichen Sexagesimalsystem hat sich zusätzlich die Angabe der Koordinaten im Dezimalsystem etabliert. Das Dezimalsystem basiert auf der Zahl 10. Hier wird der Bruchteil des jeweiligen Längen- und Breitengrades durch beliebig viele Nachkommastellen angegeben. Orten auf der West- und Südhalbkugel wird ein Minus (-) vorangestellt.</text:p>
      <text:p text:style-name="P346"><text:soft-page-break/>Im Dezimalsystem werden die Koordinaten der Zugspitze so angegeben: 47.4211, 10.9852.</text:p>
      <text:p text:style-name="P346">Machu Picchu, auf dem westlichen Teil der Südhalbkugel gelegen, hat die Koordinaten</text:p>
      <text:p text:style-name="P346">-13.163333, -72.545556.</text:p>
      <text:h text:style-name="P422" text:outline-level="2"><text:span text:style-name="T26">Exkurs</text:span>: <text:span text:style-name="T22">Wie werden Landkarten auf einer Webseite angezeigt?</text:span></text:h>
      <text:h text:style-name="Heading_20_3" text:outline-level="3">Vektoren und Bitmaps</text:h>
      <text:p text:style-name="P29">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0">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1">http://t3n.de/magazin/javascript-bibliothek-d3-237224/</text:p>
      <text:h text:style-name="Heading_20_4" text:outline-level="4">Bitmaps</text:h>
      <text:p text:style-name="P29">Todo bilder</text:p>
      <text:h text:style-name="P443" text:outline-level="3">Vektoren und Bitmaps <text:span text:style-name="T24">für Karten: </text:span>Aufbau einer digitalen Vektorkarte</text:h>
      <text:p text:style-name="P27">Karten sollen intuitiv und einfach bedienbar sein. Idealerweise ist jeder Ausschnitt der Karte in jeder Auflösung schnell abrufbar. </text:p>
      <text:p text:style-name="P27">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7">Die Karte von OpenStreeMap zerlegt die Welt in Quadrate und nennt diese Quadrate Tiles. Jedes Quadrat ist 256 x 256 Pixel groß. </text:p>
      <text:p text:style-name="Quotations"><text:soft-page-break/>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7">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8"><text:bookmark-start text:name="__DdeLink__29177_1677780976"/>Zoom­stufe<text:bookmark-end text:name="__DdeLink__29177_1677780976"/></text:p>
          </table:table-cell>
          <table:table-cell table:style-name="Tabelle1.A1" office:value-type="string">
            <text:p text:style-name="P28">Kachel­anzahl</text:p>
          </table:table-cell>
          <table:table-cell table:style-name="Tabelle1.A1" office:value-type="string">
            <text:p text:style-name="P28"><text:bookmark-start text:name="__DdeLink__29179_1677780976"/>Kachelbreite entspricht<text:bookmark-end text:name="__DdeLink__29179_1677780976"/></text:p>
          </table:table-cell>
          <table:table-cell table:style-name="Tabelle1.D1" office:value-type="string">
            <text:p text:style-name="P28">Pixel entspricht</text:p>
          </table:table-cell>
        </table:table-row>
        <table:table-row>
          <table:table-cell table:style-name="Tabelle1.A2" office:value-type="string">
            <text:p text:style-name="P406">0</text:p>
          </table:table-cell>
          <table:table-cell table:style-name="Tabelle1.A2" office:value-type="string">
            <text:p text:style-name="P406">1</text:p>
          </table:table-cell>
          <table:table-cell table:style-name="Tabelle1.A2" office:value-type="string">
            <text:p text:style-name="P28"><text:bookmark-start text:name="__DdeLink__29181_1677780976"/>40.038 km<text:bookmark-end text:name="__DdeLink__29181_1677780976"/></text:p>
          </table:table-cell>
          <table:table-cell table:style-name="Tabelle1.D2" office:value-type="string">
            <text:p text:style-name="P28">156 km</text:p>
          </table:table-cell>
        </table:table-row>
        <table:table-row>
          <table:table-cell table:style-name="Tabelle1.A2" office:value-type="string">
            <text:p text:style-name="P406">1</text:p>
          </table:table-cell>
          <table:table-cell table:style-name="Tabelle1.A2" office:value-type="string">
            <text:p text:style-name="P406">4</text:p>
          </table:table-cell>
          <table:table-cell table:style-name="Tabelle1.A2" office:value-type="string">
            <text:p text:style-name="P28"><text:bookmark-start text:name="__DdeLink__29183_1677780976"/>20.019 km<text:bookmark-end text:name="__DdeLink__29183_1677780976"/></text:p>
          </table:table-cell>
          <table:table-cell table:style-name="Tabelle1.D2" office:value-type="string">
            <text:p text:style-name="P28">78 km</text:p>
          </table:table-cell>
        </table:table-row>
        <table:table-row>
          <table:table-cell table:style-name="Tabelle1.A2" office:value-type="string">
            <text:p text:style-name="P405">..</text:p>
          </table:table-cell>
          <table:table-cell table:style-name="Tabelle1.A2" office:value-type="string">
            <text:p text:style-name="P405">..</text:p>
          </table:table-cell>
          <table:table-cell table:style-name="Tabelle1.A2" office:value-type="string">
            <text:p text:style-name="P405">..</text:p>
          </table:table-cell>
          <table:table-cell table:style-name="Tabelle1.D2" office:value-type="string">
            <text:p text:style-name="P405">..</text:p>
          </table:table-cell>
        </table:table-row>
        <table:table-row>
          <table:table-cell table:style-name="Tabelle1.A2" office:value-type="string">
            <text:p text:style-name="P406">18</text:p>
          </table:table-cell>
          <table:table-cell table:style-name="Tabelle1.A2" office:value-type="string">
            <text:p text:style-name="P406"><text:bookmark-start text:name="__DdeLink__29186_1677780976"/>69 Mrd.<text:bookmark-end text:name="__DdeLink__29186_1677780976"/></text:p>
          </table:table-cell>
          <table:table-cell table:style-name="Tabelle1.A2" office:value-type="string">
            <text:p text:style-name="P406">153</text:p>
          </table:table-cell>
          <table:table-cell table:style-name="Tabelle1.D2" office:value-type="string">
            <text:p text:style-name="P406">0,6 m</text:p>
          </table:table-cell>
        </table:table-row>
        <table:table-row>
          <table:table-cell table:style-name="Tabelle1.A2" office:value-type="string">
            <text:p text:style-name="P406">19</text:p>
          </table:table-cell>
          <table:table-cell table:style-name="Tabelle1.A2" office:value-type="string">
            <text:p text:style-name="P406">275 Mrd.</text:p>
          </table:table-cell>
          <table:table-cell table:style-name="Tabelle1.A2" office:value-type="string">
            <text:p text:style-name="P406">76 m</text:p>
          </table:table-cell>
          <table:table-cell table:style-name="Tabelle1.D2" office:value-type="string">
            <text:p text:style-name="P406">0,3 m</text:p>
          </table:table-cell>
        </table:table-row>
      </table:table>
      <text:p text:style-name="P27"/>
      <text:p text:style-name="P27">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2"/>
      <text:p text:style-name="P32">998.png</text:p>
      <text:p text:style-name="P32"><text:span text:style-name="T25">99</text:span>8a.png</text:p>
      <text:p text:style-name="P327">todo exkurs tiles, <text:span text:style-name="T20">Seite 96</text:span></text:p>
      <text:p text:style-name="P328"><text:soft-page-break/>todo subdomains: <text:a xlink:type="simple" xlink:href="http://wiki.openstreetmap.org/wiki/Slippy_map_tilenames" text:style-name="Internet_20_link" text:visited-style-name="Visited_20_Internet_20_Link">http://wiki.openstreetmap.org/wiki/Slippy_map_tilenames</text:a> {s}</text:p>
      <text:h text:style-name="Heading_20_2" text:outline-level="2">Schöne Kartenlayer</text:h>
      <text:p text:style-name="P35">Nachdem das Erstellen der ersten Karte so einfach <text:span text:style-name="T45">Vonstattenging</text:span>, fragen Sie sich sicher, ob es genauso einfach <text:span text:style-name="T44">eine</text:span> alternative <text:span text:style-name="T44">Darstellung – also Kacheln eines anderen Providers – zu verwenden. Die Antwort ist: Ja, es ist so einfach!</text:span></text:p>
      <text:p text:style-name="P36">Ich zeige Ihnen hier zwei weitere Provider, nämlich Thunderforest <text:span text:style-name="T47">(</text:span><text:a xlink:type="simple" xlink:href="https://www.thunderforest.com/" text:style-name="Internet_20_link" text:visited-style-name="Visited_20_Internet_20_Link"><text:span text:style-name="T47">https://www.thunderforest.com/</text:span></text:a><text:span text:style-name="T47">) </text:span>und Stamen <text:span text:style-name="T48">(</text:span><text:a xlink:type="simple" xlink:href="https://stamen.com/" text:style-name="Internet_20_link" text:visited-style-name="Visited_20_Internet_20_Link"><text:span text:style-name="T48">https://stamen.com/</text:span></text:a><text:span text:style-name="T48">)</text:span>. Thunderforest erweitert von Openstreetmap angebotenen Kacheln und Stamen bietet etwas völlig anderes. Die Kacheln von Stamen sind eher künstlerischer Natur. <text:span text:style-name="T45">Beide Anbieter bieten Ihnen die Möglichkeit einen Alternativen Stile zu Ihrer Leaflet-Karte hinzuzufügen.</text:span></text:p>
      <text:h text:style-name="Heading_20_3" text:outline-level="3">Thunderforest</text:h>
      <text:p text:style-name="P40">Todod bei Anmeldung apikey</text:p>
      <text:p text:style-name="P38">Thunderforest bietet Ihnen gleich <text:span text:style-name="T52">neun</text:span> verschiedene Kachel-<text:span text:style-name="T50">V</text:span>arianten. <text:span text:style-name="T52">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52"> abgelegt. Die Transportvariante finden Sie unter der Adresse </text:span><text:span text:style-name="T32">https://{s}.tile.thunderforest.com/transport/{z}/{x}/{y}.png?apikey= YourApiKey.</text:span></text:p>
      <text:p text:style-name="P41"/>
      <text:list xml:id="list3596667187967469325" text:style-name="L5">
        <text:list-item>
          <text:p text:style-name="P469">OpenCyclemap <text:span text:style-name="T52">(cycle)</text:span>:<text:line-break/><text:span text:style-name="T51">997.png todo</text:span></text:p>
        </text:list-item>
        <text:list-item>
          <text:p text:style-name="P469">Transport <text:span text:style-name="T52">(transport)</text:span></text:p>
        </text:list-item>
        <text:list-item>
          <text:p text:style-name="P470">Landscape <text:span text:style-name="T52">(landscape)</text:span>:<text:line-break/><text:span text:style-name="T50">Diese Darstellung konzentrierte sich auf Informationen in der Natur – ideal für den ländlichen Kontext.</text:span></text:p>
        </text:list-item>
        <text:list-item>
          <text:p text:style-name="P469">Outdoors <text:span text:style-name="T52">(outdoors)</text:span></text:p>
        </text:list-item>
        <text:list-item>
          <text:p text:style-name="P471">Transport Dark <text:span text:style-name="T52">(transport-dark)</text:span></text:p>
        </text:list-item>
        <text:list-item>
          <text:p text:style-name="P471">Spinal Map <text:span text:style-name="T52">(spinal-map)</text:span></text:p>
        </text:list-item>
        <text:list-item>
          <text:p text:style-name="P472">Pioneer <text:span text:style-name="T52">(pioneer)</text:span></text:p>
        </text:list-item>
        <text:list-item>
          <text:p text:style-name="P472">Mobile Atlas <text:span text:style-name="T52">(mobile-atlas)</text:span></text:p>
        </text:list-item>
        <text:list-item>
          <text:p text:style-name="P472"><text:soft-page-break/>Neighbourhood <text:span text:style-name="T52">(neighbourhood)</text:span></text:p>
        </text:list-item>
      </text:list>
      <text:p text:style-name="P39"/>
      <text:p text:style-name="P37"><text:span text:style-name="T46">Wenn Sie</text:span> Thunderforest verwenden <text:span text:style-name="T46">möchten, </text:span>müssen Sie als Tile Layer nur die <text:span text:style-name="T46">im nachfolgenden Beispiel zu sehende </text:span>URL <text:span text:style-name="T49">angeben</text:span>. Der <text:span text:style-name="T46">nachfolgende Beispiel-</text:span>Programmcode zeigt Ihnen die genaue Syntax.</text:p>
      <text:p text:style-name="P381">&lt;!DOCTYPE HTML&gt;</text:p>
      <text:p text:style-name="P381">&lt;html&gt;</text:p>
      <text:p text:style-name="P381">&lt;head&gt;</text:p>
      <text:p text:style-name="P381">&lt;title&gt;Eine OSM Karte mit Leaflet&lt;/title&gt;</text:p>
      <text:p text:style-name="P381">&lt;link rel="stylesheet" href="https://unpkg.com/leaflet@1.1.0/dist/leaflet.css" /&gt;</text:p>
      <text:p text:style-name="P381">&lt;script src="https://unpkg.com/leaflet@1.1.0/dist/leaflet.js"&gt;&lt;/script&gt;</text:p>
      <text:p text:style-name="P381">&lt;/head&gt;</text:p>
      <text:p text:style-name="P381">&lt;body&gt;</text:p>
      <text:p text:style-name="P381">&lt;div style="height: 180px;" id="mapid"&gt;&lt;/div&gt;</text:p>
      <text:p text:style-name="P381">&lt;script&gt;</text:p>
      <text:p text:style-name="P381">var mymap = L.map('mapid').setView([50.27264, 7.26469], 13);</text:p>
      <text:p text:style-name="P382">L.tileLayer('<text:span text:style-name="T53">https://{s}.tile.thunderforest.com/cycle/{z}/{x}/{y}.png?apikey=YourApiKey</text:span>').addTo(mymap);</text:p>
      <text:p text:style-name="P381">&lt;/script&gt;</text:p>
      <text:p text:style-name="P381">&lt;/body&gt;</text:p>
      <text:p text:style-name="P381">&lt;/html&gt; todo 994</text:p>
      <text:p text:style-name="P383"/>
      <text:h text:style-name="Heading_20_3" text:outline-level="3">Stamen</text:h>
      <text:p text:style-name="P42">Todo</text:p>
      <text:p text:style-name="P43">Man muss Skript einbinden und speziellen Layer erstellen.</text:p>
      <text:p text:style-name="P403"><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404"><text:s text:c="8"/>"watercolor": <text:s text:c="2"/>MAKE_PROVIDER("watercolor", "jpg", 1, 18),</text:p>
      <text:p text:style-name="P44">Bild 996.png</text:p>
      <text:p text:style-name="P46">Todo Achtung zoom 19 funktioniert nicht. <text:span text:style-name="T58">(https://stackoverflow.com/questions/45299088/exclude-zoom-level-in-leaflet-stamen-map/45307170#45307170)</text:span></text:p>
      <text:p text:style-name="P45"><text:soft-page-break/></text:p>
      <text:p text:style-name="P47">Weiter Anbieter von Kachel finden Sie unter der Adresse: <text:a xlink:type="simple" xlink:href="http://wiki.openstreetmap.org/wiki/Tiles" text:style-name="Internet_20_link" text:visited-style-name="Visited_20_Internet_20_Link">http://wiki.openstreetmap.org/wiki/Tiles</text:a></text:p>
      <text:p text:style-name="P48">Tipp <text:a xlink:type="simple" xlink:href="http://mapstack.stamen.com/" text:style-name="Internet_20_link" text:visited-style-name="Visited_20_Internet_20_Link">http://mapstack.stamen.com/</text:a> Image machen</text:p>
      <text:p text:style-name="P48"/>
      <text:p text:style-name="P49">Todo: Wer google nutzen will: <text:a xlink:type="simple" xlink:href="https://gitlab.com/IvanSanchez/Leaflet.GridLayer.GoogleMutant" text:style-name="Internet_20_link" text:visited-style-name="Visited_20_Internet_20_Link">https://gitlab.com/IvanSanchez/Leaflet.GridLayer.GoogleMutant</text:a></text:p>
      <text:p text:style-name="P49"/>
      <text:p text:style-name="P53">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4"><text:a xlink:type="simple" xlink:href="https://de.wikipedia.org/wiki/Web_Map_Service" text:style-name="Internet_20_link" text:visited-style-name="Visited_20_Internet_20_Link">https://de.wikipedia.org/wiki/Web_Map_Service</text:a></text:p>
      <text:p text:style-name="P54"><text:a xlink:type="simple" xlink:href="https://de.wikipedia.org/wiki/Web_Map_Tile_Service" text:style-name="Internet_20_link" text:visited-style-name="Visited_20_Internet_20_Link">https://de.wikipedia.org/wiki/Web_Map_Tile_Service</text:a></text:p>
      <text:p text:style-name="P55">Todo Leaflet unterstützt WMS und WMTS – <text:span text:style-name="T57">Es gibt noch tms</text:span></text:p>
      <text:p text:style-name="P56">todo http://leafletjs.com/examples/wms/wms.html</text:p>
      <text:h text:style-name="P423" text:outline-level="2"><text:bookmark-start text:name="__DdeLink__31218_458207731"/>Images als Layer – Web-Map-Service<text:bookmark-end text:name="__DdeLink__31218_458207731"/></text:h>
      <text:p text:style-name="P321"><text:bookmark-start text:name="__DdeLink__31232_458207731"/>Sie haben eine Satellitenaufnahme und möchten diese als Layer verwenden.<text:bookmark-end text:name="__DdeLink__31232_458207731"/> <text:bookmark-start text:name="__DdeLink__31234_458207731"/>Nun wäre ein Umwandeln <text:span text:style-name="T182">dieser </text:span>Satellitenaufnahme<text:span text:style-name="T182"> </text:span>in <text:span text:style-name="T183">275 Milliarden </text:span>Kacheln, wie es der im vorherigen Kapitel beschriebene<text:span text:style-name="T182">n wurde, zwar möglich – es gibt aber alternative Techniken.</text:span><text:bookmark-end text:name="__DdeLink__31234_458207731"/></text:p>
      <text:p text:style-name="P52"><text:bookmark-start text:name="__DdeLink__31240_458207731"/>Eine Alternative zur <text:span text:style-name="T55">beschriebenen </text:span>Kachel-<text:span text:style-name="T55">T</text:span>echnik <text:span text:style-name="T184">ist</text:span> der Web-Map-Service.<text:bookmark-end text:name="__DdeLink__31240_458207731"/> <text:span text:style-name="T56">GetMap: </text:span><text:bookmark-start text:name="__DdeLink__31244_458207731"/><text:span text:style-name="T56">Diese Anfrage liefert ein georeferenziertes Rasterbild (Karte) vom WMS zurück.</text:span><text:bookmark-end text:name="__DdeLink__31244_458207731"/><text:span text:style-name="T56"> Innerhalb der Anfrage können u.a. Optionen über die gewünschten Kartenlayer, die gewünschte Darstellung der Layer, das zugrundeliegende Koordinatensystem, den Kartenausschnitt, die Größe der Kartenausgabe und das Ausgabeformat gemacht werden.</text:span></text:p>
      <text:p text:style-name="P51"><text:bookmark-start text:name="__DdeLink__31242_458207731"/>Ein <text:a xlink:type="simple" xlink:href="https://de.wikipedia.org/wiki/Web_Map_Service" text:style-name="Internet_20_link" text:visited-style-name="Visited_20_Internet_20_Link">Web-Map-Service</text:a> (WMS) ist eine Schnittstelle zum Abrufen von Auszügen aus Landkarten über das Internet.<text:bookmark-end text:name="__DdeLink__31242_458207731"/>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0"><text:span text:style-name="T185">Detaillierte</text:span>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7">Todo <text:a xlink:type="simple" xlink:href="https://de.wikipedia.org/wiki/United_States_Geological_Survey" text:style-name="Internet_20_link" text:visited-style-name="Visited_20_Internet_20_Link">https://de.wikipedia.org/wiki/United_States_Geological_Survey</text:a></text:p>
      <text:p text:style-name="P59">todo <text:a xlink:type="simple" xlink:href="https://basemap.nationalmap.gov/arcgis/rest/services" text:style-name="Internet_20_link" text:visited-style-name="Visited_20_Internet_20_Link">https://basemap.nationalmap.gov/arcgis/rest/services</text:a></text:p>
      <text:p text:style-name="P60"><text:soft-page-break/>todo deutscher Wetterdienst: <text:bookmark-start text:name="__DdeLink__31250_458207731"/><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bookmark-end text:name="__DdeLink__31250_458207731"/></text:p>
      <text:p text:style-name="P60"/>
      <text:p text:style-name="P62">index_992.<text:span text:style-name="T59">html</text:span></text:p>
      <text:p text:style-name="P61"/>
      <text:p text:style-name="P60"/>
      <text:p text:style-name="P61">995.png</text:p>
      <text:p text:style-name="P322">todo <text:a xlink:type="simple" xlink:href="http://qgis.org/de/site/" text:style-name="Internet_20_link" text:visited-style-name="Visited_20_Internet_20_Link">http://qgis.org/de/site/</text:a></text:p>
      <text:p text:style-name="P323">Open Source Software Geoserver - DWD GeoWebservice: WMS Diensten für die eigene Website</text:p>
      <text:h text:style-name="P423" text:outline-level="2">Layer über Layer</text:h>
      <text:p text:style-name="P65">Todo transparenz</text:p>
      <text:p text:style-name="P61">index_991.html</text:p>
      <text:p text:style-name="P61"/>
      <text:p text:style-name="P61">994.png</text:p>
      <text:p text:style-name="P61">994a.png</text:p>
      <text:p text:style-name="P65">todo auch wmts layer kann verwendet werden.</text:p>
      <text:p text:style-name="P64">index_990.html</text:p>
      <text:p text:style-name="P324">994b.png</text:p>
      <text:p text:style-name="P325">Todo Achtung machmal wird nur etwas angezeigt, wenn Daten vorhanden sind.</text:p>
      <text:h text:style-name="Heading_20_1" text:outline-level="1"><text:bookmark-start text:name="__DdeLink__31261_458207731"/>Die Karte mit Daten bestücken<text:bookmark-end text:name="__DdeLink__31261_458207731"/></text:h>
      <text:p text:style-name="P63">Bisher haben wir <text:span text:style-name="T60">ausschließlich vollständige</text:span> Layer zur Karte hinzugefügt. <text:span text:style-name="T60">Wie das Beispiel mit den Warnhinweisen vom Deutschen Wetterdienst zeigt, könnend diese Layer dynamisch mit Daten bestückt werden.</text:span></text:p>
      <text:p text:style-name="P66">In diesem Kapitel zeige ich Ihnen nun, wie Sie selbst Layer mit Daten erstellen und als Schicht auf Ihrer Karte anzeigen können. <text:span text:style-name="T61">Dabei verwenden wir einfache geometrischen Objekten, die in einem zweidimensionalen Raum definiert. </text:span></text:p>
      <text:list xml:id="list1967330626803842009" text:style-name="L6">
        <text:list-item>
          <text:p text:style-name="P473"><text:soft-page-break/><text:span text:style-name="T61">Punkt/Marker:<text:line-break/>Das grundlegende Objekt ist der Punkt, den wir als ein Paar ganzer Zahlen – den Koordinaten – ansehen. In Leaflet gibt es Punkte und </text:span><text:span text:style-name="T65">komfortablere</text:span><text:span text:style-name="T61"> Punkte – die Marker.</text:span></text:p>
        </text:list-item>
        <text:list-item>
          <text:p text:style-name="P474">Linie:<text:line-break/>Eine Linie ist ein Paar von Punkten, von denen wir annehmen, dass sie durch einen geraden Linienabschnitt miteinander verbunden sind. </text:p>
        </text:list-item>
        <text:list-item>
          <text:p text:style-name="P474">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67">Sehen wir uns also nun an, wie Sie <text:bookmark-start text:name="__DdeLink__1061_736041745"/><text:span text:style-name="T63">Punkte, </text:span>Marker, Linien und Polygone<text:bookmark-end text:name="__DdeLink__1061_736041745"/> auf die Karte malen können.</text:p>
      <text:h text:style-name="Heading_20_2" text:outline-level="2">Von Punkten, Markern, Linien, Polygonen, <text:span text:style-name="T78">Rechtecken und Kreisen</text:span></text:h>
      <text:h text:style-name="Heading_20_3" text:outline-level="3">Punkte und Marker</text:h>
      <text:p text:style-name="P68">Gehen wir noch einmal von unserer Basiskarte aus. </text:p>
      <text:p text:style-name="P69">989.html</text:p>
      <text:p text:style-name="P69">993.png</text:p>
      <text:p text:style-name="P68">Diese <text:span text:style-name="T66">Karte</text:span> ist bisher nicht sehr spannend. <text:span text:style-name="T66">Landkarten</text:span>, die Straßen und Orte anzeigen findet man wie Sand am Meer. Auf Ihrer Website geht es sicher um etwas <text:span text:style-name="T62">Besonderes</text:span> und so möchten Sie sicher auch einen besonderen Ort hervorheben. </text:p>
      <text:h text:style-name="Heading_20_4" text:outline-level="4">Punkte</text:h>
      <text:p text:style-name="P71">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7">Point</text:span></text:a> stellt einen Punkt mit X- und Y-Koordinaten in <text:span text:style-name="T67">Pixeln</text:span> dar. <text:s/>Point-Objekte sind in Leaflet nicht zur Anzeige gedacht. Vielmehr wird mit Ihnen gearbeitet. <text:span text:style-name="T69">Zum Beispiel gibt es die </text:span><text:a xlink:type="simple" xlink:href="http://leafletjs.com/reference-1.1.0.html#map-methods-for-modifying-map-state" text:style-name="Internet_20_link" text:visited-style-name="Visited_20_Internet_20_Link"><text:span text:style-name="T69">Methode </text:span></text:a><text:a xlink:type="simple" xlink:href="http://leafletjs.com/reference-1.1.0.html#map-methods-for-modifying-map-state" text:style-name="Internet_20_link" text:visited-style-name="Visited_20_Internet_20_Link"><text:span text:style-name="T68">panBy(&lt;Point&gt; offset, &lt;Pan options&gt; options?)</text:span></text:a><text:span text:style-name="T69"> mit der die Karte um eine gegebene Anzahl von Pixeln geschwenkt werden kann (animiert todo link zu events).</text:span></text:p>
      <text:p text:style-name="P70">Das ist nicht das, was wir möchten, wenn wir einen Punkt auf der Karte anzeigen möchten. Hier möchten wir vielmehr einen Marker mit Informationen hinzufügen. Und hierzu gibt es in Leaflet ein spezielles Objekt – das Marker Objekt.</text:p>
      <text:p text:style-name="P72"><text:soft-page-break/>Todod was ist lat und was ist lon <text:span text:style-name="T70">und vielleicht formate</text:span></text:p>
      <text:p text:style-name="P73">index_988.html </text:p>
      <text:h text:style-name="Heading_20_4" text:outline-level="4">Marker</text:h>
      <text:p text:style-name="P74">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5">Beginnen wir mit einem einfachen Beispiel und fügen einen Marker zu unsere bisher langweiligen Karte hinzu.</text:p>
      <text:p text:style-name="P75"/>
      <text:p text:style-name="Quelltext">&lt;!DOCTYPE HTML&gt;</text:p>
      <text:p text:style-name="Quelltext">&lt;html&gt;</text:p>
      <text:p text:style-name="Quelltext">&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369">var myMarker = L.marker([50.27264, 7.26469],</text:p>
      <text:p text:style-name="P369">{</text:p>
      <text:p text:style-name="P369">title:"Gering",</text:p>
      <text:p text:style-name="P369">alt:"Ein schönes kleines Dorf auf dem Maifeld in der Eifel",</text:p>
      <text:p text:style-name="P369">draggable:true</text:p>
      <text:p text:style-name="P369">}</text:p>
      <text:p text:style-name="P369">).addTo(mymap);</text:p>
      <text:p text:style-name="Quelltext">&lt;/script&gt;</text:p>
      <text:p text:style-name="Quelltext">&lt;/body&gt;</text:p>
      <text:p text:style-name="Quelltext">&lt;/html&gt; <text:span text:style-name="T73">987.html</text:span></text:p>
      <text:p text:style-name="Text_20_body"><text:soft-page-break/></text:p>
      <text:p text:style-name="P77">todo was haben wir genau gemacht und was sind mindestanforderungen</text:p>
      <text:p text:style-name="P76">992.png</text:p>
      <text:p text:style-name="P79">Todo link zu ausfürhlicherem Markerbeispiel</text:p>
      <text:p text:style-name="P397">Sie müssen für einen Marker keine Variable <text:span text:style-name="T71">instanziieren</text:span>. <text:span text:style-name="T72">Sie können den Marker wie folgt zur Karte hinzufügen:<text:line-break/><text:line-break/></text:span><text:span text:style-name="T67">L.marker([50.27264, 7.26469], { title:"Gering", alt:"Ein schönes kleines Dorf auf dem Maifeld in der Eifel", draggable:true } ).addTo(mymap);<text:line-break/><text:line-break/></text:span><text:span text:style-name="T72">Falls aber später den Marker modifizieren möchten, benötigen Sie einen Namen um den Marker zu Identifizieren. </text:span></text:p>
      <text:p text:style-name="P78">todo alle optionen beim markererstellen <text:span text:style-name="T76">http://leafletjs.com/reference-1.1.0.html#marker</text:span>.</text:p>
      <text:list xml:id="list3264494349086545816" text:style-name="L7">
        <text:list-item>
          <text:p text:style-name="P475">icon <text:span text:style-name="T75">(</text:span>Standardwert: *<text:span text:style-name="T75">)</text:span>:<text:line-break/><text:span text:style-name="T74">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74">Icons-Objekts</text:span></text:a><text:bookmark-end text:name="__DdeLink__1039_736041745"/><text:span text:style-name="T74">. Wenn Sie kein eigenes Icon beim Marker angegeben, wird das </text:span><text:a xlink:type="simple" xlink:href="http://leafletjs.com/reference-1.1.0.html#icon-default" text:style-name="Internet_20_link" text:visited-style-name="Visited_20_Internet_20_Link"><text:span text:style-name="T74">Standardsymbol</text:span></text:a><text:span text:style-name="T74"> verwendet.</text:span></text:p>
        </text:list-item>
        <text:list-item>
          <text:p text:style-name="P476">D</text:p>
        </text:list-item>
      </text:list>
      <text:h text:style-name="P444" text:outline-level="3">Objekte mit mehr als einem Punkte</text:h>
      <text:h text:style-name="Heading_20_4" text:outline-level="4">Linien</text:h>
      <text:p text:style-name="P84">Todo erster vector layer</text:p>
      <text:p text:style-name="P81">Linien können Sie in Leaflet mit der Klasse <text:a xlink:type="simple" xlink:href="http://leafletjs.com/reference-1.1.0.html#polyline" text:style-name="Internet_20_link" text:visited-style-name="Visited_20_Internet_20_Link">Polyline</text:a> erstellen. <text:span text:style-name="T77">Die Klasse Polyline erweitert die abstrakte Klasse </text:span><text:a xlink:type="simple" xlink:href="http://leafletjs.com/reference-1.1.0.html#path" text:style-name="Internet_20_link" text:visited-style-name="Visited_20_Internet_20_Link"><text:span text:style-name="T77">Path</text:span></text:a><text:span text:style-name="T77">. Diese Klasse ermöglicht es Ihnen eine einfache Linie oder mehrere aneinandergereihte Liniensegmente zu erstellen.</text:span></text:p>
      <text:p text:style-name="P80">986.html</text:p>
      <text:p text:style-name="P80">991.png</text:p>
      <text:p text:style-name="P85">todo: Mindestanforderungen und was haben wir genau gemacht.</text:p>
      <text:h text:style-name="Heading_20_4" text:outline-level="4"><text:soft-page-break/>Polygone</text:h>
      <text:p text:style-name="P86">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80">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9">Leaflet schließt Ihr Polygon automatisch.</text:span></text:p>
      <text:p text:style-name="P88">Todo Mindesanforderungen und was haben wir getan. <text:span text:style-name="T81">Und Optionen → vielleicht klassendiagramm</text:span></text:p>
      <text:p text:style-name="P89">990.png</text:p>
      <text:p text:style-name="P90">985.html</text:p>
      <text:p text:style-name="P88"/>
      <text:p text:style-name="Text_20_body"/>
      <text:h text:style-name="P445" text:outline-level="3">Rechtecke und Kreise</text:h>
      <text:p text:style-name="P91">Kreise und Rechtecke könnten <text:span text:style-name="T82">man als </text:span><text:bookmark-start text:name="__DdeLink__1150_736041745"/><text:span text:style-name="T82">Polygon</text:span><text:bookmark-end text:name="__DdeLink__1150_736041745"/><text:span text:style-name="T82"> darstellen. Dies wäre aber beim Kreis sehr mühselig und auch für ein Rechteck gibt es einfacherer Verfahrensweisen. Leaflet bietet deshalb für diese beiden Formen spezielle Klassen an.</text:span></text:p>
      <text:p text:style-name="P92">Das Zeichnen von Rechtecken und Kreisen ist kein Hexenwerk. Der Vollständigkeit halber finden Sie aber in den nächsten beiden Kapiteln ein Beispiel für beide Formen.</text:p>
      <text:h text:style-name="Heading_20_4" text:outline-level="4">Rechtecke</text:h>
      <text:p text:style-name="P96">Todo Mindeseingaben, was haben wir gemacht</text:p>
      <text:p text:style-name="P93">984.html</text:p>
      <text:p text:style-name="P95">989.png</text:p>
      <text:h text:style-name="Heading_20_4" text:outline-level="4">Kreise</text:h>
      <text:p text:style-name="P96">Todo Mindesangaben was habe ich gemacht.</text:p>
      <text:p text:style-name="P93">983.html</text:p>
      <text:p text:style-name="P95">988.png kreis</text:p>
      <text:p text:style-name="P94">todo zeigen was beim zoomen passiert.</text:p>
      <text:p text:style-name="P97"><text:soft-page-break/></text:p>
      <text:h text:style-name="Heading_20_2" text:outline-level="2">Mulit<text:span text:style-name="T84">P</text:span>olyline<text:span text:style-name="T84">s</text:span> <text:span text:style-name="T84">und </text:span>Multipoligones</text:h>
      <text:p text:style-name="P99">Im vorhergehenden Beispiel haben wir jedes Element auf einem separaten Layer abgebildet. Spätestens, wenn Sie selbst unterschiedliche Geodaten auf einer Karte darstellen möchten werden Sie sich wünschen, diese auf einem Layer gruppieren zu können. <text:span text:style-name="T83">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0">Todo <text:a xlink:type="simple" xlink:href="https://de.wikipedia.org/wiki/Layertechnik" text:style-name="Internet_20_link" text:visited-style-name="Visited_20_Internet_20_Link">https://de.wikipedia.org/wiki/Layertechnik</text:a> <text:span text:style-name="T85">http://www.duden.de/rechtschreibung/Layer</text:span></text:p>
      <text:p text:style-name="P98"/>
      <text:p text:style-name="P101">Das Setzen von Klammern kann beim Arbeiten mit MultiPolygons und MultiPolylines sehr herausfordernd sein. </text:p>
      <text:list xml:id="list2701567014589257174" text:style-name="L8">
        <text:list-item>
          <text:p text:style-name="P477">Sie müssen zum einen das MultiPolyelement – MultiPolygon oder Multipolyline – mit einer Klammer versehen. </text:p>
        </text:list-item>
        <text:list-item>
          <text:p text:style-name="P477">Außerdem müssen Sie jedes Polyelement – Polyline oder Polygone – mit einer Klammer umgeben. </text:p>
        </text:list-item>
        <text:list-item>
          <text:p text:style-name="P477">Und zuletzt werden auch die Koordinaten noch eingeklammert. (todo immer richtig geschrieben)</text:p>
        </text:list-item>
      </text:list>
      <text:h text:style-name="Heading_20_3" text:outline-level="3">MultiPolylines</text:h>
      <text:p text:style-name="P108">Todo Hat sich seit o.7 geändert: https://stackoverflow.com/questions/45371611/creating-multipolyline-with-leaflet-js</text:p>
      <text:p text:style-name="P102">981.html</text:p>
      <text:p text:style-name="P103">987.png</text:p>
      <text:p text:style-name="P104"><text:span text:style-name="T87">todo </text:span>fitBounds<text:span text:style-name="T87">()</text:span></text:p>
      <text:p text:style-name="P105">todo mindesanforderung und was habe ich gemacht</text:p>
      <text:p text:style-name="P106">todo multipolylines hat sich in aktueller version geändert</text:p>
      <text:h text:style-name="Heading_20_3" text:outline-level="3"><text:soft-page-break/>Multipolygones</text:h>
      <text:p text:style-name="P102">982.html</text:p>
      <text:p text:style-name="P103">986.png</text:p>
      <text:p text:style-name="P103">todo marker (merh als eins öffnen?)</text:p>
      <text:p text:style-name="P105">todo mindesanforderung und was habe ich gemacht</text:p>
      <text:h text:style-name="P424" text:outline-level="2">Daten <text:span text:style-name="T86">mit</text:span> Layer<text:span text:style-name="T86">n g</text:span>ruppiere<text:span text:style-name="T54">n</text:span></text:h>
      <text:p text:style-name="P109">Im vorherigen Kapitel haben Sie gesehen, dass Sie mehrere Polygone oder Polylines auf einem Layer positionieren können. Es wird aber sicher vorkommen, dass sie Elemente unterschiedlicher Typen auf einem Layer zusammen gruppieren möchten.</text:p>
      <text:p text:style-name="P115">Die Klasse Leaflet Klasse LayerGroup wird verwendet, um mehrere Layer oder Ebenen zu gruppieren und sie als eine zu behandeln. Wenn Sie eine LayerGroup der Karte hinzufügen, <text:span text:style-name="T90">werden alle zur Gruppe gehörenden Layer auf der Karte hinzugefügt </text:span>oder entfernt. </text:p>
      <text:h text:style-name="Heading_20_3" text:outline-level="3">Layergruppen</text:h>
      <text:p text:style-name="P112">Todo <text:a xlink:type="simple" xlink:href="http://leafletjs.com/reference-1.1.0.html#layergroup" text:style-name="Internet_20_link" text:visited-style-name="Visited_20_Internet_20_Link">http://leafletjs.com/reference-1.1.0.html#layergroup</text:a></text:p>
      <text:p text:style-name="P113">todo mindesteanforderung, was habe ich gemacht. Ich kann später noch hinzufügen, <text:span text:style-name="T89">ich muss nur einmal add to map; remove</text:span></text:p>
      <text:p text:style-name="P110">Eine Layer …</text:p>
      <text:p text:style-name="P326">980.html <text:span text:style-name="T186">(add?)</text:span></text:p>
      <text:h text:style-name="Heading_20_3" text:outline-level="3">Featuregruppen</text:h>
      <text:p text:style-name="P116">Die Klasse FeatureGroup erweitert die Klasse LayerGroup. Während die Klasse LayerGroup eher Methoden zum Gruppieren von Layern bereit stellt, geht es in der Featur<text:span text:style-name="T91">e</text:span>Group hauptsächlich um das Bearbeiten von Ereignissen <text:span text:style-name="T93">und Stylen</text:span>.</text:p>
      <text:p text:style-name="P116"/>
      <text:p text:style-name="P114">Todo <text:a xlink:type="simple" xlink:href="http://leafletjs.com/reference-1.1.0.html#featuregroup" text:style-name="Internet_20_link" text:visited-style-name="Visited_20_Internet_20_Link">http://leafletjs.com/reference-1.1.0.html#featuregroup</text:a></text:p>
      <text:p text:style-name="P114">todo mindestanforderung, <text:span text:style-name="T92">methoden überall aulisten?</text:span></text:p>
      <text:p text:style-name="P114">todo was habe ich gemacht, <text:span text:style-name="T94">popup nicht mehr bei Marker sondern bei Feature</text:span></text:p>
      <text:p text:style-name="P114">979.html</text:p>
      <text:h text:style-name="Heading_20_2" text:outline-level="2"><text:soft-page-break/>Popups</text:h>
      <text:p text:style-name="P119">http://leafletjs.com/reference-1.1.0.html#popup</text:p>
      <text:p text:style-name="P117">978.html</text:p>
      <text:p text:style-name="P118">985.png</text:p>
      <text:p text:style-name="P118"/>
      <text:p text:style-name="P120">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1">todo link zu später makrers</text:p>
      <text:h text:style-name="Heading_20_2" text:outline-level="2">Mobil</text:h>
      <text:p text:style-name="P122">Ein großer Vorteil von JavaScript ist es, das Landkarten in einem aktuellen Standardbrowser ohne externe Applikationen oder Plugins angezeigt werden können. Leaflet unterstützt eie Menge Geräte (todo link). <text:span text:style-name="T95">Jede Website, die eine Leaflet Karte anzeigt, kann geleich probrammiert werden. Es muss nichts besonders für ein Gerät beachtet. Es sei denn, Sie möchten auf einem Geräte etwas anders anzeigen.</text:span></text:p>
      <text:p text:style-name="P123">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4">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4">Todo https://www.w3.org/TR/geolocation-API/</text:p>
      <text:h text:style-name="P446" text:outline-level="3"><text:span text:style-name="T88">HTML und </text:span>CSS</text:h>
      <text:p text:style-name="P125">Sie wollen Ihre Leaflet Karte auch für mobile Geräte optimal konfigurieren? Als Erstes sollten Sie sicherstellen, dass die Karte passend angezeigt wird. <text:span text:style-name="T97">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28">977.html</text:p>
      <text:p text:style-name="P128"/>
      <text:p text:style-name="P127">Todo was habe ich gemacht </text:p>
      <text:list xml:id="list443234476686254030" text:style-name="L9">
        <text:list-item>
          <text:p text:style-name="P478"><text:soft-page-break/><text:span text:style-name="T96">Ich habe die Abstände, also </text:span><text:span text:style-name="T33">padding</text:span><text:span text:style-name="T97"> und </text:span><text:span text:style-name="T33">margin</text:span><text:span text:style-name="T97">, auf null gesetzt. So passt sich alles genau an die Seite an und es wird kein Platz mit Rändern verschwendet. </text:span></text:p>
        </text:list-item>
        <text:list-item>
          <text:p text:style-name="P479">Außerdem haben wir die Höhe auf 100% gesetzt, damit diese voll ausgenutzt wird. Den fixen Wert für die Höhe habe ich entfernt. So verschwindet auch die Bildlaufleiste am rechten Rand.</text:p>
        </text:list-item>
        <text:list-item>
          <text:p text:style-name="P480">Viewport. <text:span text:style-name="T98">Die Seite kann nicht verkleinert oder vergrößert werden – zoomen ist aber immer noch möglich!</text:span></text:p>
        </text:list-item>
      </text:list>
      <text:p text:style-name="P128">Todo Exkurs padding margin. Media query.</text:p>
      <text:p text:style-name="P126"><text:s/></text:p>
      <text:h text:style-name="P425" text:outline-level="2">JavaScript</text:h>
      <text:p text:style-name="P129">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wird. Und hier müssen Sie das Rad natürlich nicht selbst neu erfinden – Leaflet bietet Ihnen Funktionen die Sie nutzen können.</text:p>
      <text:p text:style-name="P135">Todo maxzoom1 = ganze welt</text:p>
      <text:p text:style-name="P130">Todo Auch 977.html</text:p>
      <text:p text:style-name="P130">todo <text:a xlink:type="simple" xlink:href="http://leafletjs.com/reference-1.1.0.html#locate-options" text:style-name="Internet_20_link" text:visited-style-name="Visited_20_Internet_20_Link">http://leafletjs.com/reference-1.1.0.html#locate-options</text:a> watch() →<text:span text:style-name="T99"> überleitung …</text:span></text:p>
      <text:p text:style-name="P131">todo <text:a xlink:type="simple" xlink:href="http://leafletjs.com/examples/mobile/" text:style-name="Internet_20_link" text:visited-style-name="Visited_20_Internet_20_Link">http://leafletjs.com/examples/mobile/</text:a></text:p>
      <text:p text:style-name="P132">todo <text:a xlink:type="simple" xlink:href="https://www.mozilla.org/de/firefox/geolocation/" text:style-name="Internet_20_link" text:visited-style-name="Visited_20_Internet_20_Link">https://www.mozilla.org/de/firefox/geolocation/</text:a></text:p>
      <text:p text:style-name="P133">984.png</text:p>
      <text:p text:style-name="P134">984a.png</text:p>
      <text:p text:style-name="P134">984b.png</text:p>
      <text:p text:style-name="P136">Exkurs Variabel e Werte abfragen: 984c →<text:span text:style-name="T100"> aber auch in Dokumentation: http://leafletjs.com/reference-1.1.0.html#locationevent</text:span></text:p>
      <text:h text:style-name="Heading_20_2" text:outline-level="2">Events</text:h>
      <text:p text:style-name="P138">Bisher haben wir nur mit statischen Daten gearbeitet. (todo habe ich schon beispiel gebracht mit dem marker dynamisch erstellt werden?) In der Welt <text:soft-page-break/>passiert aber ganz schön viel und Sie möchten mit Ihrer Karte sicherlich auf das ein oder andere Ereignis reagieren. Zum Beispiel <text:span text:style-name="T102">möchten Sie vielleicht eine Pop-up Text ändern, wenn der Marker zum Pop-up bewegt wird.</text:span></text:p>
      <text:p text:style-name="P139">Leaflet bietet <text:span text:style-name="T101">Ihnen </text:span>34? Ereignisse, die die sie nutzen können. <text:span text:style-name="T101">(Todo ereignisse auflisten)</text:span></text:p>
      <text:p text:style-name="P139">---</text:p>
      <text:list xml:id="list3775466231970676103" text:style-name="L10">
        <text:list-item>
          <text:p text:style-name="P481">Layer events</text:p>
          <text:list>
            <text:list-item>
              <text:p text:style-name="P481">baselayerchange <text:tab/>LayersControlEvent <text:tab/>Fired when the base layer is changed through the layer control.</text:p>
            </text:list-item>
            <text:list-item>
              <text:p text:style-name="P482">overlayadd <text:tab/>LayersControlEvent <text:tab/>Fired when an overlay is selected through the layer control.</text:p>
            </text:list-item>
            <text:list-item>
              <text:p text:style-name="P482">overlayremove <text:tab/>LayersControlEvent <text:tab/>Fired when an overlay is deselected through the layer control.</text:p>
            </text:list-item>
            <text:list-item>
              <text:p text:style-name="P482">layeradd <text:tab/>LayerEvent <text:tab/>Fired when a new layer is added to the map.</text:p>
            </text:list-item>
            <text:list-item>
              <text:p text:style-name="P482">layerremove <text:tab/>LayerEvent <text:tab/>Fired when some layer is removed from the map</text:p>
            </text:list-item>
          </text:list>
        </text:list-item>
        <text:list-item>
          <text:p text:style-name="P482">Map state change events</text:p>
          <text:list>
            <text:list-item>
              <text:p text:style-name="P482">zoomlevelschange <text:tab/>Event <text:tab/>Fired when the number of zoomlevels on the map is changed due to adding or removing a layer.</text:p>
            </text:list-item>
            <text:list-item>
              <text:p text:style-name="P482">resize <text:tab/>ResizeEvent <text:tab/>Fired when the map is resized.</text:p>
            </text:list-item>
            <text:list-item>
              <text:p text:style-name="P482">unload <text:tab/>Event <text:tab/>Fired when the map is destroyed with remove method.</text:p>
            </text:list-item>
            <text:list-item>
              <text:p text:style-name="P482">viewreset <text:tab/>Event <text:tab/>Fired when the map needs to redraw its content (this usually happens on map zoom or load). Very useful for creating custom overlays.</text:p>
            </text:list-item>
            <text:list-item>
              <text:p text:style-name="P482">load <text:tab/>Event <text:tab/>Fired when the map is initialized (when its center and zoom are set for the first time).</text:p>
            </text:list-item>
            <text:list-item>
              <text:p text:style-name="P482">zoomstart <text:tab/>Event <text:tab/>Fired when the map zoom is about to change (e.g. before zoom animation).</text:p>
            </text:list-item>
            <text:list-item>
              <text:p text:style-name="P482">movestart <text:tab/>Event <text:tab/>Fired when the view of the map starts changing (e.g. user starts dragging the map).</text:p>
            </text:list-item>
            <text:list-item>
              <text:p text:style-name="P482"><text:soft-page-break/>zoom <text:tab/>Event <text:tab/>Fired repeatedly during any change in zoom level, including zoom and fly animations.</text:p>
            </text:list-item>
            <text:list-item>
              <text:p text:style-name="P482">move <text:tab/>Event <text:tab/>Fired repeatedly during any movement of the map, including pan and fly animations.</text:p>
            </text:list-item>
            <text:list-item>
              <text:p text:style-name="P482">zoomend <text:tab/>Event <text:tab/>Fired when the map has changed, after any animations.</text:p>
            </text:list-item>
            <text:list-item>
              <text:p text:style-name="P482">moveend <text:tab/>Event <text:tab/>Fired when the center of the map stops changing (e.g. user stopped dragging the map).</text:p>
            </text:list-item>
          </text:list>
        </text:list-item>
        <text:list-item>
          <text:p text:style-name="P482">Popup events</text:p>
          <text:list>
            <text:list-item>
              <text:p text:style-name="P482">popupopen <text:tab/>PopupEvent <text:tab/>Fired when a popup is opened in the map</text:p>
            </text:list-item>
            <text:list-item>
              <text:p text:style-name="P482">popupclose <text:tab/>PopupEvent <text:tab/>Fired when a popup in the map is closed</text:p>
            </text:list-item>
            <text:list-item>
              <text:p text:style-name="P482">autopanstart <text:tab/>Event <text:tab/>Fired when the map starts autopanning when opening a popup.</text:p>
            </text:list-item>
          </text:list>
        </text:list-item>
        <text:list-item>
          <text:p text:style-name="P482">Tooltip events</text:p>
          <text:list>
            <text:list-item>
              <text:p text:style-name="P482">tooltipopen <text:tab/>TooltipEvent <text:tab/>Fired when a tooltip is opened in the map.</text:p>
            </text:list-item>
            <text:list-item>
              <text:p text:style-name="P482">tooltipclose <text:tab/>TooltipEvent <text:tab/>Fired when a tooltip in the map is closed.</text:p>
            </text:list-item>
          </text:list>
        </text:list-item>
        <text:list-item>
          <text:p text:style-name="P482">Location events</text:p>
          <text:list>
            <text:list-item>
              <text:p text:style-name="P482">locationerror <text:tab/>ErrorEvent <text:tab/>Fired when geolocation (using the locate method) failed.</text:p>
            </text:list-item>
            <text:list-item>
              <text:p text:style-name="P482">locationfound <text:tab/>LocationEvent <text:tab/>Fired when geolocation (using the locate method) went successfully.</text:p>
            </text:list-item>
          </text:list>
        </text:list-item>
        <text:list-item>
          <text:p text:style-name="P482">Interaction events</text:p>
          <text:list>
            <text:list-item>
              <text:p text:style-name="P482">click <text:tab/>MouseEvent <text:tab/>Fired when the user clicks (or taps) the map.</text:p>
            </text:list-item>
            <text:list-item>
              <text:p text:style-name="P482">dblclick <text:tab/>MouseEvent <text:tab/>Fired when the user double-clicks (or double-taps) the map.</text:p>
            </text:list-item>
            <text:list-item>
              <text:p text:style-name="P482">mousedown <text:tab/>MouseEvent <text:tab/>Fired when the user pushes the mouse button on the map.</text:p>
            </text:list-item>
            <text:list-item>
              <text:p text:style-name="P482">mouseup <text:tab/>MouseEvent <text:tab/>Fired when the user releases the mouse button on the map.</text:p>
            </text:list-item>
            <text:list-item>
              <text:p text:style-name="P482"><text:soft-page-break/>mouseover <text:tab/>MouseEvent <text:tab/>Fired when the mouse enters the map.</text:p>
            </text:list-item>
            <text:list-item>
              <text:p text:style-name="P482">mouseout <text:tab/>MouseEvent <text:tab/>Fired when the mouse leaves the map.</text:p>
            </text:list-item>
            <text:list-item>
              <text:p text:style-name="P482">mousemove <text:tab/>MouseEvent <text:tab/>Fired while the mouse moves over the map.</text:p>
            </text:list-item>
            <text:list-item>
              <text:p text:style-name="P482">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482">keypress <text:tab/>KeyboardEvent <text:tab/>Fired when the user presses a key from the keyboard while the map is focused.</text:p>
            </text:list-item>
            <text:list-item>
              <text:p text:style-name="P482">preclick <text:tab/>MouseEvent <text:tab/>Fired before mouse click on the map (sometimes useful when you want something to happen on click before any existing click handlers start running).</text:p>
            </text:list-item>
          </text:list>
        </text:list-item>
        <text:list-item>
          <text:p text:style-name="P482">Other Methods</text:p>
          <text:list>
            <text:list-item>
              <text:p text:style-name="P482">zoomanim <text:tab/>ZoomAnimEvent <text:tab/>Fired on every frame of a zoom animation</text:p>
            </text:list-item>
          </text:list>
        </text:list-item>
      </text:list>
      <text:p text:style-name="P139">---</text:p>
      <text:p text:style-name="P140">Leaflet bietet die Methode on() um auf ein Ereignis zu reagieren. </text:p>
      <text:p text:style-name="P142">983.png</text:p>
      <text:p text:style-name="P137">976.html</text:p>
      <text:p text:style-name="P143">Todo einfaches Beispiel (dirket hierüber) erklären anonyme funktion.</text:p>
      <text:p text:style-name="P137"/>
      <text:p text:style-name="P144"><text:span text:style-name="T104">Todo </text:span>Ein anderes Beispiel <text:span text:style-name="T104">erklären link zu wie man e ausgibt.</text:span> <text:span text:style-name="T103">983a.png - </text:span>976a.html → Marker Event. </text:p>
      <text:p text:style-name="P146"><text:span text:style-name="T105">Todo Beispiel nach </text:span>closePopupOnClick: false <text:span text:style-name="T105">durchsuchen.</text:span></text:p>
      <text:p text:style-name="P141">Todo Vielleicht link zu spielplatz: http://playground-leaflet.rhcloud.com/fixo/edit?html,console,output</text:p>
      <text:h text:style-name="Heading_20_3" text:outline-level="3">Benutzerdefinierte Funktionen</text:h>
      <text:p text:style-name="P145">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48"><text:soft-page-break/><text:span text:style-name="T106">Todo </text:span>autoClose:false <text:span text:style-name="T106">man kriegt die nicht mehr zu :) und </text:span>keepInView:true</text:p>
      <text:p text:style-name="P145">Probieren wir das doch sofort einmal aus. Wir erstellen einen Marker und verbinden diesen mit einem Pop-up.</text:p>
      <text:p text:style-name="P147">982.png 975.html <text:span text:style-name="T106">(</text:span></text:p>
      <text:p text:style-name="P147"/>
      <text:p text:style-name="P149">todo charset und sprach de überall im code</text:p>
      <text:p text:style-name="P149"/>
      <text:p text:style-name="P149"/>
      <text:p text:style-name="P150">Interaktives Beispiel</text:p>
      <text:p text:style-name="P150">974.html</text:p>
      <text:p text:style-name="P150">Todo <text:span text:style-name="T108">vielleicht heiß kalt beispiel machen und heiß kalt <text:s/>in id ausgegeben.</text:span></text:p>
      <text:p text:style-name="P398">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7">https://developer.mozilla.org/de/docs/Web/API/Window/sessionStorage</text:span></text:p>
      <text:p text:style-name="P150"/>
      <text:p text:style-name="P107">Todo zusammenfassung?</text:p>
      <text:h text:style-name="Heading_20_1" text:outline-level="1">GeoJson</text:h>
      <text:p text:style-name="P151">Todo <text:a xlink:type="simple" xlink:href="https://github.com/johan/world.geo.json" text:style-name="Internet_20_link" text:visited-style-name="Visited_20_Internet_20_Link">https://github.com/johan/world.geo.json</text:a></text:p>
      <text:p text:style-name="P152">todo <text:a xlink:type="simple" xlink:href="https://github.com/blog/1528-there-s-a-map-for-that" text:style-name="Internet_20_link" text:visited-style-name="Visited_20_Internet_20_Link">https://github.com/blog/1528-there-s-a-map-for-that</text:a></text:p>
      <text:p text:style-name="P153">todo <text:a xlink:type="simple" xlink:href="http://leafletjs.com/examples/geojson/" text:style-name="Internet_20_link" text:visited-style-name="Visited_20_Internet_20_Link">http://leafletjs.com/examples/geojson/</text:a></text:p>
      <text:p text:style-name="P156">todo http://geojson.org/</text:p>
      <text:p text:style-name="P154">todo GeoJSON überall geleich geschrieben?</text:p>
      <text:h text:style-name="Heading_20_2" text:outline-level="2"><text:soft-page-break/>GeoJson verstehen</text:h>
      <text:p text:style-name="P152">GeoJson ist ein</text:p>
      <text:p text:style-name="P157">Bevor es GeoJSON gab, gab es JSON (JavaScript Object Notation) <text:span text:style-name="T109">und bevor es JSON gab, gab es die erweiterbare Auszeichnungssprache XML (englisch Extensible Markup Language). </text:span></text:p>
      <text:p text:style-name="P157"><text:span text:style-name="T215">Immer wenn etwas Neues entsteht, gibt es einen Grund dafür. XML wurde 1998 </text:span><text:a xlink:type="simple" xlink:href="https://www.w3.org/TR/1998/REC-xml-19980210" text:style-name="Internet_20_link" text:visited-style-name="Visited_20_Internet_20_Link"><text:span text:style-name="T215">veröffentlicht</text:span></text:a><text:span text:style-name="T215">, um Daten zwischen Maschinen austauschen zu können, ohne das Menschen nacharbeiten müssen. Dies wurde in Zeiten des Internets immer wichtiger.</text:span></text:p>
      <text:p text:style-name="P355">Todo https://www.opendata-hro.de/group/geo?res_format=GeoJSON</text:p>
      <text:h text:style-name="P447" text:outline-level="3">W<text:span text:style-name="T216">ie und warum ist</text:span> <text:span text:style-name="T217">das Format </text:span>GeoJSON <text:span text:style-name="T216">entstanden?</text:span></text:h>
      <text:p text:style-name="P355">GeoJSON, JSON und XML können</text:p>
      <text:list xml:id="list1758027095237176573" text:style-name="L11">
        <text:list-item>
          <text:p text:style-name="P484">… von einem Menschen gelesen und verstanden werden.</text:p>
        </text:list-item>
        <text:list-item>
          <text:p text:style-name="P484">… hierarchisch gegliedert werden. Das bedeutet, das Werte innerhalb von anderen Werten dargestellt werden können.</text:p>
        </text:list-item>
        <text:list-item>
          <text:p text:style-name="P485">… <text:span text:style-name="T221">leicht zu erlernen.</text:span></text:p>
        </text:list-item>
        <text:list-item>
          <text:p text:style-name="P484">… von vielen Programmiersprachen analysiert und genutzt werden.</text:p>
        </text:list-item>
        <text:list-item>
          <text:p text:style-name="P484">… mit einem XMLHttpRequest ausgetauscht werden.</text:p>
        </text:list-item>
      </text:list>
      <text:p text:style-name="P356">Schauen wir uns in den nächsten Kapiteln die einzelnen Formate genauer an und <text:span text:style-name="T218">Ihnen</text:span> wir<text:span text:style-name="T218">d</text:span> klar, welche Vorteile <text:span text:style-name="T218">das Format </text:span>JSON – beim Arbeiten mit <text:a xlink:type="simple" xlink:href="https://de.wikipedia.org/wiki/Geodaten" text:style-name="Internet_20_link" text:visited-style-name="Visited_20_Internet_20_Link">Geodaten</text:a> <text:span text:style-name="T218">das Format </text:span>GeoJSON – gegenüber XML bringt.</text:p>
      <text:p text:style-name="P356">Todo habe ich geodaten schon definiert? Dann link sonst definition: https://de.wikipedia.org/wiki/Geodaten</text:p>
      <text:h text:style-name="Heading_20_4" text:outline-level="4">XML</text:h>
      <text:p text:style-name="P353"><text:span text:style-name="T219">Wann sind </text:span>XML-Daten nicht der ideale Weg, um Daten zu strukturieren <text:span text:style-name="T219">und maschinenlesbar zu machen</text:span>?</text:p>
      <text:p text:style-name="P353">Durch das Tag-System von XML werden oft kleine Datenbestände sehr aufgebläht und unübersichtlich. Zusätzlich ist das Ansprechen einzelner Knoten (XML-Nodes) in einer XML-Datei nicht immer leicht.</text:p>
      <text:h text:style-name="Heading_20_4" text:outline-level="4">JSON</text:h>
      <text:p text:style-name="P352"><text:span text:style-name="T220">Wann ist </text:span>JSON, kurz für JavaScript Object Notation, <text:span text:style-name="T220">das ideale Format, um Daten zu strukturieren und maschinenlesbar zu machen?</text:span></text:p>
      <text:p text:style-name="P352"><text:soft-page-break/>Der große Vorteil von JSON im Vergleich zu XML liegt in der einfachen Handhabung. Da JSON selbst gültiges Javascript darstellt, kann es direkt ausgeführt und somit in ein Javascript-Objekt überführt werden. <text:span text:style-name="T213">(todo link wo wir das machen) </text:span>Der Zugriff auf die einzelnen Eigenschaften kann dann über normalen <text:span text:style-name="T213">Attribut Zugriff</text:span> geschehen.</text:p>
      <text:p text:style-name="P354">XML muss mit einem XML-Parser analysiert werden. JSON kann durch eine Standard-JavaScript-Funktion analysiert werden. <text:span text:style-name="T221">Kein Ende Tag deshalb weniger Code. Schneller lesbar und verarbeitbar.</text:span></text:p>
      <text:p text:style-name="P352">(todo umschreiben <text:a xlink:type="simple" xlink:href="http://www.webmasterpro.de/coding/article/json-als-xml-alternative.html" text:style-name="Internet_20_link" text:visited-style-name="Visited_20_Internet_20_Link">http://www.webmasterpro.de/coding/article/json-als-xml-alternative.html</text:a>)</text:p>
      <text:h text:style-name="Heading_20_4" text:outline-level="4"><text:span text:style-name="T224">Ein konkretes </text:span>Beispiel</text:h>
      <text:p text:style-name="P158"/>
      <text:p text:style-name="Quelltext">&lt;<text:span text:style-name="T221">joomlers</text:span>&gt;</text:p>
      <text:p text:style-name="P395">&lt;n<text:span text:style-name="T221">umber</text:span>&gt;<text:span text:style-name="T221">1721</text:span>&lt;/n<text:span text:style-name="T221">umber</text:span>&gt;</text:p>
      <text:p text:style-name="Quelltext">&lt;vorname&gt;<text:span text:style-name="T221">Astrid</text:span>&lt;/vorname&gt;</text:p>
      <text:p text:style-name="Quelltext">&lt;nachname&gt;<text:span text:style-name="T222">Günther</text:span>&lt;/nachname&gt;</text:p>
      <text:p text:style-name="P395">&lt;/<text:span text:style-name="T221">joomlers</text:span>&gt;</text:p>
      <text:p text:style-name="P357">95 Z<text:span text:style-name="T223">eich</text:span>en</text:p>
      <text:p text:style-name="P158"/>
      <text:p text:style-name="P395">„<text:span text:style-name="T221">joomlers</text:span>“: {</text:p>
      <text:p text:style-name="P395">„n<text:span text:style-name="T221">umber</text:span>“: „<text:span text:style-name="T221">1721</text:span>“,</text:p>
      <text:p text:style-name="Quelltext">„vorname“: „<text:span text:style-name="T222">Astrid</text:span>“,</text:p>
      <text:p text:style-name="Quelltext">„nachname“: „<text:span text:style-name="T222">Günther</text:span>“</text:p>
      <text:p text:style-name="Quelltext">},</text:p>
      <text:p text:style-name="P357">73 Zeichen</text:p>
      <text:h text:style-name="Heading_20_4" text:outline-level="4">Und warum <text:span text:style-name="T228">nun auch noch</text:span> <text:span text:style-name="T203">Geo</text:span>JSON?</text:h>
      <text:p text:style-name="P358">GeoJSON ist ein JSON <text:span text:style-name="T226">F</text:span>ormat, dass sich auf Geodaten spezialisiert hat. Es kann gut mit Punkten, Linien und Polygonen <text:span text:style-name="T227">in einem Koordinatensystem </text:span>umgehen. <text:span text:style-name="T227">Im Kapitel haben wir gesehen, dass das Arbeiten mit Geodaten im Grunde genommen nichts anderes ist. </text:span></text:p>
      <text:p text:style-name="P486">Todo Sphäre: https://de.wikipedia.org/wiki/Sph%C3%A4re_(Mathematik)</text:p>
      <text:p text:style-name="P155">GeoJSON ist zu einem sehr beliebten Datenformat unter vielen GIS-Technologien und -Diensten – <text:s/>es ist einfach, leicht, unkompliziert. <text:span text:style-name="T110">Hier erwähne ich es, weil </text:span>Leaflet (todo gucken ob leaflet überall gleich geschrieben.) sehr gut im Umgang <text:span text:style-name="T110">mit Daten im Format GeoJSON ist</text:span>. I<text:span text:style-name="T225">m</text:span> <text:soft-page-break/>Kapitel <text:span text:style-name="T64"><text:bookmark-ref text:reference-format="chapter" text:ref-name="__RefHeading___Toc4711_1835432033"/></text:span><text:span text:style-name="T64"><text:bookmark-ref text:reference-format="chapter" text:ref-name="__RefHeading___Toc4711_1835432033"/></text:span><text:span text:style-name="T64"><text:bookmark-ref text:reference-format="text" text:ref-name="__RefHeading___Toc4711_1835432033">GeoJson in Leaflet</text:bookmark-ref></text:span> erfahren Sie, wie Sie <text:span text:style-name="T225">Elemente</text:span> mithilfe von GeoJSON <text:span text:style-name="T225">auf Ihrer Karte anzeigen können.</text:span></text:p>
      <text:p text:style-name="P159">Todo <text:a xlink:type="simple" xlink:href="http://jsoneditoronline.org/" text:style-name="Internet_20_link" text:visited-style-name="Visited_20_Internet_20_Link">http://jsoneditoronline.org/</text:a></text:p>
      <text:h text:style-name="Heading_20_3" text:outline-level="3">GeoJson erkunden</text:h>
      <text:p text:style-name="P351">Mit <text:span text:style-name="T111">GeoJSON </text:span>können Sie eine Vielzahl von <text:span text:style-name="T111">geografischen Datenstrukturen </text:span>in einer maschinenlesbaren Sprache kodieren<text:span text:style-name="T111">. Ein GeoJSON-Objekt kann eine Geometrie, ein Feature oder eine Sammlung von Features darstellen.</text:span></text:p>
      <text:p text:style-name="P351">Schauen wir uns <text:a xlink:type="simple" xlink:href="http://geojson.org/" text:style-name="Internet_20_link" text:visited-style-name="Visited_20_Internet_20_Link">GeoJSON</text:a> hier in diesem Kapitel einmal ganz genau an. Das Verständnis dieser Konzepte bringt viele Vorteile. Es hilft Ihnen auch, die Arbeit mit Geodaten im Allgemeinen zu verstehen: Die Grundkonzepte hinter GeoJSON sind schon seit Anfang ein Teil von <text:a xlink:type="simple" xlink:href="https://de.wikipedia.org/wiki/Geoinformationssystem" text:style-name="Internet_20_link" text:visited-style-name="Visited_20_Internet_20_Link"><text:span text:style-name="T229">Geoinformationssystemen</text:span></text:a>.</text:p>
      <text:p text:style-name="P401">Die formale Spezifikation des GeoJSON Formates finden Sie unter der Adresse <text:a xlink:type="simple" xlink:href="https://tools.ietf.org/html/rfc7946" text:style-name="Internet_20_link" text:visited-style-name="Visited_20_Internet_20_Link"><text:span text:style-name="T214">https://tools.ietf.org/html/rfc7946</text:span></text:a> im Internet.</text:p>
      <text:p text:style-name="P161">---</text:p>
      <text:h text:style-name="Heading_20_4" text:outline-level="4">Geometrie</text:h>
      <text:p text:style-name="P359">Geometrien sind Formen. Alle Geometrien in GeoJSON <text:span text:style-name="T234">bestehen aus einer</text:span> <text:span text:style-name="T233">oder mehreren</text:span> Koordinaten.</text:p>
      <text:h text:style-name="Heading_20_5" text:outline-level="5">Position</text:h>
      <text:p text:style-name="P360">Das wichtigste Element <text:span text:style-name="T232">beim Arbeiten mit Geodaten ist die Beschreibung des Punktes auf der Erde, dem die Geodaten zugeordnet werden. Diesen Wert kennen wir auch unter dem Namen </text:span>Koordinate.</text:p>
      <text:p text:style-name="P360"><text:span text:style-name="T230">Eine Koordinate </text:span>ist eine Zahl, die <text:span text:style-name="T230">für eine</text:span> Dimension <text:span text:style-name="T230">steht. Wir beschränken uns hier im Buch auf zwei Dimensionen: </text:span>Längengrad und Breitengrad. <text:span text:style-name="T235">GeoJSON kann aber drei Dimensionen aufnehmen, nämlich den Längengrad, den Breitengrad und die Höhe.</text:span></text:p>
      <text:p text:style-name="P487">todo GPS Exkurs zwei weitere Dimensionen höhe und zeit und vielleicht link zu beginn mit Exkurs langen und breitengrade es gibt noch eine dritte dimensin die bei GPS Koordinaten eine Rolle spielt</text:p>
      <text:p text:style-name="P361"><text:span text:style-name="T233">Die Koordinaten werden </text:span>in JSON in <text:span text:style-name="T236">im </text:span>Dezimalformat formatiert. <text:span text:style-name="T231">In Kapitel (todo) hatte ich Ihnen schon erklärt, dass es auch andere Formate zum Beschreiben eines Punktes auf der Erde gibt. Aber, auch wenn die Formatierung </text:span><text:span text:style-name="T30">8 ° 10 '23 "</text:span> <text:span text:style-name="T231">schön aussieht, können Sie sich vorstellen, dass die Handhabung dieses Formats bei Berechnungen mit einem Computer </text:span><text:soft-page-break/><text:span text:style-name="T231">umständlich ist</text:span>. <text:span text:style-name="T233">Darum also das Dezimalformat, welches einen Kompromiss f Menschen und Maschinen bietet.</text:span></text:p>
      <text:p text:style-name="P361">Eine Position <text:span text:style-name="T235">in GeoJSon</text:span> ist ein Array <text:span text:style-name="T236">von Zahlen</text:span>. <text:span text:style-name="T236">Diese Zahlen stellen einen </text:span>Punkt auf der Erde dar. <text:span text:style-name="T236">Konkret sieht eine Position in </text:span>GeoJSON <text:span text:style-name="T236">so aus</text:span>:</text:p>
      <text:p text:style-name="P229">[Länge, Breite, Höhe]</text:p>
      <text:p text:style-name="P402">Dieser Auftrag kann überraschen. Historisch gesehen ist die Reihenfolge der Koordinaten in der Regel "Breitengrad, Längengrad", und viele Menschen werden davon ausgehen, dass dies der Fall universell ist. Lange Stunden wurden verschwendet, um zu diskutieren, was besser ist, aber für diese Diskussion werde ich als solches zusammenfassen:<text:line-break/><text:line-break/>    Längengrad, Breite entspricht der X, Y Ordnung der Mathematik<text:line-break/>    Datenformate verwenden in der Regel Längengrad, Breitengrad<text:line-break/>    Anwendungen haben dazu gezwungen, Breitengrad, Längenordnung zu verwenden <text:span text:style-name="T237">todo https://macwright.org/lonlat/<text:line-break/></text:span></text:p>
      <text:p text:style-name="P361"><text:span text:style-name="T238">Früher</text:span> erlaubte GeoJSON die Speicherung von mehr als 3 <text:span text:style-name="T238">Zahlen pro</text:span> Position. <text:span text:style-name="T238">Teilweise wurde diese Möglichkeit auch genutzt. Es wurden beispielsweise Sportdaten wie die </text:span>Herzfrequenz <text:span text:style-name="T238">mit der Position gespeichert.</text:span> D<text:span text:style-name="T238">a dies nicht der Sinn einer Position ist, führte es teilweise zu Problemen </text:span>in GeoJSON <text:span text:style-name="T238">Anwendungen. In der </text:span><text:a xlink:type="simple" xlink:href="https://tools.ietf.org/html/rfc7946#section-3.1.1" text:style-name="Internet_20_link" text:visited-style-name="Visited_20_Internet_20_Link">neue</text:a><text:a xlink:type="simple" xlink:href="https://tools.ietf.org/html/rfc7946#section-3.1.1" text:style-name="Internet_20_link" text:visited-style-name="Visited_20_Internet_20_Link"><text:span text:style-name="T239">n</text:span></text:a><text:a xlink:type="simple" xlink:href="https://tools.ietf.org/html/rfc7946#section-3.1.1" text:style-name="Internet_20_link" text:visited-style-name="Visited_20_Internet_20_Link"> Spezifikation</text:a> <text:span text:style-name="T238">ist das Speichern von mehr als drei Werten pro Position nun </text:span>verboten.</text:p>
      <text:h text:style-name="P461" text:outline-level="5">Point</text:h>
      <text:p text:style-name="P362"><text:span text:style-name="T240">Ein Point – also ein Punkt – ist die</text:span> einfachste Geometrie <text:span text:style-name="T240">in GeoJSON</text:span>. <text:span text:style-name="T240">Die genaue Schreibweise ist</text:span></text:p>
      <text:p text:style-name="P488">{ "type": "Point",</text:p>
      <text:p text:style-name="P488"><text:s text:c="4"/>"coordinates": [30, 10]</text:p>
      <text:p text:style-name="P488">}</text:p>
      <text:h text:style-name="P461" text:outline-level="5">Multipoint</text:h>
      <text:p text:style-name="P364"/>
      <text:p text:style-name="P432">{ "type": "MultiPoint",</text:p>
      <text:p text:style-name="P432"><text:s text:c="4"/>"coordinates": [</text:p>
      <text:p text:style-name="P432"><text:s text:c="8"/>[10, 40], [40, 30], [20, 20], [30, 10]</text:p>
      <text:p text:style-name="P432"><text:s text:c="4"/>]</text:p>
      <text:p text:style-name="P432">}</text:p>
      <text:p text:style-name="P364"/>
      <text:h text:style-name="Heading_20_5" text:outline-level="5"><text:soft-page-break/>LineStrings</text:h>
      <text:p text:style-name="P363">Um eine Linie darzustellen, benötigen Sie mindestens zwei <text:span text:style-name="T241">Punkte. Die Linie ist dann die Verbindung zwischen diesen Punkten.</text:span></text:p>
      <text:p text:style-name="P488">{ "type": "LineString",</text:p>
      <text:p text:style-name="P488"><text:s text:c="4"/>"coordinates": [</text:p>
      <text:p text:style-name="P488"><text:s text:c="8"/>[30, 10], [10, 30], [40, 40]</text:p>
      <text:p text:style-name="P488"><text:s text:c="4"/>]</text:p>
      <text:p text:style-name="P488">}</text:p>
      <text:h text:style-name="P461" text:outline-level="5">MultiLineString</text:h>
      <text:p text:style-name="Text_20_body"/>
      <text:p text:style-name="P432">{ "type": "MultiLineString",</text:p>
      <text:p text:style-name="P432"><text:s text:c="4"/>"coordinates": [</text:p>
      <text:p text:style-name="P432"><text:s text:c="8"/>[[10, 10], [20, 20], [10, 40]],</text:p>
      <text:p text:style-name="P432"><text:s text:c="8"/>[[40, 40], [30, 30], [40, 20], [30, 10]]</text:p>
      <text:p text:style-name="P432"><text:s text:c="4"/>]</text:p>
      <text:p text:style-name="P432">}</text:p>
      <text:p text:style-name="P417"><text:span text:style-name="T243">Linien und Punkte</text:span> die beiden einfachsten Geometrieformen. <text:span text:style-name="T243">Bei beiden müssen Sie nicht viele geometrische Regeln beachten</text:span>. <text:span text:style-name="T242">E</text:span>in Punkt kann irgendwo an einem Ort liegen und eine Linie kann <text:span text:style-name="T243">beliebe </text:span>Anordnung<text:span text:style-name="T243">en</text:span> von Punkten enthalten. <text:span text:style-name="T243">Eine Linie kann sich sogar </text:span>selbst überquer<text:span text:style-name="T243">en</text:span>. Punkte und Linien <text:span text:style-name="T242">haben </text:span>keine Fläche – <text:span text:style-name="T243">somit gibt </text:span>es <text:span text:style-name="T243">auch</text:span> kein <text:span text:style-name="T244">Außen und kein Innen.</text:span></text:p>
      <text:h text:style-name="P462" text:outline-level="5">Polygone</text:h>
      <text:p text:style-name="P507"><text:span text:style-name="T245">Im Vergleich zu Linien sind </text:span>Polygone <text:span text:style-name="T245">komplexe Geometrien. Polygone verfügen über eine </text:span>Fläche. <text:span text:style-name="T246">Es gibt also einen Innenbereich, der sich von einem Außenbereich unterscheidet. Und hinzu kommt: Der Innenbereich kann Löcher haben!</text:span></text:p>
      <text:p text:style-name="P508">963.png</text:p>
      <text:p text:style-name="P509">todo Lizenz oder eigene Bilder machen: By Mwtoews (Own work) [CC BY-SA 3.0 (http://creativecommons.org/licenses/by-sa/3.0)], via Wikimedia Commons</text:p>
      <text:p text:style-name="P430">{ "type": "Polygon",</text:p>
      <text:p text:style-name="P430"><text:s text:c="4"/>"coordinates": [</text:p>
      <text:p text:style-name="P430"><text:s text:c="8"/><text:span text:style-name="T203">[</text:span>[30, 10], [40, 40], [20, 40], [10, 20], [30, 10]<text:span text:style-name="T203">]</text:span></text:p>
      <text:p text:style-name="P430"><text:soft-page-break/><text:s text:c="4"/>]</text:p>
      <text:p text:style-name="P430">}</text:p>
      <text:p text:style-name="P510">Die Koordinatenliste für Polygone <text:span text:style-name="T247">enthält</text:span> eine Ebene <text:span text:style-name="T247">mehr, </text:span>als die <text:span text:style-name="T247">der </text:span>LineStrings. <text:span text:style-name="T247">Bei</text:span> einfache<text:span text:style-name="T247">n</text:span> Polygone<text:span text:style-name="T247">n ist der Sinn dieser Ebene nicht offensichtlich. Auf den ersten Blick könnten Sie meinen, dass es einfacher wäre das Polygon genau wie die Linie zu erstellen. Dass es sich um ein Polygon handelt, ist über den Eintrag bei der Eigenschaft Typ klar. Wenn es sich um den Typ P</text:span>olygon <text:span text:style-name="T247">handelt</text:span>, <text:span text:style-name="T247">wird die L</text:span>inie <text:span text:style-name="T247">geschlossen!</text:span> <text:span text:style-name="T247">Der erste Blick ist oft trügerisch. Wir benötigen die zusätzliche Vierschachtelung um Löcher in die Fläche zeichnen zu können. </text:span>Polygone in GeoJSON sind nicht nur geschlossene Bereiche. <text:span text:style-name="T247">Sie bieten mehr! Sie können genau wie ein Donut Löcher haben.</text:span></text:p>
      <text:p text:style-name="P511">Aus diesem Grund führen Polygone einen neuen Begriff ein, <text:span text:style-name="T248">nämlich den Begriff</text:span> LinearRing. </text:p>
      <text:p text:style-name="P512">Ein LinearRing ist ein geschlossener LineString mit 4 oder mehr Positionen. Obwohl ein LinearRing nicht explizit als GeoJSON-Geometrie-Typ dargestellt wird, wird der Begriff in der <text:a xlink:type="simple" xlink:href="https://tools.ietf.org/html/rfc7946#section-3.1.6" text:style-name="Internet_20_link" text:visited-style-name="Visited_20_Internet_20_Link">Polygon-Geometrie-Typ-Definition</text:a> erwähnt.</text:p>
      <text:p text:style-name="P511"><text:span text:style-name="T250">Ein LinearRing ist</text:span> entweder die äußere Ringposition, die die äußere Kante des Polygons bilde<text:span text:style-name="T250">t</text:span> und definieren, welche Teile gefüllt sind – oder Innenringe, die die Teile des Polygons definieren, <text:span text:style-name="T248">die </text:span>leer <text:span text:style-name="T248">sind</text:span>. Es kann nur einen äußeren Ring geben und <text:span text:style-name="T248">dies </text:span>ist immer der erste <text:span text:style-name="T248">LinearRing. </text:span>Es kann eine beliebige Anzahl von Innenringen geben, einschließlich <text:span text:style-name="T248">null Innenringe</text:span>. <text:span text:style-name="T248">Wenn das Polygon über keinen</text:span> Innenring <text:span text:style-name="T248">verfügt b</text:span>edeutet <text:span text:style-name="T248">dies</text:span>, dass das Polygon keine Löcher hat.</text:p>
      <text:p text:style-name="P513">962a.png und 962b.png → noch jpg</text:p>
      <text:p text:style-name="P430">{ "type": "Polygon",</text:p>
      <text:p text:style-name="P430"><text:s text:c="4"/>"coordinates": [</text:p>
      <text:p text:style-name="P430"><text:s text:c="8"/>[[35, 10], [45, 45], [15, 40], [10, 20], [35, 10]],</text:p>
      <text:p text:style-name="P430"><text:s text:c="8"/>[[20, 30], [35, 35], [30, 20], [20, 30]]</text:p>
      <text:p text:style-name="P430"><text:s text:c="4"/>]</text:p>
      <text:p text:style-name="P430">}</text:p>
      <text:p text:style-name="Quotations"><text:span text:style-name="T249">Vielleicht ist Ihnen aufgefallen, das die</text:span> erste <text:span text:style-name="T249">und die letzte </text:span>Koordinate <text:span text:style-name="T249">jedes LinearRings gleich ist. Die Wiederholung der Koordinate ist heute im Format GeoJSON nicht mehr notwendig. Ein LinearRing wird automatisch geschlossen.</text:span></text:p>
      <text:h text:style-name="Heading_20_5" text:outline-level="5">Multipoligon</text:h>
      <text:p text:style-name="Text_20_body"/>
      <text:p text:style-name="Quelltext"><text:soft-page-break/>{ "type": "MultiPolygon",</text:p>
      <text:p text:style-name="Quelltext"><text:s text:c="4"/>"coordinates": [</text:p>
      <text:p text:style-name="Quelltext"><text:s text:c="8"/>[</text:p>
      <text:p text:style-name="Quelltext"><text:s text:c="12"/>[[30, 20], [45, 40], [10, 40], [30, 20]]</text:p>
      <text:p text:style-name="Quelltext"><text:s text:c="8"/>],</text:p>
      <text:p text:style-name="Quelltext"><text:s text:c="8"/>[</text:p>
      <text:p text:style-name="Quelltext"><text:s text:c="12"/>[[15, 5], [40, 10], [10, 20], [5, 10], [15, 5]]</text:p>
      <text:p text:style-name="Quelltext"><text:s text:c="8"/>]</text:p>
      <text:p text:style-name="Quelltext"><text:s text:c="4"/>]</text:p>
      <text:p text:style-name="Quelltext">}</text:p>
      <text:p text:style-name="P516"/>
      <text:p text:style-name="P431">{ "type": "MultiPolygon",</text:p>
      <text:p text:style-name="P431"><text:s text:c="4"/>"coordinates": [</text:p>
      <text:p text:style-name="P431"><text:s text:c="8"/>[</text:p>
      <text:p text:style-name="P431"><text:s text:c="12"/>[[40, 40], [20, 45], [45, 30], [40, 40]]</text:p>
      <text:p text:style-name="P431"><text:s text:c="8"/>],</text:p>
      <text:p text:style-name="P431"><text:s text:c="8"/>[</text:p>
      <text:p text:style-name="P431"><text:s text:c="12"/>[[20, 35], [10, 30], [10, 10], [30, 5], [45, 20], [20, 35]],</text:p>
      <text:p text:style-name="P431"><text:s text:c="12"/>[[30, 20], [20, 15], [20, 25], [30, 20]]</text:p>
      <text:p text:style-name="P431"><text:s text:c="8"/>]</text:p>
      <text:p text:style-name="P431"><text:s text:c="4"/>]</text:p>
      <text:p text:style-name="P431">}</text:p>
      <text:p text:style-name="P516"/>
      <text:h text:style-name="Heading_20_5" text:outline-level="5">Mehrere Geometrien</text:h>
      <text:p text:style-name="P518"><text:bookmark text:name="result_box2"/>Nun, da wir reden darüber, wie Daten die Welt beschreiben können, können Sie einige Einschränkungen dieses Ansatzes bemerken. Jeder der grundlegenden LineString-, Polygon-, Point-Typen ist ideal für die Darstellung einer einzigen Form, aber oft die physische Welt enthält <text:span text:style-name="T253">Objekte</text:span>, die nicht nur eine einzige zusammenhängende Sache sind. Zum Beispiel haben die Vereinigten Staaten, zusammen mit vielen anderen Ländern, mehrere getrennte Teile. Wir verweisen auf alle von ihnen als "Die Vereinigten Staaten", und Software, die Highlight "Die Vereinigten Staaten" sollte in der Lage sein, dies zu wissen und auch Highlight Alaska, Hawaii und der Rest.</text:p>
      <text:p text:style-name="P518">Hier kommen die verschiedenen Geometrien herein. GeoJSON hat Versionen von jedem der drei Grundtypen mit Multi auf der Vorderseite: MultiPolygon, <text:soft-page-break/>MultiLineString, MultiPoint. Gemeinsam geben sie uns etwas von einer Lösung für dieses Problem.</text:p>
      <text:p text:style-name="P515">Die Art, wie Multi-Features erstellt werden, ist das gleiche über alle Typen: Alles bewegt sich einen Schritt des <text:span text:style-name="T253">Verschachtelns</text:span>. Die Koordinaten eines einzelnen Punktes werden als [0, 0] dargestellt, so dass ein MultiPoint davon und ein anderer Ort aussehen könnte [[0, 0], [1, 1]].</text:p>
      <text:p text:style-name="P518">In selteneren Fällen haben Sie eine Reihe von verschiedenen Arten von Geometrien, die alle auf die gleiche Sache beziehen. Dazu <text:span text:style-name="T253">gibt es in</text:span> GeoJSON den Typ GeometryCollection. <text:span text:style-name="T253">Im nachfolgenden Programmcode habe ich diesen schon ein Feature Objekt eingebunden. Das Feature Objekt erkläre ich Ihnen im nächsten Kapitel.</text:span></text:p>
      <text:p text:style-name="Quelltext">{</text:p>
      <text:p text:style-name="Quelltext"><text:s text:c="2"/>"type": "Feature",</text:p>
      <text:p text:style-name="P369"><text:s text:c="2"/><text:span text:style-name="T251">"geometry"</text:span>: {</text:p>
      <text:p text:style-name="P369"><text:s text:c="4"/>"type": "GeometryCollection",</text:p>
      <text:p text:style-name="P369"><text:s text:c="4"/>"geometries": [{</text:p>
      <text:p text:style-name="P369"><text:s text:c="6"/>"type": "Point",</text:p>
      <text:p text:style-name="P369"><text:s text:c="6"/>"coordinates": [0, 0]</text:p>
      <text:p text:style-name="P369"><text:s text:c="4"/>}, {</text:p>
      <text:p text:style-name="P369"><text:s text:c="6"/>"type": "LineString",</text:p>
      <text:p text:style-name="P369"><text:s text:c="6"/>"coordinates": [[0, 0], [1, 0]]</text:p>
      <text:p text:style-name="P369"><text:s text:c="4"/>}]</text:p>
      <text:p text:style-name="P369"><text:s text:c="2"/>},</text:p>
      <text:p text:style-name="Quelltext"><text:s text:c="2"/>"properties": {</text:p>
      <text:p text:style-name="Quelltext"><text:s text:c="4"/>"name": "<text:span text:style-name="T252">Der Name dieser GeometryCollection</text:span>"</text:p>
      <text:p text:style-name="Quelltext"><text:s text:c="2"/>}</text:p>
      <text:p text:style-name="Quelltext">}</text:p>
      <text:p text:style-name="P514">Geometriekollektionen <text:span text:style-name="T252">gibt es in der Praxis nur sehr </text:span>selten: <text:span text:style-name="T252">Meist ist es so, dass eine</text:span> Geometrien <text:span text:style-name="T252">unterschiedliche </text:span>Eigenschaften <text:span text:style-name="T252">besitzt. Aus diesem Grund empfiehlt d</text:span>ie aktuelle GeoJSON-Spezifikation GeometryCollections <text:span text:style-name="T252">nur in besonderen Fällen zu verwenden</text:span>.</text:p>
      <text:h text:style-name="Heading_20_4" text:outline-level="4">Features</text:h>
      <text:p text:style-name="P519">Geometrien sind Formen – <text:span text:style-name="T254">nicht mehr und nicht weniger</text:span>. Sie sind ein zentraler Teil von GeoJSON, aber die meisten Daten, die etwas mit der Welt zu tun haben, sind nicht einfach <text:span text:style-name="T254">nur </text:span>eine Form. <text:span text:style-name="T254">Die Formen </text:span>haben auch eine Identität und Attribute. Ein Polygon <text:span text:style-name="T254">ist</text:span> <text:span text:style-name="T254">Reichstag. Ein a</text:span>ndere<text:span text:style-name="T254">s</text:span> Polygone <text:span text:style-name="T254">ist</text:span> die Grenze <text:soft-page-break/><text:span text:style-name="T254">von Deutschland. Und bei der Arbeit mit den Geometrien ist es wichtig </text:span>zu wissen, welche <text:span text:style-name="T254">Geometrie </text:span>was ist <text:span text:style-name="T254">und, welche Eigenschaften sie hat. In GeoJSON kann genau dies mit einem Objekt des Typs Feature erreicht werden.</text:span></text:p>
      <text:p text:style-name="P520">Das nachfolgende Programmcodebeispiel enthält ein ganz einfaches Feature:</text:p>
      <text:p text:style-name="P437">{</text:p>
      <text:p text:style-name="P437"><text:s text:c="2"/>"type": "Feature",</text:p>
      <text:p text:style-name="P437"><text:s text:c="2"/>"geometry": {</text:p>
      <text:p text:style-name="P437"><text:s text:c="4"/>"type": "Point",</text:p>
      <text:p text:style-name="P437"><text:s text:c="4"/>"coordinates": [0, 0]</text:p>
      <text:p text:style-name="P437"><text:s text:c="2"/>},</text:p>
      <text:p text:style-name="P437"><text:s text:c="2"/>"properties": {</text:p>
      <text:p text:style-name="P437"><text:s text:c="4"/>"name": "Der Name des Punktes"</text:p>
      <text:p text:style-name="P437"><text:s text:c="2"/>}</text:p>
      <text:p text:style-name="P437">}</text:p>
      <text:p text:style-name="P520">Das nachfolgende Programmcodebeispiel enthält ein etwas komplexeres Feature:</text:p>
      <text:p text:style-name="P435"><text:span text:style-name="T256">{</text:span></text:p>
      <text:p text:style-name="P433"><text:s text:c="2"/>"type": "Feature",</text:p>
      <text:p text:style-name="P433"><text:s text:c="2"/>"geometry": {</text:p>
      <text:p text:style-name="P433"><text:s text:c="4"/>"type": "Polygon",</text:p>
      <text:p text:style-name="P433"><text:s text:c="4"/>"coordinates": [[30, 20], [45, 40], [10, 40], [30, 20]]</text:p>
      <text:p text:style-name="P433"><text:s text:c="2"/>},</text:p>
      <text:p text:style-name="P433"><text:s text:c="2"/>"properties": {</text:p>
      <text:p text:style-name="P433"><text:s text:c="4"/>"prop0": "value0",</text:p>
      <text:p text:style-name="P433"><text:s text:c="4"/>"prop1": {"this": "that"},</text:p>
      <text:p text:style-name="P434"><text:s text:c="4"/>"prop<text:span text:style-name="T257">2</text:span>": <text:span text:style-name="T257">true</text:span>,</text:p>
      <text:p text:style-name="P434"><text:s text:c="4"/>"prop<text:span text:style-name="T257">3</text:span>": <text:span text:style-name="T257">null</text:span>,</text:p>
      <text:p text:style-name="P436"><text:span text:style-name="T256"><text:s text:c="4"/></text:span>"prop<text:span text:style-name="T257">4</text:span>": ["<text:span text:style-name="T257">wert1</text:span>", "<text:span text:style-name="T257">wert2</text:span>", "<text:span text:style-name="T257">wert3</text:span>"]<text:span text:style-name="T257">,</text:span></text:p>
      <text:p text:style-name="P436"><text:span text:style-name="T256"><text:s text:c="4"/></text:span>"prop<text:span text:style-name="T257">5</text:span>": 0.0</text:p>
      <text:p text:style-name="P433"><text:s text:c="2"/>}</text:p>
      <text:p text:style-name="P433">}</text:p>
      <text:p text:style-name="P519">Die Eigenschaften, die <text:span text:style-name="T255">mit einem Feature </text:span><text:s/>angehängt werden, können jede Art von <text:a xlink:type="simple" xlink:href="http://www.json.org/json-de.html" text:style-name="Internet_20_link" text:visited-style-name="Visited_20_Internet_20_Link">JSON-Objekt</text:a> sein.</text:p>
      <text:h text:style-name="Heading_20_4" text:outline-level="4"><text:soft-page-break/>FeatureCollection</text:h>
      <text:p text:style-name="P519">Wir haben alle Arten von Dingen abgedeckt, die in GeoJSON sein können, aber eins: FeatureCollection ist die häufigste Sache, die du auf der obersten Ebene von GeoJSON Dateien im Feld sehen wirst.<text:line-break/><text:line-break/>Eine FeatureCollection mit unserem Beispiel einer Feature sieht aus wie:</text:p>
      <text:p text:style-name="P519"/>
      <text:p text:style-name="P429">{</text:p>
      <text:p text:style-name="P429"><text:s text:c="2"/>"type": "FeatureCollection",</text:p>
      <text:p text:style-name="P429"><text:s text:c="2"/>"features": [</text:p>
      <text:p text:style-name="P438"><text:s text:c="4"/>{</text:p>
      <text:p text:style-name="P438"><text:s text:c="6"/>"type": "Feature",</text:p>
      <text:p text:style-name="P438"><text:s text:c="6"/>"geometry": {</text:p>
      <text:p text:style-name="P438"><text:s text:c="8"/>"type": "Point",</text:p>
      <text:p text:style-name="P438"><text:s text:c="8"/>"coordinates": [0, 0]</text:p>
      <text:p text:style-name="P438"><text:s text:c="6"/>},</text:p>
      <text:p text:style-name="P438"><text:s text:c="6"/>"properties": {</text:p>
      <text:p text:style-name="P438"><text:s text:c="8"/>"name": "null island"</text:p>
      <text:p text:style-name="P438"><text:s text:c="6"/>}</text:p>
      <text:p text:style-name="P438"><text:s text:c="4"/>}</text:p>
      <text:p text:style-name="P429"><text:s text:c="2"/>]</text:p>
      <text:p text:style-name="P429">}</text:p>
      <text:p text:style-name="P519"/>
      <text:p text:style-name="P521">FeatureCollection ist nicht viel mehr als ein Objekt, das "type" hat: "FeatureCollection" und dann ein Array von Feature-Objekten unter dem Schlüssel "Features". Wie der Name schon sagt, <text:span text:style-name="T258">darf das </text:span>Array <text:span text:style-name="T258">ausschließlich</text:span> <text:span text:style-name="T258">Objekte vom Typ </text:span>Feature-Objekte.</text:p>
      <text:p text:style-name="P521">Sie könnten fragen, "warum nicht nur erlauben eine Reihe von GeoJSON-Objekten"? FeatureCollections als Objekte macht viel Sinn in Bezug auf die Gemeinsamkeit zwischen verschiedenen GeoJSON-Typen.<text:line-break/><text:line-break/>    GeoJSON-Objekte sind Objekte, keine Arrays oder Primitive<text:line-break/>    GeoJSON-Objekte haben eine "type" -Eigenschaft<text:line-break/><text:line-break/>Das ist wirklich nett für Implementierungen: Sie brauchen nicht zu erraten, welche Art von GeoJSON Objekt sie suchen - sie lesen gerade die "type" Eigenschaft.</text:p>
      <text:p text:style-name="P185"><text:soft-page-break/>Todo gucken ob ich überall diese Geometrien alle verwende</text:p>
      <text:p text:style-name="P160"><text:span text:style-name="T111">todo</text:span> <text:a xlink:type="simple" xlink:href="http://geojsonlint.com/" text:style-name="Internet_20_link" text:visited-style-name="Visited_20_Internet_20_Link">http://geojsonlint.com/</text:a> </text:p>
      <text:h text:style-name="Heading_20_3" text:outline-level="3">Die Grenzen von GeoJSON</text:h>
      <text:p text:style-name="P522">Die Vorteile von GeoJSON hatte ich Ihnen in Kapitel todo schon beschrieben. Wie jedes andere Format hat GeoJSON aber auch seine Grenzen. <text:span text:style-name="T261">Diese sind nun Thema dieses Kapitels.</text:span></text:p>
      <text:list xml:id="list6552372589742725588" text:style-name="L21">
        <text:list-item>
          <text:p text:style-name="P523"><text:span text:style-name="T259">GeoJSON hat kein Konstrukt das eine Komprimierung unterstützt wie beispielsweise </text:span><text:a xlink:type="simple" xlink:href="https://github.com/topojson/topojson" text:style-name="Internet_20_link" text:visited-style-name="Visited_20_Internet_20_Link"><text:span text:style-name="T259">TopoJSON</text:span></text:a><text:span text:style-name="T259"> oder </text:span><text:a xlink:type="simple" xlink:href="http://wiki.openstreetmap.org/wiki/OSM_XML" text:style-name="Internet_20_link" text:visited-style-name="Visited_20_Internet_20_Link"><text:span text:style-name="T259">OSM XML</text:span></text:a><text:span text:style-name="T259">.</text:span></text:p>
        </text:list-item>
        <text:list-item>
          <text:p text:style-name="P523"><text:span text:style-name="T259">GeoJSON-Funktionen haben Eigenschaften, die JSON sind. Eigenschaften können beliebige JSON-Datentypen verwenden: Zahlen, Strings, Booleans, Null, Arrays und Objekte. JSON unterstützt nicht jeden Datentyp: Zum Beispiel werden die Datumswerte von Shapefiles unterstützt, aber nicht in JSON. (Todo link zu shapefiles)</text:span></text:p>
        </text:list-item>
        <text:list-item>
          <text:p text:style-name="P523"><text:span text:style-name="T259">GeoJSON hat kein Konstrukt für die Anzeige von Pop-up-Fenstern wie Titel oder Beschreibung. Sie werden aber später sehen, wie Leaflet sie bei der Erstellung von Pop-up-Fenstern unterstützt.</text:span></text:p>
        </text:list-item>
        <text:list-item>
          <text:p text:style-name="P523"><text:span text:style-name="T259">GeoJSON hat keine Geometrie vom Typ Kreis – oder irgendeine andere Art von Kurve.</text:span></text:p>
        </text:list-item>
        <text:list-item>
          <text:p text:style-name="P523"><text:span text:style-name="T260">In GeoJSON können Sie den einzelnen Koordinaten – also den Positionen, keine eigene Eigenschaft zuweisen. Wenn Sie eine LineString-Darstellung eines Runs haben und Ihre GPS-Uhr 1.000 verschiedene Punkte während dieses Laufs protokolliert hat, zusammen mit Ihrer Herzfrequenz und der Dauer zu diesem Zeitpunkt gibt es keine klare Antwort für die Darstellung dieser Daten. Sie können zusätzliche Eigenschaften als Array mit der gleichen Länge wie das Koordinaten-Array speichern, aber keine Option wird durch das Ökosystem der Werkzeuge gut unterstützt.</text:span></text:p>
        </text:list-item>
      </text:list>
      <text:p text:style-name="P344">Todo irgendwo Problem, warum <text:a xlink:type="simple" xlink:href="https://macwright.org/2015/03/23/geojson-second-bite.html#the-180th-meridian" text:style-name="Internet_20_link" text:visited-style-name="Visited_20_Internet_20_Link">https://macwright.org/2015/03/23/geojson-second-bite.html#the-180th-meridian</text:a> Vielleicht bei multiline</text:p>
      <text:h text:style-name="Heading_20_2" text:outline-level="2"><text:bookmark-start text:name="__RefHeading___Toc4711_1835432033"/>GeoJson in Leaflet<text:bookmark-end text:name="__RefHeading___Toc4711_1835432033"/></text:h>
      <text:p text:style-name="P526">Leaflet unterstützt alle GeoJSON-Typen. <text:span text:style-name="T262">In der Regel werden Sie aber überwiegend mit </text:span>Features und FeatureCollections <text:span text:style-name="T262">arbeiten</text:span>. <text:span text:style-name="T262">Und diese beiden Typen unterstützt Leaflet bevorzugt. In der Regel werden Sie nicht nur Geometrie Objekte auf Ihrer Karte anzeigen möchten, sondern auch die </text:span>Eigenschaften<text:span text:style-name="T262"> – also</text:span> <text:span text:style-name="T264">weitere Informationen </text:span>– zu <text:span text:style-name="T263">diesen Objekten</text:span>.</text:p>
      <text:p text:style-name="P162"/>
      <text:p text:style-name="P163"><text:soft-page-break/><text:span text:style-name="T265">Beginnen wir mit</text:span> ein<text:span text:style-name="T265">em</text:span> <text:span text:style-name="T266">übersichtlichen</text:span> <text:span text:style-name="T113">Beispiel</text:span>: <text:span text:style-name="T112">Der einfachste Weg GeoJSON in Ihrer Karte zu nutzen, ist die Verwendung als Variable direkt. Das nachfolgende Programmcodebeispiel enthält einen Punkt. Es ist der gleiche Punkt, den wir (todo link) als Marker auf der Karte angezeigt haben. Sobald Sie diesen in GeoJSON formatierten Punkt in einer Variablen gespeichert haben, können Sie diesen ganz einfach zur Karte hinzufügen. (todo TeilCodebeispiele auch in Text.)</text:span></text:p>
      <text:p text:style-name="P163">todo Achtung lat und lon sind vertauscht!</text:p>
      <text:p text:style-name="P166">Was macht der Code. Das nachfolgende Beispiel erstellt eine geoJSONLAYER Varialbe. Diese Variabel ist eine Instanz der Klasse L.geoJSON(). Dieser kann ein Objekt vom Typ GeoJSON als Parameter übergeben <text:span text:style-name="T114">und zur Karte hinzugefügt </text:span>werden. <text:span text:style-name="T114">(todo verkettet hinzufügen oder allein erklären? Oder habe ich schon erklärt?). </text:span></text:p>
      <text:p text:style-name="P164">973.html</text:p>
      <text:p text:style-name="P186">Als Ergebnis sehen Sie eine Karte, auf der ein Marker abgebildet ist.</text:p>
      <text:p text:style-name="P167">981.png</text:p>
      <text:p text:style-name="P167">Der Marker enthält noch kein Pop-up. Todo link zu erklärung dazu.</text:p>
      <text:p text:style-name="P165">todo vielleicht ein kleines Beispiel mit allen geometrien.</text:p>
      <text:h text:style-name="Heading_20_3" text:outline-level="3">Multiple Geometrien in Leaflet</text:h>
      <text:p text:style-name="P168">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69">972.html auch mit donut :) <text:span text:style-name="T115">auch auf Featurecollection und geometriecollection eingehen.</text:span></text:p>
      <text:h text:style-name="Heading_20_4" text:outline-level="4">Donuts</text:h>
      <text:h text:style-name="P448" text:outline-level="3">GeoJSON aus leaflet exportieren</text:h>
      <text:p text:style-name="P173">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73"><text:soft-page-break/>Das folgende Beispiel zeigt Ihnen, wie Sie einen Marker in eine GeoJSON Layer konvertieren können. Zunächst wird, genau wie wir es im ersten Kapitel (todo link?) gemacht haben ein Marker erstellt. </text:p>
      <text:p text:style-name="P173">Todo Codeschnipsel einfügen.</text:p>
      <text:p text:style-name="P173">Danach wird die Methode toGeoJSON() des Markers aufgerufen und der Rückgabewert der Methode wird in der Variablen todo gespeichert. Bei der Variablen todo handelt es sich nun um ein GeoJSON Objekt.</text:p>
      <text:p text:style-name="P173">Zu guter Letzt fügen wir das GeoJSON Objekt todo zur Karte hinzu.</text:p>
      <text:p text:style-name="P171">971.html</text:p>
      <text:p text:style-name="P172"><text:span text:style-name="T116">todo </text:span>stringify <text:span text:style-name="T116">(</text:span><text:a xlink:type="simple" xlink:href="https://developer.mozilla.org/de/docs/Web/JavaScript/Reference/Global_Objects/JSON/stringify" text:style-name="Internet_20_link" text:visited-style-name="Visited_20_Internet_20_Link"><text:span text:style-name="T116">https://developer.mozilla.org/de/docs/Web/JavaScript/Reference/Global_Objects/JSON/stringify</text:span></text:a><text:span text:style-name="T116">)</text:span></text:p>
      <text:p text:style-name="P177">todo Ergebnis im Bild</text:p>
      <text:h text:style-name="P449" text:outline-level="3">Stylen</text:h>
      <text:p text:style-name="P170">Sie können neben den hier beschriebenen Optionen auf eine große Auswahl weitere Styles zugreifen. Die vollständige Liste finden Sie in der Dokumentation von Leaflet. <text:span text:style-name="T117">Sehen Sie sich dazu die Optionen zum Path-Objekt an: </text:span><text:a xlink:type="simple" xlink:href="http://leafletjs.com/reference-1.1.0.html#path" text:style-name="Internet_20_link" text:visited-style-name="Visited_20_Internet_20_Link"><text:span text:style-name="T117">http://leafletjs.com/reference-1.1.0.html#path</text:span></text:a><text:span text:style-name="T117">.</text:span></text:p>
      <text:p text:style-name="P174">Todo Optionen auflisten?</text:p>
      <text:h text:style-name="Heading_20_4" text:outline-level="4"><text:bookmark-start text:name="__DdeLink__1746_736041745"/>Ein einfaches Beispiel – <text:span text:style-name="T118">style:</text:span><text:bookmark-end text:name="__DdeLink__1746_736041745"/></text:h>
      <text:p text:style-name="P175">Der nachfolgende Programmcode zeigt Ihnen an einem Beispiel, wie Sie Styles zusammen mit GeoJSON Layern verwenden können.</text:p>
      <text:p text:style-name="P177">Todo was habe ich genau gemacht? </text:p>
      <text:p text:style-name="P176">970.html</text:p>
      <text:p text:style-name="P176"/>
      <text:p text:style-name="P177">todo Ergebnis im Bild</text:p>
      <text:p text:style-name="P177"/>
      <text:h text:style-name="P409" text:outline-level="4">Ein komple<text:span text:style-name="T119">xe</text:span>res Beispiel mit Ereignissen</text:h>
      <text:p text:style-name="P179">969.html</text:p>
      <text:p text:style-name="P179">todo marker ändert Farbe nicht.</text:p>
      <text:p text:style-name="P178"/>
      <text:h text:style-name="Heading_20_3" text:outline-level="3"><text:soft-page-break/>Iterieren</text:h>
      <text:p text:style-name="P180">Interessant wird es, wenn man mit vielen Daten arbeitet. Und, beim Arbeiten mit vielen Daten werden Sie die Möglichkeit, alle Features mit einem Schlag zu bearbeiten, zu schätzen lernen.</text:p>
      <text:h text:style-name="P410" text:outline-level="4">OneEachfeature</text:h>
      <text:p text:style-name="P184">Eine Funktion, die einmal für jede erstellte Funktion aufgerufen wird, nachdem sie erstellt und gestylt wurde. Nützlich zum Anhängen von Ereignissen und Popups an Features. Die Voreinstellung ist, mit den neu erstellten Ebenen nichts zu tun:</text:p>
      <text:p text:style-name="P181">968.html</text:p>
      <text:p text:style-name="P182">todo: <text:a xlink:type="simple" xlink:href="http://leafletjs.com/reference-1.1.0.html#geojson-oneachfeature" text:style-name="Internet_20_link" text:visited-style-name="Visited_20_Internet_20_Link"><text:span text:style-name="T120">http://leafletjs.com/reference-1.1.0.html#geojson-oneachfeature</text:span></text:a></text:p>
      <text:p text:style-name="P182"/>
      <text:p text:style-name="P181"/>
      <text:h text:style-name="P411" text:outline-level="4">Punkt zu Ebene</text:h>
      <text:p text:style-name="P183">Eine Funktion, die festlegt, wie GeoJSON <text:span text:style-name="T121">neue Ebenen</text:span> schichte<text:span text:style-name="T121">t</text:span>. Diese Funktion wird automatisch intern aufgerufen, wenn Daten hinzugefügt werden. Übergeben werden die Variablen GeoJSON Punkt-Funktion und seine LatLng. Die Voreinstellung ist, einen Standard-Marker zu erzeugen:</text:p>
      <text:p text:style-name="P181">96<text:span text:style-name="T120">7</text:span>.html</text:p>
      <text:p text:style-name="P181">todo: <text:a xlink:type="simple" xlink:href="http://leafletjs.com/reference-1.1.0.html#geojson-pointtolayer" text:style-name="Internet_20_link" text:visited-style-name="Visited_20_Internet_20_Link">http://leafletjs.com/reference-1.1.0.html#geojson-pointtolayer</text:a></text:p>
      <text:p text:style-name="P181"/>
      <text:h text:style-name="Heading_20_4" text:outline-level="4">Filter</text:h>
      <text:p text:style-name="P189">966.html</text:p>
      <text:p text:style-name="P189"/>
      <text:p text:style-name="P189">todo vielleicht noch tipp gpsies https://www.gpsies.com/map.do?fileId=rvvclfejgrlqfrom</text:p>
      <text:h text:style-name="Heading_20_1" text:outline-level="1"><text:bookmark-start text:name="__DdeLink__31267_458207731"/>Heatmaps und Choroplethenkarte<text:span text:style-name="T126">n</text:span><text:bookmark-end text:name="__DdeLink__31267_458207731"/></text:h>
      <text:p text:style-name="P191">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text:soft-page-break/>insbesondere statistische Daten können auf Karten viel besser veranschaulicht werden als in einer trockenen Tabelle und nebenbei macht es sogar Spaß die Karten zu erkunden.</text:p>
      <text:p text:style-name="P192">Zwei Typen von Karten – nämlich Heatmaps und Choroplethenkarten – sehen wir uns nun näher an. <text:span text:style-name="T127">Beginnen wir mit der Heatmap.</text:span></text:p>
      <text:h text:style-name="P426" text:outline-level="2">Heatmaps</text:h>
      <text:h text:style-name="Heading_20_3" text:outline-level="3">Was ist eine Heatmap?</text:h>
      <text:p text:style-name="P187">todo <text:a xlink:type="simple" xlink:href="https://de.wikipedia.org/wiki/Heatmap" text:style-name="Internet_20_link" text:visited-style-name="Visited_20_Internet_20_Link"><text:span text:style-name="T124">https://de.wikipedia.org/wiki/Heatmap</text:span></text:a><text:span text:style-name="T124"> </text:span></text:p>
      <text:p text:style-name="P187"><text:span text:style-name="T128">Heatmaps kennen wir im Deutschen auch unter dem Namen </text:span>Wärmebild. <text:span text:style-name="T128">Eine Heatmap </text:span>ist <text:span text:style-name="T128">im Grunde genommen </text:span>ein Diagramm, <text:span text:style-name="T129">mit dem Daten v</text:span>isualisier<text:span text:style-name="T128">t werden. Meist liegt eine mathematische </text:span>Funktion <text:span text:style-name="T129">zugrunde. Diese Funktion bildet </text:span>eine zweidimensionale Definitionsmenge – <text:span text:style-name="T129">beispielsweise </text:span>Punkte <text:span text:style-name="T129">auf einer </text:span>Landkarte – <text:span text:style-name="T129">ab.</text:span> <text:span text:style-name="T129">Je nach Verteilung werden bestimmte Bereich </text:span>farblich <text:span text:style-name="T129">hervorgehoben</text:span>. Diese Visualisierung dient dazu, i<text:span text:style-name="T129">n </text:span>einer großen Datenmenge intuitiv und schnell einen Überblick zu <text:span text:style-name="T129">bekommen. In der grafischen Darstellung kristallisieren sind </text:span>besonders markante Werte <text:span text:style-name="T129">oft schnell heraus</text:span>.</text:p>
      <text:p text:style-name="P194">Heatmaps färben Bereich unterschiedlich, wenn die Intensität oder die Dichte des untersuchten Objektes unterschiedlich ist. </text:p>
      <text:p text:style-name="P220">Todo Dichte und Intensität, geht es hier nur um Dichte? Wir müssen Intensität über Umwege machen.</text:p>
      <text:p text:style-name="P195">todo https://en.wikipedia.org/wiki/Multivariate_kernel_density_estimation</text:p>
      <text:p text:style-name="P193">Meist werden bei geringer Intensität oder geringer Dichte kalte Farben verwendet und bei einem hohen Aufkommen wird der Bereich mit warmen Farben eingefärbt. Dies erklärt auch den Namen Heatmap – der englische Begriff für Hitze ist <text:span text:style-name="T64">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450" text:outline-level="3">Heatmaps in Leaflet – <text:span text:style-name="T143">Dichte</text:span></text:h>
      <text:p text:style-name="P196">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30">https://github.com/Leaflet/Leaflet.heat</text:span></text:a></text:p>
      <text:p text:style-name="P197">todo leaflet heat ist alternative</text:p>
      <text:p text:style-name="P200">todo was haben wir gemacht:</text:p>
      <text:p text:style-name="P197"><text:soft-page-break/>965.html</text:p>
      <text:p text:style-name="P198">Das Ergebnis sehen Sie im nachfolgenden Bild. Da wir noch nichts <text:span text:style-name="T132">gestaltet</text:span> haben, sehen Sie Standardansicht. Diese ist noch nicht sehr rudimentär. <text:span text:style-name="T131">Das geht besser, Sie werden sehen.</text:span> </text:p>
      <text:p text:style-name="P198"/>
      <text:h text:style-name="Heading_20_4" text:outline-level="4">Stile-<text:span text:style-name="T133">Optionen</text:span></text:h>
      <text:p text:style-name="P201">Das <text:a xlink:type="simple" xlink:href="https://github.com/Leaflet/Leaflet.heat" text:style-name="Internet_20_link" text:visited-style-name="Visited_20_Internet_20_Link">Plugin Leaflet.heat</text:a> erlaubt es Ihnen Parameter zu übergeben. <text:span text:style-name="T134">Dabei haben Sie folgende Möglichkeiten:</text:span></text:p>
      <text:list xml:id="list5697646773260302990" text:style-name="L13">
        <text:list-item>
          <text:p text:style-name="P489"><text:span text:style-name="T34">minOpacity</text:span><text:span text:style-name="T134">: <text:line-break/></text:span><text:span text:style-name="T34">minOpacity </text:span><text:span text:style-name="T137">gibt die </text:span><text:span text:style-name="T134">minimale Dichte an, ab der die Anzeige beginnt.</text:span></text:p>
        </text:list-item>
        <text:list-item>
          <text:p text:style-name="P489"><text:span text:style-name="T34">maxZoom</text:span><text:span text:style-name="T134">:<text:line-break/></text:span><text:span text:style-name="T34">maxZoom</text:span><text:span text:style-name="T136"> </text:span><text:span text:style-name="T137">sollte auf die </text:span><text:span text:style-name="T134">Zoomstufe gesetzt werden, bei der die Punkte die maximale Intensität erreichen. Als Standard wird der Wert, der für </text:span><text:span text:style-name="T34">maxZoom</text:span><text:span text:style-name="T134">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490"><text:span text:style-name="T34">max</text:span><text:span text:style-name="T134">:<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4">korrekt</text:span></text:a><text:span text:style-name="T134">.</text:span></text:p>
        </text:list-item>
        <text:list-item>
          <text:p text:style-name="P490"><text:span text:style-name="T34">radius</text:span><text:span text:style-name="T134">:<text:line-break/>Dieser Wert erklärt sich meiner Meinung nach von selbst. Mit dem Wert </text:span><text:span text:style-name="T34">radius</text:span><text:span text:style-name="T134"> geben Sie die Größe an, in der die Punkte angezeigt werden sollen. 25 ist der Standardwert.</text:span></text:p>
        </text:list-item>
        <text:list-item>
          <text:p text:style-name="P490"><text:span text:style-name="T34">blur</text:span><text:span text:style-name="T134">:<text:line-break/>Mit dem Wert </text:span><text:span text:style-name="T34">blur</text:span><text:span text:style-name="T134"> können Sie die Schärfe beeinflussen. Der Wert bestimmt, wie viele Punkte zusammen gefasst werden. Ein niedriger </text:span><text:span text:style-name="T34">blur</text:span><text:span text:style-name="T134"> Wert erzeugt einzelnen Punkte, wohingegen ein hoher Wert mehrere Punkte zusammenfasst. Standardmäßig ist der Wert mit 15 festgesetzt.</text:span></text:p>
        </text:list-item>
        <text:list-item>
          <text:p text:style-name="P491"><text:span text:style-name="T34">Gradient</text:span><text:span text:style-name="T134">:<text:line-break/>Der Wert Gradient steht für die Konfiguration des Farbverlaufs. Standardwert ist </text:span><text:span text:style-name="T34">{0.4: 'blue', 0.65: 'lime', 1: 'red'}</text:span><text:span text:style-name="T134">. Sie </text:span><text:soft-page-break/><text:span text:style-name="T134">können beliebig viele Werte zwischen </text:span><text:span text:style-name="T34">0</text:span><text:span text:style-name="T134"> und </text:span><text:span text:style-name="T34">1</text:span><text:span text:style-name="T134"> angeben. Die Farbe die am Rand, also bei geringer Dichte angezeigt werden soll, sollten Sie mit dem <text:s/>niedrigen Wert angeben. Die Farbe, die im Zentrum zu sehen sein soll, geben Sie idealerweise beim Wert </text:span><text:span text:style-name="T34">1</text:span><text:span text:style-name="T134"> an.</text:span></text:p>
        </text:list-item>
      </text:list>
      <text:p text:style-name="P202">Blur 1 <text:span text:style-name="T138">980a.png</text:span></text:p>
      <text:p text:style-name="P203">blur 40 <text:span text:style-name="T135">(ausgewaschen) 980b.png</text:span></text:p>
      <text:p text:style-name="P204">maxzoom 6 <text:span text:style-name="T138">980c.png</text:span></text:p>
      <text:p text:style-name="P204">maxzoom 13 <text:span text:style-name="T138">980d.png</text:span></text:p>
      <text:p text:style-name="P205"><text:span text:style-name="T139">gradien </text:span>{0.1: '#edf8fb', 0.2: '#ccece6', 0.3: '#99d8c9', 0.5: '#66c2a4', 0.7: '#2ca25f', 1: '#006d2c'} <text:span text:style-name="T139">980e</text:span></text:p>
      <text:p text:style-name="P399">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06">Zusätzlich zu den Stil Optionen bietet Ihnen Leaflet.heat vier Methoden:</text:p>
      <text:list xml:id="list8650440331563419087" text:style-name="L14">
        <text:list-item>
          <text:p text:style-name="P492">setOptions(options): Sets new heatmap options and redraws it.</text:p>
        </text:list-item>
        <text:list-item>
          <text:p text:style-name="P492">addLatLng(latlng): Adds a new point to the heatmap and redraws it.</text:p>
        </text:list-item>
        <text:list-item>
          <text:p text:style-name="P492">setLatLngs(latlngs): Resets heatmap data and redraws it.</text:p>
        </text:list-item>
        <text:list-item>
          <text:p text:style-name="P492">redraw(): Redraws the heatmap. Diese Methode beim Ausführen der drei anderen Methoden automatisch ausgeführt, so das Sie dies nicht selbst veranlassen müssen.</text:p>
        </text:list-item>
      </text:list>
      <text:p text:style-name="P207"/>
      <text:p text:style-name="P207"><text:span text:style-name="T140">Todo </text:span>Beispiel mit add Lat 964.html <text:span text:style-name="T141">und 979.png</text:span></text:p>
      <text:p text:style-name="P208">todo schönes Beispiel mit mous event: <text:a xlink:type="simple" xlink:href="http://leaflet.github.io/Leaflet.heat/demo/draw.html" text:style-name="Internet_20_link" text:visited-style-name="Visited_20_Internet_20_Link"><text:span text:style-name="T142">http://leaflet.github.io/Leaflet.heat/demo/draw.html</text:span></text:a><text:span text:style-name="T142"> <text:s/></text:span><text:a xlink:type="simple" xlink:href="https://github.com/Leaflet/Leaflet.heat/blob/gh-pages/demo/draw.html" text:style-name="Internet_20_link" text:visited-style-name="Visited_20_Internet_20_Link"><text:span text:style-name="T142">https://github.com/Leaflet/Leaflet.heat/blob/gh-pages/demo/draw.html</text:span></text:a></text:p>
      <text:p text:style-name="P208"/>
      <text:p text:style-name="P208"/>
      <text:p text:style-name="P209">todo Beispiel mit Methoden 963.html</text:p>
      <text:h text:style-name="Heading_20_4" text:outline-level="4"><text:soft-page-break/>Marker</text:h>
      <text:p text:style-name="P210">962.html</text:p>
      <text:p text:style-name="P199">980.png</text:p>
      <text:h text:style-name="Heading_20_3" text:outline-level="3">Heatmaps mit Leaflet – hetmap.js – <text:span text:style-name="T143">Intensität </text:span></text:h>
      <text:p text:style-name="P211"><text:a xlink:type="simple" xlink:href="https://github.com/pa7/heatmap.js" text:style-name="Internet_20_link" text:visited-style-name="Visited_20_Internet_20_Link">https://github.com/pa7/heatmap.js</text:a></text:p>
      <text:p text:style-name="P212"><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13">todo ich muss baselayer mit variabelen versehen weil ich nutez.</text:p>
      <text:p text:style-name="P215">Todo doku <text:a xlink:type="simple" xlink:href="https://www.patrick-wied.at/static/heatmapjs/docs.html" text:style-name="Internet_20_link" text:visited-style-name="Visited_20_Internet_20_Link">https://www.patrick-wied.at/static/heatmapjs/docs.html</text:a></text:p>
      <text:p text:style-name="P216">odo optionen</text:p>
      <text:p text:style-name="P214">961.html</text:p>
      <text:p text:style-name="P214"/>
      <text:p text:style-name="P214">960.html → add data</text:p>
      <text:p text:style-name="P216"/>
      <text:h text:style-name="Heading_20_3" text:outline-level="3">Interaktive Heatmaps</text:h>
      <text:p text:style-name="P217">959.html</text:p>
      <text:h text:style-name="Heading_20_3" text:outline-level="3">Anmimierte Heatmaps</text:h>
      <text:p text:style-name="P218">958.html</text:p>
      <text:h text:style-name="P426" text:outline-level="2">Choroplethenkarte</text:h>
      <text:p text:style-name="P219">Im vorigen Kapitel haben wir mit Heatmaps die Dichte von Punkten oder eine bestimmte Eigenschaft farblich abgebildet. Eine Choroplethenkarte macht erst einmal nichts anderes. Sie visualisiert die Dichte oder die Intensität bestimmter Objekte. <text:span text:style-name="T144">Allerdings tut sie dies relativ zu einem Polygon. Eine bekannte Choroplethenkarte zeigt die Bevölkerungsdichte eines Landes. </text:span></text:p>
      <text:p text:style-name="P221">Das Schöne ist, dass wir mit Leaflet keine zusätzlichen Plugins benötigen. Leaflet ist wie dafür gemacht, GeoJSON Daten als Choroplethenkarte anzuzeigen.</text:p>
      <text:h text:style-name="P451" text:outline-level="3">Was ist eine Choroplethenkarte?</text:h>
      <text:p text:style-name="P190"><text:span text:style-name="T123">Todo </text:span><text:a xlink:type="simple" xlink:href="https://de.wikipedia.org/wiki/Choroplethenkarte" text:style-name="Internet_20_link" text:visited-style-name="Visited_20_Internet_20_Link"><text:span text:style-name="T123">https://de.wikipedia.org/wiki/Choroplethenkarte</text:span></text:a><text:span text:style-name="T123"> </text:span></text:p>
      <text:p text:style-name="P188">Choroplethenkarten werden in Deutschland auch Flächenkartogramme oder Flächenwertstufenkarten genannt. Diese Karten haben ein bestimmtes Thema. <text:soft-page-break/>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p>
      <text:h text:style-name="P452" text:outline-level="3">Choroplethenkarte<text:span text:style-name="T125">n in Leaflet</text:span></text:h>
      <text:p text:style-name="P222"><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5">todo hier habe ich daten heruntergeladen und es ist ein gutes Beispiel für eine Kartenanwendung.</text:span></text:p>
      <text:h text:style-name="Heading_20_4" text:outline-level="4">GeoJson</text:h>
      <text:p text:style-name="P225">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6">Wenn Sie die Daten in einer JavaSript Datei ablegen, können Sie diese gleichzeitig als Variabel deklarieren. </text:span></text:p>
      <text:p text:style-name="P230">Todo Beispielcode hier.</text:p>
      <text:p text:style-name="P226">Das Beispiel zeigt nur einen Codeausschnitt. Die Vollständige Datei wäre todo Zielen lang und würde ein eigenen Buch füllen.</text:p>
      <text:p text:style-name="P226">Einbinden können Sie diese in Ihre HTML-Datei mit der <text:span text:style-name="T147">Zeile.</text:span></text:p>
      <text:p text:style-name="P228">&lt;script src="gemeinden.js"&gt;&lt;/script&gt;</text:p>
      <text:p text:style-name="P227"/>
      <text:h text:style-name="Heading_20_4" text:outline-level="4">Farben</text:h>
      <text:p text:style-name="Text_20_body"/>
      <text:h text:style-name="Heading_20_4" text:outline-level="4">Stile</text:h>
      <text:h text:style-name="P453" text:outline-level="3">Normalisierte Choroplethenkarten</text:h>
      <text:p text:style-name="P223">Todo überall anfang und schluss</text:p>
      <text:p text:style-name="P223"/>
      <text:p text:style-name="P224">todo Fläche selbst ausrechnen: https://stackoverflow.com/questions/18484619/checking-size-of-polygon-drawn-with-leaflet-l-draw-polyline</text:p>
      <text:h text:style-name="Heading_20_1" text:outline-level="1"><text:soft-page-break/>Custom Markers</text:h>
      <text:p text:style-name="P231">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8">erleichtert.</text:span></text:p>
      <text:h text:style-name="Heading_20_2" text:outline-level="2">Einen individuellen Marker erstellen</text:h>
      <text:p text:style-name="P232">Wenn Leafelt einen Marker auf einer Karte anzeigt, werden gleich zwei Bilddateien angezeigt: Das eigentliche Bild und ein Schatten. <text:span text:style-name="T149">Mit einem passenden Schatten fallend die Marker eher ins Auge. Der Schatten verleiht dem Marker ein Tiefe. So heben Sie sich besser von der Karte ab.</text:span></text:p>
      <text:p text:style-name="P233">Wir haben Leaflet bisher in unseren Beispieldateien als CND genutzt. Ich hatte Ihnen aber in Kaptiel todo auch erklärt, wie Sie Leaflet downloaden können. Wenn Sie Leafelet auf Ihren Rechner herunterladen sehen Sie – <text:s/><text:span text:style-name="T150">sofort in der ersten Ebene – </text:span>eine<text:span text:style-name="T150">n</text:span> Unterordner, der <text:span text:style-name="T30">images</text:span> heißt. <text:span text:style-name="T151">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34">978.png</text:p>
      <text:p text:style-name="P235"/>
      <text:p text:style-name="P235">Todo <text:a xlink:type="simple" xlink:href="https://www.gimp.org/" text:style-name="Internet_20_link" text:visited-style-name="Visited_20_Internet_20_Link">https://www.gimp.org/</text:a></text:p>
      <text:p text:style-name="P241">todo link zu nächstem Kapitel mit Plugin</text:p>
      <text:p text:style-name="P235">Wie Sie ein eigenes Image erstellen, gehört nicht zum Thema dieses Buches. Hier möchte ich Ihnen nur ein paar Punkte aufzählen, die Sie beachten sollten. Wenn Sie das</text:p>
      <text:p text:style-name="P235"/>
      <text:p text:style-name="P235">todo </text:p>
      <text:p text:style-name="P235">Wenn zwei Bilder haben, also ein Bild, das Ihren Marker selbst darstellt und eines, das den Schatten zeigt, dann können wir dieses in Ihre Karte einbinden. Alternativ können Sie zum Ausprobieren auch die Dateien im Tutorial <text:span text:style-name="T152">verwenden</text:span></text:p>
      <text:p text:style-name="P236"><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36"><text:a xlink:type="simple" xlink:href="http://leafletjs.com/examples/custom-icons/leaf-red.png" text:style-name="Internet_20_link" text:visited-style-name="Visited_20_Internet_20_Link">http://leafletjs.com/examples/custom-icons/leaf-red.png</text:a></text:p>
      <text:p text:style-name="P236"><text:soft-page-break/><text:a xlink:type="simple" xlink:href="http://leafletjs.com/examples/custom-icons/leaf-orange.png" text:style-name="Internet_20_link" text:visited-style-name="Visited_20_Internet_20_Link">http://leafletjs.com/examples/custom-icons/leaf-orange.png</text:a></text:p>
      <text:p text:style-name="P236"><text:bookmark-start text:name="__DdeLink__2460_1538529263"/>http://leafletjs.com/examples/custom-icons/leaf-shadow.png<text:bookmark-end text:name="__DdeLink__2460_1538529263"/></text:p>
      <text:p text:style-name="P237">977.png</text:p>
      <text:p text:style-name="P237">955.html</text:p>
      <text:h text:style-name="Heading_20_2" text:outline-level="2"><text:span text:style-name="T157">Eigenschaften eines</text:span> individuellen Marker</text:h>
      <text:p text:style-name="P238">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4">zehn</text:span> Optionen.</text:p>
      <text:list xml:id="list1215386468196783801" text:style-name="L15">
        <text:list-item>
          <text:p text:style-name="P493"><text:span text:style-name="T35">IconUrl</text:span><text:span text:style-name="T153">:<text:line-break/>Die </text:span><text:span text:style-name="T35">IconUrl</text:span><text:span text:style-name="T153"> müssen Sie auf alle Fälle angeben. Die URL zum Icon-Bild (absolut oder relativ zu Ihrem Skriptpfad).</text:span></text:p>
        </text:list-item>
        <text:list-item>
          <text:p text:style-name="P496">IconRetinaUrl:<text:line-break/>Die URL zu einer Retina Größe Version des Symbolbildes (absolut oder relativ zu deinem Skriptpfad). Verwendet für Retina Bildschirmgeräte. Todo und was ist Retina</text:p>
        </text:list-item>
        <text:list-item>
          <text:p text:style-name="P496">iconSize:<text:line-break/>Größe des Symbolbildes in Pixeln.</text:p>
        </text:list-item>
        <text:list-item>
          <text:p text:style-name="P494"><text:span text:style-name="T153">IconAnchor:<text:line-break/>Die Koordinaten der "Spitze" des Symbols (relativ zu der oberen linken Ecke). Das Symbol wird so ausgerichtet, dass dieser Punkt an der geographischen Lage des Markers liegt. Zentriert, wenn die Größe angegeben ist, kann auch in CSS mit negativen Rändern (</text:span><text:span text:style-name="T35">margin</text:span><text:span text:style-name="T153">) gesetzt werden.</text:span></text:p>
        </text:list-item>
        <text:list-item>
          <text:p text:style-name="P497">PopupAnchor:<text:line-break/>Die Koordinaten des Punktes, von dem Popups "öffnen", relativ zum Symbol Anker.</text:p>
        </text:list-item>
        <text:list-item>
          <text:p text:style-name="P498">ShadowUrl:<text:line-break/>Die URL zum Icon Schattenbild. Wenn nicht angegeben, wird kein Schattenbild erstellt.</text:p>
        </text:list-item>
        <text:list-item>
          <text:p text:style-name="P496">ShadowRetinaUrl:</text:p>
        </text:list-item>
        <text:list-item>
          <text:p text:style-name="P498">shadowSize:<text:line-break/>Größe des Schattenbildes in Pixeln.</text:p>
        </text:list-item>
        <text:list-item>
          <text:p text:style-name="P495"><text:span text:style-name="T35">ShadowAnchor</text:span><text:span text:style-name="T153">:<text:line-break/>Die Koordinaten der "Spitze" des Schattens (relativ zu der oberen linken Ecke) (das gleiche wie iconAnchor wenn nicht angegeben).</text:span></text:p>
        </text:list-item>
        <text:list-item>
          <text:p text:style-name="P495"><text:soft-page-break/><text:span text:style-name="T35">className</text:span><text:span text:style-name="T153">:<text:line-break/>Ein benutzerdefinierter Klassenname, der beiden Symbol- und Schattenbildern zugewiesen werden soll. Falls diese Option nicht genutzt wird, wird kein Klassenname hinzugefügt.</text:span></text:p>
        </text:list-item>
      </text:list>
      <text:h text:style-name="P454" text:outline-level="3"><text:span text:style-name="T155">Die Klasse </text:span><text:span text:style-name="T36">L.Icon</text:span><text:span text:style-name="T155"> erweitern</text:span></text:h>
      <text:p text:style-name="P237">todo <text:a xlink:type="simple" xlink:href="http://leafletjs.com/examples/custom-icons/" text:style-name="Internet_20_link" text:visited-style-name="Visited_20_Internet_20_Link">http://leafletjs.com/examples/custom-icons/</text:a></text:p>
      <text:p text:style-name="P239">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6">todo mit link zu github?</text:span></text:p>
      <text:p text:style-name="P240">976.png</text:p>
      <text:p text:style-name="P240">954.html</text:p>
      <text:h text:style-name="Heading_20_2" text:outline-level="2">Ein Marker Plugin</text:h>
      <text:p text:style-name="P242">Sie wissen nun, wie Sie einen Marker mit einem standardisierten Aussehen einfügen und können einen Marker mit einem eigenen Image belegen. Nun 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8">e</text:span> Lösung. <text:span text:style-name="T158">Ich stelle Ihnen zwei Plugins vor, die Sie bei der Erstellung von individuellen Markern unterstützen.</text:span></text:p>
      <text:h text:style-name="P455" text:outline-level="3">Beautiful markers</text:h>
      <text:p text:style-name="P246">https://github.com/marslan390/BeautifyMarker</text:p>
      <text:p text:style-name="P243">975.png</text:p>
      <text:p text:style-name="P247"><text:soft-page-break/>974.png</text:p>
      <text:p text:style-name="P243">953.html</text:p>
      <text:p text:style-name="P243"/>
      <text:p text:style-name="P245">todo how to make bigger <text:span text:style-name="T161">imageSize und vielleicht noch einmal zeigen wie man optionen einbindet.</text:span> https://github.com/marslan390/BeautifyMarker/issues/10</text:p>
      <text:p text:style-name="P254">todo other frameworks</text:p>
      <text:p text:style-name="P244"><text:a xlink:type="simple" xlink:href="https://github.com/jseppi/Leaflet.MakiMarkers" text:style-name="Internet_20_link" text:visited-style-name="Visited_20_Internet_20_Link"><text:span text:style-name="T159">https://github.com/jseppi/Leaflet.MakiMarkers</text:span></text:a><text:span text:style-name="T159"> (hier gibt es auch size)</text:span></text:p>
      <text:p text:style-name="P255">https://github.com/lvoogdt/Leaflet.awesome-markers</text:p>
      <text:h text:style-name="Heading_20_2" text:outline-level="2">Cluster</text:h>
      <text:p text:style-name="P248">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456" text:outline-level="3">Die erste Cluster Karte</text:h>
      <text:p text:style-name="P249">Todo <text:a xlink:type="simple" xlink:href="https://github.com/Leaflet/Leaflet.markercluster" text:style-name="Internet_20_link" text:visited-style-name="Visited_20_Internet_20_Link">https://github.com/Leaflet/Leaflet.markercluster</text:a></text:p>
      <text:p text:style-name="P250">952.html</text:p>
      <text:p text:style-name="P251">973.png</text:p>
      <text:h text:style-name="Heading_20_3" text:outline-level="3">Methoden und Events</text:h>
      <text:p text:style-name="P252">todo</text:p>
      <text:h text:style-name="P412" text:outline-level="4">Standardmethoden</text:h>
      <text:p text:style-name="P252">todo</text:p>
      <text:h text:style-name="Heading_20_4" text:outline-level="4">Andere Methoden</text:h>
      <text:p text:style-name="P252">todo</text:p>
      <text:h text:style-name="Heading_20_3" text:outline-level="3"><text:soft-page-break/>Marker animieren</text:h>
      <text:h text:style-name="Heading_20_4" text:outline-level="4">Hüpfende Marker</text:h>
      <text:p text:style-name="P252"><text:a xlink:type="simple" xlink:href="https://github.com/maximeh/leaflet.bouncemarker" text:style-name="Internet_20_link" text:visited-style-name="Visited_20_Internet_20_Link">https://github.com/maximeh/leaflet.bouncemarker</text:a></text:p>
      <text:p text:style-name="P253">951.html</text:p>
      <text:h text:style-name="Heading_20_4" text:outline-level="4"><text:span text:style-name="T160">Animierte</text:span> Marker</text:h>
      <text:p text:style-name="P252"><text:a xlink:type="simple" xlink:href="https://github.com/openplans/Leaflet.AnimatedMarker" text:style-name="Internet_20_link" text:visited-style-name="Visited_20_Internet_20_Link">https://github.com/openplans/Leaflet.AnimatedMarker</text:a></text:p>
      <text:p text:style-name="P256">950.html</text:p>
      <text:h text:style-name="Heading_20_3" text:outline-level="3">Weitere Beispiel</text:h>
      <text:p text:style-name="P257">todo mit stop start 949.html (<text:a xlink:type="simple" xlink:href="https://github.com/openplans/Leaflet.AnimatedMarker/issues/50" text:style-name="Internet_20_link" text:visited-style-name="Visited_20_Internet_20_Link">https://github.com/openplans/Leaflet.AnimatedMarker/issues/50</text:a>)</text:p>
      <text:p text:style-name="P258">todo 948 bounce out <text:span text:style-name="T163">Schlußfunktion</text:span></text:p>
      <text:h text:style-name="Heading_20_3" text:outline-level="3">Mit Markern Daten visualisieren</text:h>
      <text:p text:style-name="P259">Todo <text:a xlink:type="simple" xlink:href="https://github.com/humangeo/leaflet-dvf" text:style-name="Internet_20_link" text:visited-style-name="Visited_20_Internet_20_Link">https://github.com/humangeo/leaflet-dvf</text:a> <text:span text:style-name="T164">und https://github.com/humangeo/leaflet-dvf/wiki/1.0-Compatibility</text:span></text:p>
      <text:h text:style-name="Heading_20_4" text:outline-level="4">Das Plugin Data Visualization Framework</text:h>
      <text:p text:style-name="P260">947.html</text:p>
      <text:p text:style-name="P261">todo https://github.com/humangeo/leaflet-dvf/wiki/6.-Markers</text:p>
      <text:h text:style-name="Heading_20_4" text:outline-level="4">Diagrammen <text:span text:style-name="T162">als Marker</text:span></text:h>
      <text:p text:style-name="P262"><text:a xlink:type="simple" xlink:href="https://github.com/humangeo/leaflet-dvf/wiki/6.-Markers" text:style-name="Internet_20_link" text:visited-style-name="Visited_20_Internet_20_Link">https://github.com/humangeo/leaflet-dvf/wiki/6.-Markers</text:a> welche Marker es gibt mit bild.</text:p>
      <text:p text:style-name="P260">946.html</text:p>
      <text:p text:style-name="P263">972.png</text:p>
      <text:p text:style-name="P264">todo Schluss </text:p>
      <text:p text:style-name="P265">So, nun wissen Sie todo und können Daten visualisieren. Nun kann es sein, dass Sie selbst keine Datenbestände zum Anzeigen haben. <text:span text:style-name="T165">Vielleicht bietet das ESRI Inc. (Environmental Systems Research Institute) Ihnen ja Daten, die zum Thema Ihrer Website passen? Im nächsten Kapitel erfahren Sie, wie Sie Daten dieses Institutes verwenden können.</text:span></text:p>
      <text:p text:style-name="P264"/>
      <text:h text:style-name="Heading_20_1" text:outline-level="1"><text:soft-page-break/>ESRI</text:h>
      <text:p text:style-name="P266"><text:a xlink:type="simple" xlink:href="https://de.wikipedia.org/wiki/ESRI" text:style-name="Internet_20_link" text:visited-style-name="Visited_20_Internet_20_Link">https://de.wikipedia.org/wiki/ESRI</text:a></text:p>
      <text:p text:style-name="P266">Wenn Sie mit Karten arbeiten Daten eines Geoinformationssystems anzeigen möchten, werden Sie früher oder später über den Begriff Shapefile stolpern. </text:p>
      <text:p text:style-name="P266">Todo <text:a xlink:type="simple" xlink:href="https://de.wikipedia.org/wiki/Shapefile" text:style-name="Internet_20_link" text:visited-style-name="Visited_20_Internet_20_Link">https://de.wikipedia.org/wiki/Shapefile</text:a></text:p>
      <text:p text:style-name="P267">gdb Geodatabase</text:p>
      <text:p text:style-name="P267"><text:a xlink:type="simple" xlink:href="https://de.wikipedia.org/wiki/ArcGIS" text:style-name="Internet_20_link" text:visited-style-name="Visited_20_Internet_20_Link">https://de.wikipedia.org/wiki/ArcGIS</text:a></text:p>
      <text:h text:style-name="Heading_20_2" text:outline-level="2">ESRI <text:span text:style-name="T166">Basis Layer</text:span></text:h>
      <text:p text:style-name="P268">ESRI bietet </text:p>
      <text:p text:style-name="P268"><text:a xlink:type="simple" xlink:href="http://www.esri.com/data/basemaps" text:style-name="Internet_20_link" text:visited-style-name="Visited_20_Internet_20_Link">http://www.esri.com/data/basemaps</text:a></text:p>
      <text:p text:style-name="P269">todo <text:bookmark-start text:name="__DdeLink__2560_1529361548"/><text:a xlink:type="simple" xlink:href="https://github.com/Esri/esri-leaflet" text:style-name="Internet_20_link" text:visited-style-name="Visited_20_Internet_20_Link">https://github.com/Esri/esri-leaflet</text:a><text:bookmark-end text:name="__DdeLink__2560_1529361548"/></text:p>
      <text:p text:style-name="P270">945.html <text:span text:style-name="T167">(todo bild mit und ohne label)</text:span></text:p>
      <text:p text:style-name="P271">todo was muss ich tun</text:p>
      <text:p text:style-name="P272">todo hier alle basemap layer und label layer: <text:a xlink:type="simple" xlink:href="https://esri.github.io/esri-leaflet/api-reference/layers/basemap-layer.html" text:style-name="Internet_20_link" text:visited-style-name="Visited_20_Internet_20_Link">https://esri.github.io/esri-leaflet/api-reference/layers/basemap-layer.html</text:a></text:p>
      <text:h text:style-name="P457" text:outline-level="3">Switch Basemaps</text:h>
      <text:p text:style-name="P273"><text:a xlink:type="simple" xlink:href="https://esri.github.io/esri-leaflet/examples/switching-basemaps.html" text:style-name="Internet_20_link" text:visited-style-name="Visited_20_Internet_20_Link">https://esri.github.io/esri-leaflet/examples/switching-basemaps.html</text:a></text:p>
      <text:p text:style-name="P274">944.html</text:p>
      <text:h text:style-name="Heading_20_2" text:outline-level="2">Shapefiles</text:h>
      <text:p text:style-name="P275">Das Dateiformat Shapefile (oft Shapedaten oder Shape genannt) ist ein ursprünglich für die Software ArcView der Firma ESRI entwickeltes Format für Geodaten.</text:p>
      <text:p text:style-name="P275">Ein Shapefile ist keine einzelne Datei, es besteht aus mindestens drei Dateien:</text:p>
      <text:list xml:id="list6374459401515499770" text:style-name="L16">
        <text:list-item>
          <text:p text:style-name="P499">.shp dient zur Speicherung der Geometriedaten</text:p>
        </text:list-item>
        <text:list-item>
          <text:p text:style-name="P499">.dbf Sachdaten im dBASE-Format</text:p>
        </text:list-item>
        <text:list-item>
          <text:p text:style-name="P499">.shx dient als Index der Geometrie zur Verknüpfung der Sachdaten (auch Attributdaten genannt)</text:p>
        </text:list-item>
      </text:list>
      <text:p text:style-name="P276">todo </text:p>
      <text:p text:style-name="P276"><text:soft-page-break/><text:span text:style-name="T168">todo </text:span>Shapefiles findet man, wenn man nach open data und einer Stadt sucht. <text:span text:style-name="T168">Oder </text:span><text:a xlink:type="simple" xlink:href="http://wiki.openstreetmap.org/wiki/Shapefiles" text:style-name="Internet_20_link" text:visited-style-name="Visited_20_Internet_20_Link"><text:span text:style-name="T168">http://wiki.openstreetmap.org/wiki/Shapefiles</text:span></text:a></text:p>
      <text:p text:style-name="P277"/>
      <text:p text:style-name="P280">Mein Beispiel <text:a xlink:type="simple" xlink:href="https://www.arcgis.com/home/item.html?id=ae25571c60d94ce5b7fcbf74e27c00e0" text:style-name="Internet_20_link" text:visited-style-name="Visited_20_Internet_20_Link"><text:span text:style-name="T171">https://www.arcgis.com/home/item.html?id=ae25571c60d94ce5b7fcbf74e27c00e0</text:span></text:a><text:span text:style-name="T171"> <text:s/><text:line-break/>970.png</text:span></text:p>
      <text:p text:style-name="P280"/>
      <text:p text:style-name="P279"/>
      <text:p text:style-name="P279"/>
      <text:p text:style-name="P279"><text:span text:style-name="T170">todo </text:span><text:s/><text:a xlink:type="simple" xlink:href="https://wambachers-osm.website/boundaries/idx42o.jsp" text:style-name="Internet_20_link" text:visited-style-name="Visited_20_Internet_20_Link">https://wambachers-osm.website/boundaries/idx42o.jsp</text:a> todo bild <text:span text:style-name="T169">971.png</text:span></text:p>
      <text:p text:style-name="P278">Datei mit Namen exported_boundaries_Germany.shp.zip ist im Downloadverzeichnis.</text:p>
      <text:p text:style-name="P281">Das Archiv enthält die Dateien</text:p>
      <text:list xml:id="list1185481214258096750" text:style-name="L17">
        <text:list-item>
          <text:p text:style-name="P500"/>
        </text:list-item>
      </text:list>
      <text:p text:style-name="P282">todo leaflet shape file plugin : <text:a xlink:type="simple" xlink:href="https://github.com/calvinmetcalf/leaflet.shapefile" text:style-name="Internet_20_link" text:visited-style-name="Visited_20_Internet_20_Link">https://github.com/calvinmetcalf/leaflet.shapefile</text:a> <text:span text:style-name="T172">2 dateien </text:span></text:p>
      <text:p text:style-name="P282"/>
      <text:p text:style-name="P283">todo testen 969.png <text:a xlink:type="simple" xlink:href="http://leaflet.calvinmetcalf.com/#6/51.358/11.964" text:style-name="Internet_20_link" text:visited-style-name="Visited_20_Internet_20_Link">http://leaflet.calvinmetcalf.com/#6/51.358/11.964</text:a></text:p>
      <text:p text:style-name="P283"/>
      <text:p text:style-name="P284">943.html</text:p>
      <text:p text:style-name="P287">967.png</text:p>
      <text:p text:style-name="P284"/>
      <text:p text:style-name="P284"/>
      <text:p text:style-name="P285">mit styles</text:p>
      <text:p text:style-name="P285">942.html </text:p>
      <text:p text:style-name="P287">968.png</text:p>
      <text:p text:style-name="P285"/>
      <text:p text:style-name="P285"/>
      <text:p text:style-name="P286">todo vielleicht shape files ansehen </text:p>
      <text:p text:style-name="P286">todo optionen des plugins leaflet shape ansehen.</text:p>
      <text:p text:style-name="P288"><text:soft-page-break/>Todo wie popup </text:p>
      <text:p text:style-name="P294">941.html 966.png</text:p>
      <text:p text:style-name="P288"/>
      <text:p text:style-name="P288"/>
      <text:p text:style-name="P289">tip 940 falls du features nicht kennst. <text:span text:style-name="T173">965.png</text:span></text:p>
      <text:p text:style-name="P289"/>
      <text:h text:style-name="P427" text:outline-level="2">ESRI Services</text:h>
      <text:p text:style-name="P290">Sie wissen nun wie Sie eine ESRI Basiskarte laden, wie Sie mit dem Plugin ESRI-leaflet umgehen und wie Sie das Dateien im Format shapefile nutzen können.</text:p>
      <text:p text:style-name="P290">ESRI bietet aber noch mehr. Sie können Webservices nutzen. Das ESRI Plugin unterstützt Sie auch bei der Verbindung mit einem Geografischen Webservice.</text:p>
      <text:p text:style-name="P290">Ganz nebenbei <text:span text:style-name="T175">Base noch </text:span>können Sie <text:span text:style-name="T175">sieben</text:span> weitere Basemaps nuzten.</text:p>
      <text:list xml:id="list729030244591318583" text:style-name="L18">
        <text:list-item>
          <text:p text:style-name="P501">L.esri.BasemapLayer</text:p>
        </text:list-item>
        <text:list-item>
          <text:p text:style-name="P501">L.esri.DynamicMapLayer</text:p>
        </text:list-item>
        <text:list-item>
          <text:p text:style-name="P501">L.esri.ImageMapLayer</text:p>
        </text:list-item>
        <text:list-item>
          <text:p text:style-name="P501">L.esri.RasterLayer</text:p>
        </text:list-item>
        <text:list-item>
          <text:p text:style-name="P501">L.esri.TiledMapLayer</text:p>
        </text:list-item>
        <text:list-item>
          <text:p text:style-name="P501">L.esri.FeatureLayer</text:p>
        </text:list-item>
        <text:list-item>
          <text:p text:style-name="P501">L.esri.Cluster.FeatureLayer</text:p>
        </text:list-item>
        <text:list-item>
          <text:p text:style-name="P501">L.esri.Heat.FeatureLayer</text:p>
        </text:list-item>
      </text:list>
      <text:p text:style-name="P291"><text:s/><text:span text:style-name="T174">http://esri.github.io/esri-leaflet/api-reference/</text:span></text:p>
      <text:h text:style-name="P458" text:outline-level="3">L.esri.DynamicMapLayer</text:h>
      <text:p text:style-name="P298">Todo? https://github.com/Esri/esri-leaflet</text:p>
      <text:p text:style-name="P295"><text:a xlink:type="simple" xlink:href="http://esri.github.io/esri-leaflet/api-reference/layers/dynamic-map-layer.html" text:style-name="Internet_20_link" text:visited-style-name="Visited_20_Internet_20_Link">http://esri.github.io/esri-leaflet/api-reference/layers/dynamic-map-layer.html</text:a></text:p>
      <text:p text:style-name="P296">https://geoportal.stadt-koeln.de/arcgis/rest/services/Behindertenparkplaetze/MapServer/0</text:p>
      <text:p text:style-name="P292"><text:a xlink:type="simple" xlink:href="https://geoportal.stadt-koeln.de/arcgis/rest/services/" text:style-name="Internet_20_link" text:visited-style-name="Visited_20_Internet_20_Link">https://geoportal.stadt-koeln.de/arcgis/rest/services/</text:a></text:p>
      <text:p text:style-name="P293">939.html</text:p>
      <text:h text:style-name="P459" text:outline-level="3"><text:soft-page-break/></text:h>
      <text:h text:style-name="Heading_20_3" text:outline-level="3">geocoding </text:h>
      <text:p text:style-name="P305">Was ist Geocoding? Geocoding bezeichnet die Umwandlung von Adressen wie „<text:span text:style-name="T177">Kirchstraße 13, 56571 Muster</text:span>“ in geografische Koordinaten wie „<text:span text:style-name="T177">50</text:span>.423021 Breite und -<text:span text:style-name="T177">7</text:span>.083739 Länge“, die Sie zum Platzieren von Markern auf einer Karte oder zum Positionieren der Karte verwenden können (https://developers.google.com/maps/documentation/geocoding/intro?hl=de).</text:p>
      <text:p text:style-name="P304"><text:a xlink:type="simple" xlink:href="https://de.wikipedia.org/wiki/Georeferenzierung" text:style-name="Internet_20_link" text:visited-style-name="Visited_20_Internet_20_Link">https://de.wikipedia.org/wiki/Georeferenzierung</text:a></text:p>
      <text:p text:style-name="P304"/>
      <text:p text:style-name="P307">todo es bit auch</text:p>
      <text:p text:style-name="P304"><text:a xlink:type="simple" xlink:href="http://wiki.openstreetmap.org/wiki/Nominatim" text:style-name="Internet_20_link" text:visited-style-name="Visited_20_Internet_20_Link">http://wiki.openstreetmap.org/wiki/Nominatim</text:a> → nicht so <text:span text:style-name="T176">sicher</text:span>, man kann aber daten eintragen!</text:p>
      <text:p text:style-name="P307">Und <text:a xlink:type="simple" xlink:href="https://developers.google.com/maps/documentation/geocoding/start" text:style-name="Internet_20_link" text:visited-style-name="Visited_20_Internet_20_Link">https://developers.google.com/maps/documentation/geocoding/start</text:a></text:p>
      <text:p text:style-name="P307"/>
      <text:p text:style-name="Text_20_body"/>
      <text:p text:style-name="P299"><text:a xlink:type="simple" xlink:href="https://github.com/Esri/esri-leaflet-geocoder" text:style-name="Internet_20_link" text:visited-style-name="Visited_20_Internet_20_Link">https://github.com/Esri/esri-leaflet-geocoder</text:a></text:p>
      <text:p text:style-name="P299"/>
      <text:p text:style-name="P299"/>
      <text:h text:style-name="P413" text:outline-level="4">Nach Eingabe einer Adresse den passenden Ort auf der Karte finden</text:h>
      <text:p text:style-name="P306">Umgekehrtes Geocoding bezeichnet die Umwandlung geografischer Koordinaten in lesbare Adressen. </text:p>
      <text:p text:style-name="P300">938.html</text:p>
      <text:p text:style-name="P303">Achtung: adresse nurim Bereich wird gefunden</text:p>
      <text:p text:style-name="P300"/>
      <text:p text:style-name="P300"/>
      <text:h text:style-name="P414" text:outline-level="4">Mithilfe eines Parameters in der URL den passenden Ort finden</text:h>
      <text:p text:style-name="P301">937.html</text:p>
      <text:p text:style-name="P301"/>
      <text:p text:style-name="P302"><text:a xlink:type="simple" xlink:href="http://esri.github.io/esri-leaflet/api-reference/tasks/geocode.html" text:style-name="Internet_20_link" text:visited-style-name="Visited_20_Internet_20_Link">http://esri.github.io/esri-leaflet/api-reference/tasks/geocode.html</text:a></text:p>
      <text:p text:style-name="P302"/>
      <text:p text:style-name="P297"><text:soft-page-break/>file:///media/astrid/AstridsAktuelleDatenPlatte/Daten/arbeit/Schreiben/bookboon/softwaretesting/BuchLeaflet/code/5/URLgeocode.html?a=56751%20Gering</text:p>
      <text:h text:style-name="P415" text:outline-level="4"/>
      <text:h text:style-name="P415" text:outline-level="4"/>
      <text:h text:style-name="P414" text:outline-level="4">Nach Klick auf die Karte die passende Adresse ausgeben</text:h>
      <text:h text:style-name="P416" text:outline-level="4">http://esri.github.io/esri-leaflet/api-reference/tasks/reverse-geocode.html</text:h>
      <text:h text:style-name="Heading_20_3" text:outline-level="3">query layers</text:h>
      <text:p text:style-name="P317">Todo Punkte im ausgewählten Bereich werden gefunden. Deshalb Bereich klein halten, falls es viele Punkte gibt.</text:p>
      <text:p text:style-name="P308">Wir haben im letzten Kapitel Daten über einen Webservice geladen. Dabei haben immer alle Daten auf der Karte angezeigt. Das kann sehr unübersichtlich werden. Meist bietet ein Webservice ja große Datenmengen an. Sie möchten sicherlich nur die für Sie und Ihre Anwender relevanten Daten auf Ihrer Karte anzeigen. Eine Lösung für die Aufgabe erarbeiten wir in diesem Kapitel.</text:p>
      <text:p text:style-name="P310">Todo unterschied feature server map server: <text:a xlink:type="simple" xlink:href="https://gis.stackexchange.com/questions/126373/difference-between-feature-server-and-map-server" text:style-name="Internet_20_link" text:visited-style-name="Visited_20_Internet_20_Link">https://gis.stackexchange.com/questions/126373/difference-between-feature-server-and-map-server</text:a></text:p>
      <text:p text:style-name="P315"/>
      <text:p text:style-name="P315">doku feature layer: http://esri.github.io/esri-leaflet/api-reference/layers/feature-layer.html</text:p>
      <text:p text:style-name="P315"/>
      <text:p text:style-name="P311">todo noch gucken : <text:a xlink:type="simple" xlink:href="https://gis-iq.esri.de/openstreetmap-daten-aus-deutschland-in-arcgis-online/" text:style-name="Internet_20_link" text:visited-style-name="Visited_20_Internet_20_Link">https://gis-iq.esri.de/openstreetmap-daten-aus-deutschland-in-arcgis-online/</text:a></text:p>
      <text:p text:style-name="P311"/>
      <text:p text:style-name="P312">todo <text:span text:style-name="T178">was gibt es in GIS</text:span>: https://gis-iq.esri.de/content-auf-der-arcgis-plattform-viel-mehr-als-nur-basemaps/</text:p>
      <text:h text:style-name="Heading_20_4" text:outline-level="4">Attribut</text:h>
      <text:p text:style-name="P318">Konfigurieren einer Abfrage zum Filtern von Funktionen auf einem <text:a xlink:type="simple" xlink:href="http://esri.github.io/esri-leaflet/api-reference/layers/feature-layer.html" text:style-name="Internet_20_link" text:visited-style-name="Visited_20_Internet_20_Link"><text:span text:style-name="T30">L.esri.FeatureLayer</text:span></text:a>.</text:p>
      <text:p text:style-name="P313"><text:a xlink:type="simple" xlink:href="http://esri.github.io/esri-leaflet/examples/feature-layer-popups.html" text:style-name="Internet_20_link" text:visited-style-name="Visited_20_Internet_20_Link">http://esri.github.io/esri-leaflet/examples/feature-layer-popups.html</text:a></text:p>
      <text:p text:style-name="P314"><text:soft-page-break/>sicherheitseinrichtungen: http://www.arcgis.com/home/item.html?id=59711f4ee839438299c90164115f129b</text:p>
      <text:p text:style-name="P309">935.html</text:p>
      <text:p text:style-name="Text_20_body"/>
      <text:h text:style-name="Heading_20_4" text:outline-level="4">abstand</text:h>
      <text:p text:style-name="P316">Ausführen von erweiterten Abfragen auf einer Feature-Ebene. Klicken Sie auf die Karte, um die Funktionen innerhalb von 500 Metern abzufragen. Weitere Informationen über Feature Layer finden Sie in der Dokumentation: <text:span text:style-name="T179">http://esri.github.io/esri-leaflet/api-reference/layers/feature-layer.html</text:span>. (http://esri.github.io/esri-leaflet/examples/querying-feature-layers-2.html)</text:p>
      <text:p text:style-name="P309">934.html</text:p>
      <text:h text:style-name="P441" text:outline-level="1">Leaflet <text:span text:style-name="T181">benutzerfreundlich als</text:span> Joomla! <text:span text:style-name="T181">Modul</text:span></text:h>
      <text:p text:style-name="P83"/>
      <text:p text:style-name="P81">Todo </text:p>
      <text:p text:style-name="P82">Leaflet versucht nicht, jedem alles recht zu machen. Stattdessen konzentriert sich das JavaScript Framework darauf, <text:span text:style-name="T180">das</text:span> <text:span text:style-name="T180">was Sie zum Erstellung einer Karte benötigen, </text:span>perfekt <text:span text:style-name="T180">anzubieten. Ganz unabhängig davon, wie Sie die Karte präsentieren. Das hat Vorteile. Das Framework bietet eine flexible Schnittstelle und Sie haben viele Möglichkeiten. Nachteilig ist, dass Sie sich selbst um alles darum herum kümmern müssen. Heute werden Karten meist online angezeigt. Ein beliebtes Content Management System, mit dem viele Websites gepflegt werden, ist </text:span><text:a xlink:type="simple" xlink:href="https://www.joomla.de/" text:style-name="Internet_20_link" text:visited-style-name="Visited_20_Internet_20_Link"><text:span text:style-name="T180">Joomla!</text:span></text:a><text:span text:style-name="T180"> Warum nehmen Sie nicht einfach Joomla! als Drumherum.</text:span></text:p>
      <text:p text:style-name="P320">Beispielhaft zeige ich Ihnen hier, wie Sie Ihre mit Leaflet erstellte Karte mithilfe eines Moduls in Joomla! benutzerfreundlich einsetzten können <text:span text:style-name="T187">und wie Sie es anderen bedienerfreundlich ermöglichen, benutzerdefinierte Marker in die Karte einzufügen.</text:span></text:p>
      <text:h text:style-name="Heading_20_2" text:outline-level="2">Ein Modul in Joomla!</text:h>
      <text:p text:style-name="P329">Module sind <text:span text:style-name="T189">einfache</text:span> und flexible <text:span text:style-name="T189">Joomla! </text:span>Erweiterungen. Sie werden für kleine B<text:span text:style-name="T189">ereiche</text:span> der Seite verwendet, die im Allgemeinen weniger komplex sind und über verschiedene <text:span text:style-name="T189">Menüpunkte</text:span> hinweg gesehen werden können. <text:span text:style-name="T193">Module verfügen in der Regel über keine eigene Programmlogik. Vielmehr greifen Sie auf die Algorithmen von Controllern zu. Die Ergebnisse dieser Controller präsentieren Sie dann – im Idealfall schön gestaltet – auf Ihrer Website. Aber </text:span><text:soft-page-break/><text:span text:style-name="T193">Sie merken es schön: Ein Joomla!-Modul kann man nicht ganz klar einem Teil des </text:span><text:a xlink:type="simple" xlink:href="https://de.wikipedia.org/wiki/Entwurfsmuster" text:style-name="Internet_20_link" text:visited-style-name="Visited_20_Internet_20_Link"><text:span text:style-name="T193">Entwurfsmusters</text:span></text:a><text:span text:style-name="T193"> </text:span><text:a xlink:type="simple" xlink:href="https://de.wikipedia.org/wiki/Model_View_Controller" text:style-name="Internet_20_link" text:visited-style-name="Visited_20_Internet_20_Link"><text:span text:style-name="T193">Model-View-Contoller</text:span></text:a><text:span text:style-name="T193"> zuordnen.</text:span></text:p>
      <text:p text:style-name="Quotations"><text:span text:style-name="T193">Sie müssen nicht immer das Rad neu erfinden. Ich habe die Erfahrung gemacht, dass viele meiner Fragestellungen schon einmal von einem anderen behandelt wurden und ich aus dessen Lösung viel lernen kann. Um das Programmieren einer Joomla! Erweiterung zu lernen ist der beste Ort wohl Joomla! selbst. Sehen Sie selbst nach: S</text:span>ie <text:span text:style-name="T190">finden</text:span> viele <text:a xlink:type="simple" xlink:href="https://github.com/joomla/joomla-cms/tree/staging/modules" text:style-name="Internet_20_link" text:visited-style-name="Visited_20_Internet_20_Link">Beispiele für Module</text:a> im <text:span text:style-name="T190">Kernbereich von</text:span> Joomla!</text:p>
      <text:p text:style-name="P330"><text:span text:style-name="T190">Ich </text:span>erkläre<text:span text:style-name="T188"> Ihnen hier in diesem Kapitel</text:span>, wie <text:span text:style-name="T188">Sie </text:span>ein einfache<text:span text:style-name="T190">s</text:span> Modul <text:span text:style-name="T190">zur Anzeige einer Karte mit Leaflet erstellen können</text:span>. <text:span text:style-name="T194">In diesem Kapitel</text:span> lernen Sie die grundlegende Dateistruktur eines Moduls <text:span text:style-name="T194">kennen</text:span>. Diese Grundstruktur <text:span text:style-name="T189">können Sie</text:span> <text:span text:style-name="T189">später</text:span> erweiter<text:span text:style-name="T189">n</text:span>, um aufwendigere Module zu <text:span text:style-name="T189">erstellen.</text:span></text:p>
      <text:p text:style-name="P400"><text:span text:style-name="T195">Auch in der </text:span>Dokumentation von Joomla! <text:span text:style-name="T195">finden Sie e</text:span>in <text:a xlink:type="simple" xlink:href="https://docs.joomla.org/J3.x:Creating_a_simple_module/Developing_a_Basic_Module" text:style-name="Internet_20_link" text:visited-style-name="Visited_20_Internet_20_Link">Tutorial</text:a>, <text:span text:style-name="T195">das die Erstellung eines Modules erklärt. Todo hier lernst du auch Skript und ...</text:span></text:p>
      <text:h text:style-name="Heading_20_2" text:outline-level="2"><text:span text:style-name="T188">Grundlegende </text:span>Dateien</text:h>
      <text:p text:style-name="P331">Es gibt vier Dateien, die ich zu einem Grundgerüst eines Joomla! Modules zähle. <text:span text:style-name="T196">Das sind die Dateien</text:span></text:p>
      <text:list xml:id="list5461456686867141981" text:style-name="L19">
        <text:list-item>
          <text:p text:style-name="P502">mod_<text:span text:style-name="T191">MODULNAME</text:span>.php:<text:line-break/><text:span text:style-name="T191">Diese Datei heißt in meinem Beispiel mod_jdosm.php. Diese Datei ist der Haupteingangspunkt in das Modul. Mit ihr werden alle notwendigen Initialisierungsroutinen durchführen. Die Helfer-Routinen werden aufgerufen, um alle notwendigen Daten zu sammeln und die Vorlage aufzunehmen, die die Modulausgabe anzeigt.</text:span></text:p>
        </text:list-item>
        <text:list-item>
          <text:p text:style-name="P503">helper.php:<text:line-break/><text:span text:style-name="T196">Diese Datei enthält die Helper-Klasse, die verwendet wird, um die eigentliche Arbeit beim Abrufen der Informationen, die im Modul angezeigt werden sollen (in der Regel aus der Datenbank oder einer anderen Quelle).</text:span></text:p>
        </text:list-item>
        <text:list-item>
          <text:p text:style-name="P502"><text:span text:style-name="T38">m</text:span><text:span text:style-name="T30">od_</text:span><text:span text:style-name="T39">MODULNAME</text:span><text:span text:style-name="T30">.xml:</text:span><text:line-break/><text:span text:style-name="T197">Diese Datei enthält Informationen zum Modul. Sie definiert die Dateien, die von während der Installation von Joomla! Bearbeitet werden müssen. Außerdem legt sie die Konfigurationsparameter für das Modul fest.</text:span></text:p>
        </text:list-item>
        <text:list-item>
          <text:p text:style-name="P502"><text:soft-page-break/><text:span text:style-name="T30">tmpl/default.php:</text:span><text:line-break/><text:span text:style-name="T192">In der Datei </text:span><text:span text:style-name="T37">default.php</text:span><text:span text:style-name="T192"> ist die Vorlage oder das Template für das Modul. Diese Datei nimmt die von </text:span><text:span text:style-name="T37">mod_MODULNAME.php</text:span><text:span text:style-name="T192"> gesammelten Daten auf und erzeugt das HTML, das auf der Seite angezeigt werden soll.</text:span></text:p>
        </text:list-item>
      </text:list>
      <text:p text:style-name="P332">Todo es gibt Backend und Frontend Module wir behandeln nur ein Frondendmodul.</text:p>
      <text:h text:style-name="Heading_20_2" text:outline-level="2">Creating mod_<text:span text:style-name="T192">MODULNAME</text:span>.php</text:h>
      <text:p text:style-name="P333">Die Datei mod_MODULNAME.php hat drei wichtige Aufgaben:</text:p>
      <text:list xml:id="list7853587458463838539" text:style-name="L20">
        <text:list-item>
          <text:p text:style-name="P504"><text:span text:style-name="T198">Zuerst bindet sie die Datei </text:span><text:span text:style-name="T41">helper.php</text:span><text:span text:style-name="T198"> ein. Diese Datei enthält die Klasse, die verwendet werden soll, um die notwendigen Daten zu sammeln.</text:span></text:p>
        </text:list-item>
        <text:list-item>
          <text:p text:style-name="P505"><text:span text:style-name="T198">Dann ruft sie die entsprechende Methode der Datei </text:span><text:span text:style-name="T40">h</text:span><text:span text:style-name="T41">elper.php</text:span><text:span text:style-name="T198"> auf, um die passenden Daten zur Anzeige zurückzuerhalten.</text:span></text:p>
        </text:list-item>
        <text:list-item>
          <text:p text:style-name="P506">Als letztes bindet Sie Vorlage – also die Datei – ein, um die Ausgabe zu erzeugen.</text:p>
        </text:list-item>
      </text:list>
      <text:p text:style-name="P335">Die Helper Klasse <text:span text:style-name="T200">definieren wir später</text:span> in <text:span text:style-name="T200">der</text:span> Datei <text:span text:style-name="T40">h</text:span><text:span text:style-name="T30">elper.php</text:span>. Diese Datei ist mit einer require_once-Anweisung enthalten:</text:p>
      <text:p text:style-name="P334">Require_once wird verwendet, weil unsere Helferfunktionen innerhalb einer Klasse definiert sind und wir nur die Klasse einmal definieren wollen.</text:p>
      <text:p text:style-name="P334"/>
      <text:p text:style-name="P336">Unsere Helfer-Klasse ist noch nicht definiert, aber wenn <text:span text:style-name="T199">sie fertig </text:span>ist, wird es eine Methode enthalten <text:span text:style-name="T200">die</text:span> <text:span text:style-name="T30">getHello()</text:span> <text:span text:style-name="T200">heißt</text:span>. <text:span text:style-name="T200">In unserm kleinen</text:span> Beispiel <text:span text:style-name="T200">bringt es keine Vorteile die Ausgabe </text:span><text:span text:style-name="T42">Hallo, I bin ein Leaflet Karte!</text:span> <text:span text:style-name="T200">in einer separaten Hilfsdatei zu erzeugen. Der einfache Satz könnte </text:span>einfach in <text:span text:style-name="T200">die Datei </text:span><text:span text:style-name="T42">default.php</text:span><text:span text:style-name="T200"> eingetragen werden. Trotzdem bliebe alles übersichtlich.</text:span> <text:span text:style-name="T200">Ich verwende hier aber trotzdem die Hilfsdatei, weil ich Ihnen die</text:span> Grundtechnik demonstrieren <text:span text:style-name="T200">möchte</text:span>.</text:p>
      <text:p text:style-name="P334"/>
      <text:p text:style-name="P334"><text:span text:style-name="T200">Todo </text:span>$ Hello = modHelloWorldHelper :: getHello ($ params);</text:p>
      <text:p text:style-name="P334"><text:span text:style-name="T202">Nun bleibt noch eine Zeile, die ich Ihnen nicht erklärt haben – nächlich die allererste.</text:span> Diese Zeile überprüft, um sicherzustellen, dass diese Datei aus dem Joomla! Anwendung. Dies ist notwendig, um eine variable Injektion und andere potenzielle Sicherheitsbedenken zu verhindern.</text:p>
      <text:p text:style-name="P336"><text:soft-page-break/>Die komplette Datei "mod_<text:span text:style-name="T201">jdosm</text:span>.php" <text:span text:style-name="T200">sieht</text:span> <text:span text:style-name="T201">nun </text:span>wie folgt <text:span text:style-name="T200">aus</text:span>:</text:p>
      <text:p text:style-name="P385">mod_jdosm.php</text:p>
      <text:p text:style-name="P385">&lt;?php</text:p>
      <text:p text:style-name="P385">defined('_JEXEC') or die;</text:p>
      <text:p text:style-name="P385">require_once __DIR__ . '/helper.php';</text:p>
      <text:p text:style-name="P385">$moduleclass_sfx = htmlspecialchars($params-&gt;get('moduleclass_sfx'));</text:p>
      <text:p text:style-name="P385">require JModuleHelper::getLayoutPath('mod_jdosm', $params-&gt;get('layout', 'default'));</text:p>
      <text:p text:style-name="Text_20_body"/>
      <text:p text:style-name="Text_20_body"/>
      <text:h text:style-name="Heading_20_2" text:outline-level="2">Creating helper.php</text:h>
      <text:p text:style-name="P319"/>
      <text:p text:style-name="P337">Die helper.php-Datei enthält die Helper-Klasse, die verwendet wird, um die Daten, die in der Modulausgabe angezeigt werden sollen, abzurufen. Wie bereits erwähnt, hat unsere Helferklasse eine Methode: getHallo(). Diese Methode gibt die Nachricht "Hallo, Welt" zurück.</text:p>
      <text:p text:style-name="P319"/>
      <text:p text:style-name="P319">Here is the code for the helper.php file:</text:p>
      <text:p text:style-name="P386">&lt;?php</text:p>
      <text:p text:style-name="P386">defined('_JEXEC') or die('');</text:p>
      <text:p text:style-name="P386">class ModJdosmHelper</text:p>
      <text:p text:style-name="P386">{</text:p>
      <text:p text:style-name="P386">public static function getHallo()</text:p>
      <text:p text:style-name="P386">{</text:p>
      <text:p text:style-name="P386"><text:tab/>return "Hallo, I bin ein Leaflet Karte!";</text:p>
      <text:p text:style-name="P386">}</text:p>
      <text:p text:style-name="P319"/>
      <text:p text:style-name="P337">todo Lizenz erklären</text:p>
      <text:p text:style-name="Quotations">Es gibt keine Regel, dass wir unsere Helfer-Klasse benennen müssen, wie wir haben, aber es ist hilfreich, dies zu tun, damit es leicht identifizierbar und lokalisierbar ist. </text:p>
      <text:h text:style-name="Heading_20_2" text:outline-level="2"><text:soft-page-break/>Creating tmpl/default.php</text:h>
      <text:p text:style-name="P338">Die default.php Datei ist die Vorlage, die die Modulausgabe anzeigt.</text:p>
      <text:p text:style-name="P338">Der Code für die default.php-Datei lautet wie folgt:</text:p>
      <text:p text:style-name="P387">&lt;?php</text:p>
      <text:p text:style-name="P392">defined('_JEXEC') or die;</text:p>
      <text:p text:style-name="P387">echo ModJdosmHelper::getHallo();</text:p>
      <text:p text:style-name="P338">todo erklärung zum Aufruf helperkasse von oben nach hier nehmen.</text:p>
      <text:p text:style-name="Quotations">Ein wichtiger Punkt ist, dass die Vorlagendatei denselben Gültikeitsbereich hat wie die Datei "mod_helloworld.php". Was bedeutet dies, dass die Variable $ hello in der Datei "mod_helloworld.php" definiert und dann in der Vorlagendatei ohne zusätzliche Deklarationen oder Funktionsaufrufe verwendet werden kann.</text:p>
      <text:h text:style-name="Heading_20_2" text:outline-level="2">Creating mod_helloworld.xml</text:h>
      <text:p text:style-name="P339">Mit der Datei mod_helloworld.xml können Sie festlegen, welche Dateien das Installationsprogramm kopieren muss und wird vom Modulmanager verwendet, um festzustellen, welche Parameter für die Konfiguration des Moduls verwendet werden. Weitere Informationen zum Modul finden Sie auch in dieser Datei.</text:p>
      <text:p text:style-name="P319"/>
      <text:p text:style-name="P319">The code for mod_helloworld.xml is as follows:</text:p>
      <text:p text:style-name="P319"/>
      <text:p text:style-name="P388">&lt;?xml version="1.0" encoding="utf-8"?&gt;</text:p>
      <text:p text:style-name="P388">&lt;extension type="module" version="3.6" client="site" method="upgrade"&gt;</text:p>
      <text:p text:style-name="P388">&lt;name&gt;mod_jdosm&lt;/name&gt;</text:p>
      <text:p text:style-name="P388">&lt;author&gt;Astrid Günther&lt;/author&gt;</text:p>
      <text:p text:style-name="P388">&lt;creationDate&gt;2017-06-21&lt;/creationDate&gt;</text:p>
      <text:p text:style-name="P388">&lt;copyright&gt;(C) 2005 - 2017 Open Source Matters. All rights reserved.&lt;/copyright&gt;</text:p>
      <text:p text:style-name="P388">&lt;license&gt;GNU General Public License version 2 or later;&lt;/license&gt;</text:p>
      <text:p text:style-name="P388">&lt;authorEmail&gt;info@astrid-guenther.de&lt;/authorEmail&gt;</text:p>
      <text:p text:style-name="P388">&lt;authorUrl&gt;www.astrid-guenther.de&lt;/authorUrl&gt;</text:p>
      <text:p text:style-name="P388">&lt;version&gt;1.0.0&lt;/version&gt;</text:p>
      <text:p text:style-name="P388"><text:soft-page-break/>&lt;description&gt;MOD_JDOSM_XML_DESCRIPTION&lt;/description&gt;</text:p>
      <text:p text:style-name="P388">&lt;files&gt;</text:p>
      <text:p text:style-name="P388">&lt;folder&gt;language&lt;/folder&gt;</text:p>
      <text:p text:style-name="P388">&lt;folder&gt;tmpl&lt;/folder&gt;</text:p>
      <text:p text:style-name="P388">&lt;folder&gt;models&lt;/folder&gt;</text:p>
      <text:p text:style-name="P388">&lt;filename module="mod_jdosm"&gt;mod_jdosm.php&lt;/filename&gt;</text:p>
      <text:p text:style-name="P388">&lt;filename&gt;helper.php&lt;/filename&gt;</text:p>
      <text:p text:style-name="P388">&lt;/files&gt;</text:p>
      <text:p text:style-name="P388">&lt;config&gt;</text:p>
      <text:p text:style-name="P388">&lt;/config&gt;</text:p>
      <text:p text:style-name="P388">&lt;/extension&gt;</text:p>
      <text:p text:style-name="P319"/>
      <text:p text:style-name="P407"><text:bookmark text:name="result_box"/>Da unser Modul keine Formularfelder verwendet, ist der Konfigurationsabschnitt leer.<text:line-break/><text:line-break/>Modulentwicklung für Joomla! Ist ein ziemlich einfacher, einfacher Prozess. Mit den in diesem Tutorial beschriebenen Techniken kann eine unendliche Vielfalt von Modulen mit wenig Aufwand entwickelt werden.</text:p>
      <text:p text:style-name="P319"/>
      <text:h text:style-name="Heading_20_2" text:outline-level="2">Im modul die karte anstelle von ahllo anzeigen</text:h>
      <text:h text:style-name="Heading_20_3" text:outline-level="3">Xml</text:h>
      <text:p text:style-name="P340">Parameter aufnehmen</text:p>
      <text:p text:style-name="P389">…</text:p>
      <text:p text:style-name="P389">&lt;filename module="mod_jdosm"&gt;mod_jdosm.php&lt;/filename&gt;</text:p>
      <text:p text:style-name="P389">&lt;filename&gt;helper.php&lt;/filename&gt;</text:p>
      <text:p text:style-name="P389">&lt;/files&gt;</text:p>
      <text:p text:style-name="P389">&lt;config&gt;</text:p>
      <text:p text:style-name="P374">&lt;fields name="params"&gt;</text:p>
      <text:p text:style-name="P374">&lt;fieldset</text:p>
      <text:p text:style-name="P374">name="mapConfig"</text:p>
      <text:p text:style-name="P374">label="MOD_JDOSM_H_MAP"</text:p>
      <text:p text:style-name="P374">&gt;</text:p>
      <text:p text:style-name="P374">&lt;field</text:p>
      <text:p text:style-name="P374">type="integer"</text:p>
      <text:p text:style-name="P374">name="height"</text:p>
      <text:p text:style-name="P374">label="MOD_JDOSM_HEIGHT"</text:p>
      <text:p text:style-name="P374"><text:soft-page-break/>description="MOD_JDOSM_HEIGHT_DESC"</text:p>
      <text:p text:style-name="P374">default="400"</text:p>
      <text:p text:style-name="P374">first="10"</text:p>
      <text:p text:style-name="P374">last="1000"</text:p>
      <text:p text:style-name="P374">step="10"</text:p>
      <text:p text:style-name="P374">/&gt;</text:p>
      <text:p text:style-name="P374">&lt;field</text:p>
      <text:p text:style-name="P374">type="list"</text:p>
      <text:p text:style-name="P374">name="zoom"</text:p>
      <text:p text:style-name="P374">default="7"</text:p>
      <text:p text:style-name="P374">label="MOD_JDOSM_ZOOM"</text:p>
      <text:p text:style-name="P374">description="MOD_JDOSM_ZOOM_DESC"</text:p>
      <text:p text:style-name="P374">&gt;</text:p>
      <text:p text:style-name="P374">&lt;option value="1"&gt;1&lt;/option&gt;</text:p>
      <text:p text:style-name="P374">&lt;option value="2"&gt;2&lt;/option&gt;</text:p>
      <text:p text:style-name="P374">&lt;option value="3"&gt;3&lt;/option&gt;</text:p>
      <text:p text:style-name="P374">&lt;option value="4"&gt;4&lt;/option&gt;</text:p>
      <text:p text:style-name="P374">&lt;option value="5"&gt;5&lt;/option&gt;</text:p>
      <text:p text:style-name="P374">&lt;option value="6"&gt;6&lt;/option&gt;</text:p>
      <text:p text:style-name="P374">&lt;option value="7"&gt;7&lt;/option&gt;</text:p>
      <text:p text:style-name="P374">&lt;option value="8"&gt;8&lt;/option&gt;</text:p>
      <text:p text:style-name="P374">&lt;option value="9"&gt;9&lt;/option&gt;</text:p>
      <text:p text:style-name="P374">&lt;option value="10"&gt;10&lt;/option&gt;</text:p>
      <text:p text:style-name="P374">&lt;option value="11"&gt;11&lt;/option&gt;</text:p>
      <text:p text:style-name="P374">&lt;option value="12"&gt;12&lt;/option&gt;</text:p>
      <text:p text:style-name="P374">&lt;option value="13"&gt;13&lt;/option&gt;</text:p>
      <text:p text:style-name="P374">&lt;option value="14"&gt;14&lt;/option&gt;</text:p>
      <text:p text:style-name="P374">&lt;option value="15"&gt;15&lt;/option&gt;</text:p>
      <text:p text:style-name="P374">&lt;option value="16"&gt;16&lt;/option&gt;</text:p>
      <text:p text:style-name="P374">&lt;option value="17"&gt;17&lt;/option&gt;</text:p>
      <text:p text:style-name="P374">&lt;option value="18"&gt;18&lt;/option&gt;</text:p>
      <text:p text:style-name="P374">&lt;option value="19"&gt;19&lt;/option&gt;</text:p>
      <text:p text:style-name="P374">&lt;option value="20"&gt;20&lt;/option&gt;</text:p>
      <text:p text:style-name="P374">&lt;/field&gt;</text:p>
      <text:p text:style-name="P374">&lt;field</text:p>
      <text:p text:style-name="P374">type="list"</text:p>
      <text:p text:style-name="P374"><text:soft-page-break/>name="baselayer"</text:p>
      <text:p text:style-name="P374">default="mapbox"</text:p>
      <text:p text:style-name="P374">label="MOD_JDOSM_BASELAYER"</text:p>
      <text:p text:style-name="P374">description="MOD_JDOSM_BASELAYER_DESC"</text:p>
      <text:p text:style-name="P374">&gt;</text:p>
      <text:p text:style-name="P374">&lt;option value="mapnik"&gt;OpenStreetMap&lt;/option&gt;</text:p>
      <text:p text:style-name="P374">&lt;option value="stamenwater"&gt;Stamen Watercolor&lt;/option&gt;</text:p>
      <text:p text:style-name="P374">&lt;/field&gt;</text:p>
      <text:p text:style-name="P374">&lt;field</text:p>
      <text:p text:style-name="P374">type="spacer"</text:p>
      <text:p text:style-name="P374">name="spacerPos0"</text:p>
      <text:p text:style-name="P374">hr="true"</text:p>
      <text:p text:style-name="P374">/&gt;</text:p>
      <text:p text:style-name="P374">&lt;field</text:p>
      <text:p text:style-name="P374">type="spacer"</text:p>
      <text:p text:style-name="P374">name="spacerPos"</text:p>
      <text:p text:style-name="P374">label="MOD_JDOSM_POSITION"</text:p>
      <text:p text:style-name="P374">class="text"</text:p>
      <text:p text:style-name="P374">/&gt;</text:p>
      <text:p text:style-name="P374">&lt;field</text:p>
      <text:p text:style-name="P374">type="text"</text:p>
      <text:p text:style-name="P374">name="lon"</text:p>
      <text:p text:style-name="P374">label="MOD_JDOSM_LON"</text:p>
      <text:p text:style-name="P374">description="MOD_JDOSM_LON_DESC"</text:p>
      <text:p text:style-name="P374">default="7.43"</text:p>
      <text:p text:style-name="P374">/&gt;</text:p>
      <text:p text:style-name="P374">&lt;field</text:p>
      <text:p text:style-name="P374">type="text"</text:p>
      <text:p text:style-name="P374">name="lat"</text:p>
      <text:p text:style-name="P374">label="MOD_JDOSM_LAT"</text:p>
      <text:p text:style-name="P374">description="MOD_JDOSM_LAT_DESC"</text:p>
      <text:p text:style-name="P374">default="46.93"</text:p>
      <text:p text:style-name="P374">/&gt;</text:p>
      <text:p text:style-name="P374">&lt;/fieldset&gt;</text:p>
      <text:p text:style-name="P374">&lt;/fields&gt;</text:p>
      <text:p text:style-name="P389">&lt;/config&gt;</text:p>
      <text:p text:style-name="P389"><text:soft-page-break/>&lt;/extension&gt;</text:p>
      <text:p text:style-name="Text_20_body"/>
      <text:h text:style-name="Heading_20_3" text:outline-level="3"><text:bookmark-start text:name="__DdeLink__3404_1187497026"/>tmpl/default.php<text:bookmark-end text:name="__DdeLink__3404_1187497026"/></text:h>
      <text:p text:style-name="Text_20_body"/>
      <text:p text:style-name="Text_20_body"/>
      <text:p text:style-name="P393">&lt;?php</text:p>
      <text:p text:style-name="P393">defined('_JEXEC') or die;</text:p>
      <text:p text:style-name="P393">echo ModJdosmHelper::getHallo();</text:p>
      <text:p text:style-name="P376">$document = JFactory::getDocument();</text:p>
      <text:p text:style-name="P376">$document-&gt;addStyleSheet('https://unpkg.com/leaflet@1.2.0/dist/leaflet.css');</text:p>
      <text:p text:style-name="P376">$document-&gt;addScript('https://unpkg.com/leaflet@1.2.0/dist/leaflet.js');</text:p>
      <text:p text:style-name="P376">?&gt;</text:p>
      <text:p text:style-name="P376">&lt;div style="</text:p>
      <text:p text:style-name="P376"><text:tab/>width: auto;</text:p>
      <text:p text:style-name="P376"><text:tab/>height:&lt;?php echo $params-&gt;get('height', '400'); ?&gt;px;"</text:p>
      <text:p text:style-name="P376"><text:tab/>id="map&lt;?php echo $module-&gt;id; ?&gt;"&gt;</text:p>
      <text:p text:style-name="P376">&lt;/div&gt;</text:p>
      <text:p text:style-name="P376">&lt;?php</text:p>
      <text:p text:style-name="P376">$script = array();</text:p>
      <text:p text:style-name="P376">$script[] = "&lt;script&gt;";</text:p>
      <text:p text:style-name="P376"/>
      <text:p text:style-name="P376">$script[] = ModJdosmHelper::getMap($module, $params);</text:p>
      <text:p text:style-name="P376">$script[] = ModJdosmHelper::getTileLayer($module, $params);</text:p>
      <text:p text:style-name="P376">$script[] = "mymap" . $module-&gt;id . ".setView([" .</text:p>
      <text:p text:style-name="P376"><text:tab/><text:tab/>$params-&gt;get('lat', '46.93') . ", " .</text:p>
      <text:p text:style-name="P376"><text:tab/><text:tab/>$params-&gt;get('lon', '7.43') . "], " .</text:p>
      <text:p text:style-name="P376"><text:tab/><text:tab/>$params-&gt;get('zoom', 'false') . ")";</text:p>
      <text:p text:style-name="P376">$script[] = "&lt;/script&gt;";</text:p>
      <text:p text:style-name="P376">echo implode("\n", $script);</text:p>
      <text:p text:style-name="P342"/>
      <text:h text:style-name="Heading_20_3" text:outline-level="3"><text:soft-page-break/>helper</text:h>
      <text:p text:style-name="Text_20_body"/>
      <text:p text:style-name="Text_20_body"/>
      <text:p text:style-name="P394">&lt;?php</text:p>
      <text:p text:style-name="P394">defined('_JEXEC') or die('');</text:p>
      <text:p text:style-name="P394">class ModJdosmHelper</text:p>
      <text:p text:style-name="P394">{</text:p>
      <text:p text:style-name="P377">public static function getHallo()</text:p>
      <text:p text:style-name="P377">{</text:p>
      <text:p text:style-name="P377">return "Hallo, I<text:span text:style-name="T207">ch</text:span> bin ein<text:span text:style-name="T208">e</text:span> Leaflet Karte!";</text:p>
      <text:p text:style-name="P377">}</text:p>
      <text:p text:style-name="P377">public static function <text:span text:style-name="T205">getMap</text:span>($module, $params)</text:p>
      <text:p text:style-name="P377">{</text:p>
      <text:p text:style-name="P377">$script = "";</text:p>
      <text:p text:style-name="P377">$script .= "var mymap" . $module-&gt;id . " = L.map('map" . $module-&gt;id . "');";</text:p>
      <text:p text:style-name="P377">return $script;</text:p>
      <text:p text:style-name="P377">}</text:p>
      <text:p text:style-name="P377">public static function <text:span text:style-name="T205">getTileLayer</text:span>($module, $params)</text:p>
      <text:p text:style-name="P377">{</text:p>
      <text:p text:style-name="P377">$baselayerSettings = "";</text:p>
      <text:p text:style-name="P377">$baselayerURL = "";</text:p>
      <text:p text:style-name="P377">if ($params-&gt;get('baselayer', 'mapbox') == 'mapnik')</text:p>
      <text:p text:style-name="P377">{</text:p>
      <text:p text:style-name="P377">$baselayerURL = 'https://{s}.tile.openstreetmap.org/{z}/{x}/{y}.png';</text:p>
      <text:p text:style-name="P377">$baselayerSettings = "maxZoom: 19 ";</text:p>
      <text:p text:style-name="P377">}</text:p>
      <text:p text:style-name="P377">elseif ($params-&gt;get('baselayer', 'mapbox') == 'stamenwater')</text:p>
      <text:p text:style-name="P377">{</text:p>
      <text:p text:style-name="P377">$baselayerURL = 'https://stamen-tiles-{s}.a.ssl.fastly.net/watercolor/{z}/{x}/{y}.png';</text:p>
      <text:p text:style-name="P377">$baselayerSettings = "subdomains: 'abcd', minZoom: 1, maxZoom: 16 ";</text:p>
      <text:p text:style-name="P377">}</text:p>
      <text:p text:style-name="P377"><text:soft-page-break/>else</text:p>
      <text:p text:style-name="P377">{</text:p>
      <text:p text:style-name="P377">$baselayerURL = 'https://{s}.tile.openstreetmap.org/{z}/{x}/{y}.png';</text:p>
      <text:p text:style-name="P377">$baselayerSettings = "maxZoom: 19 ";</text:p>
      <text:p text:style-name="P377">}</text:p>
      <text:p text:style-name="P377">$script = "";</text:p>
      <text:p text:style-name="P377">$script .= "<text:tab/>L.tileLayer('" . $baselayerURL . "', {";</text:p>
      <text:p text:style-name="P377">$script .= $baselayerSettings;</text:p>
      <text:p text:style-name="P377">$script .= "<text:tab/>}).addTo(mymap" . $module-&gt;id . ");";</text:p>
      <text:p text:style-name="P377">return $script;</text:p>
      <text:p text:style-name="P377">}</text:p>
      <text:p text:style-name="P394">}</text:p>
      <text:p text:style-name="Text_20_body"/>
      <text:h text:style-name="Heading_20_2" text:outline-level="2">cusom marker</text:h>
      <text:h text:style-name="Heading_20_3" text:outline-level="3">Xml Datei</text:h>
      <text:h text:style-name="Heading_20_4" text:outline-level="4">hauptdatei</text:h>
      <text:p text:style-name="P390">…</text:p>
      <text:p text:style-name="P375">&lt;field</text:p>
      <text:p text:style-name="P375">type="list"</text:p>
      <text:p text:style-name="P375">name="showpin"</text:p>
      <text:p text:style-name="P375">default="0"</text:p>
      <text:p text:style-name="P375">label="MOD_JDOSM_CONFIG_CONTROL_SHOWPIN_LABEL"</text:p>
      <text:p text:style-name="P375">description="MOD_JDOSM_CONFIG_CONTROL_SHOWPIN_DESC"</text:p>
      <text:p text:style-name="P375">&gt;</text:p>
      <text:p text:style-name="P375">&lt;option value="1"&gt;JYES&lt;/option&gt;</text:p>
      <text:p text:style-name="P375">&lt;option value="0"&gt;JNO&lt;/option&gt;</text:p>
      <text:p text:style-name="P375">&lt;/field&gt;</text:p>
      <text:p text:style-name="P375">&lt;field</text:p>
      <text:p text:style-name="P375">name="specialpins"</text:p>
      <text:p text:style-name="P375">type="subform"</text:p>
      <text:p text:style-name="P375">formsource="<text:span text:style-name="T205">modules/mod_jdosm/models/forms/custombuttons.xml</text:span>"</text:p>
      <text:p text:style-name="P375">multiple="true"</text:p>
      <text:p text:style-name="P375"><text:soft-page-break/>label="MOD_JDOSM_CONFIG_CONTROL_SUBFORM_LABEL"</text:p>
      <text:p text:style-name="P375">min= "1"</text:p>
      <text:p text:style-name="P375">max= "20"</text:p>
      <text:p text:style-name="P375">description="MOD_JDOSM_CONFIG_CONTROL_SUBFORM_DESC"</text:p>
      <text:p text:style-name="P375">layout="joomla.form.field.subform.repeatable"</text:p>
      <text:p text:style-name="P375">showon="showpin:1"</text:p>
      <text:p text:style-name="P375">/&gt;</text:p>
      <text:p text:style-name="P375">&lt;/fieldset&gt;</text:p>
      <text:p text:style-name="P390">&lt;/fields&gt;</text:p>
      <text:p text:style-name="P390">&lt;/config&gt;</text:p>
      <text:p text:style-name="P390">&lt;/extension&gt;</text:p>
      <text:p text:style-name="P390"/>
      <text:p text:style-name="Text_20_body"/>
      <text:p text:style-name="Text_20_body"/>
      <text:h text:style-name="Heading_20_4" text:outline-level="4"><text:span text:style-name="T206">Ergänzung</text:span> <text:span text:style-name="T204">models/forms/custombutton.xms</text:span></text:h>
      <text:p text:style-name="Text_20_body"/>
      <text:p text:style-name="P391">&lt;?xml version="1.0" encoding="UTF-8"?&gt;</text:p>
      <text:p text:style-name="P391">&lt;form&gt;</text:p>
      <text:p text:style-name="P391">&lt;field</text:p>
      <text:p text:style-name="P391">type="text"</text:p>
      <text:p text:style-name="P391">name="lonpin"</text:p>
      <text:p text:style-name="P391">label="MOD_JDOSM_LON"</text:p>
      <text:p text:style-name="P391">description="MOD_JDOSM_LON_DESC"</text:p>
      <text:p text:style-name="P391">default="7.43"</text:p>
      <text:p text:style-name="P391">/&gt;</text:p>
      <text:p text:style-name="P391">&lt;field</text:p>
      <text:p text:style-name="P391">type="text"</text:p>
      <text:p text:style-name="P391">name="latpin"</text:p>
      <text:p text:style-name="P391">label="MOD_JDOSM_LAT"</text:p>
      <text:p text:style-name="P391">description="MOD_JDOSM_LAT_DESC"</text:p>
      <text:p text:style-name="P391">default="46.93"</text:p>
      <text:p text:style-name="P391">/&gt;</text:p>
      <text:p text:style-name="P391">&lt;field</text:p>
      <text:p text:style-name="P391">type="spacer"</text:p>
      <text:p text:style-name="P391">name="spacerPosMedia0"</text:p>
      <text:p text:style-name="P391"><text:soft-page-break/>hr="true"</text:p>
      <text:p text:style-name="P391">/&gt;</text:p>
      <text:p text:style-name="P391">&lt;field</text:p>
      <text:p text:style-name="P391">type="radio"</text:p>
      <text:p text:style-name="P391">name="pin"</text:p>
      <text:p text:style-name="P391">default="1"</text:p>
      <text:p text:style-name="P391">label="MOD_JDOSM_PIN"</text:p>
      <text:p text:style-name="P391">description="MOD_JDOSM_PIN_DESC"</text:p>
      <text:p text:style-name="P391">&gt;</text:p>
      <text:p text:style-name="P391">&lt;option value="1"&gt;&amp;lt;img src="https://unpkg.com/leaflet@1.2.0/dist/images/marker-icon.png" /&amp;gt;&lt;/option&gt;</text:p>
      <text:p text:style-name="P391">&lt;option value="2"&gt;MOD_JDOSM_OWNPIN&lt;/option&gt;</text:p>
      <text:p text:style-name="P391">&lt;/field&gt;</text:p>
      <text:p text:style-name="P391">&lt;field</text:p>
      <text:p text:style-name="P391">type="media"</text:p>
      <text:p text:style-name="P391">name="customPinPath"</text:p>
      <text:p text:style-name="P391">label="MOD_JDOSM_PINPATH"</text:p>
      <text:p text:style-name="P391">description="MOD_JDOSM_PINPATH_DESC"</text:p>
      <text:p text:style-name="P391">default="http://leafletjs.com/examples/custom-icons/leaf-green.png"</text:p>
      <text:p text:style-name="P391">showon="pin:2"</text:p>
      <text:p text:style-name="P391">/&gt;</text:p>
      <text:p text:style-name="P391">&lt;field</text:p>
      <text:p text:style-name="P391">type="text"</text:p>
      <text:p text:style-name="P391">name="customPinSize"</text:p>
      <text:p text:style-name="P391">label="MOD_JDOSM_PINSIZE"</text:p>
      <text:p text:style-name="P391">description="MOD_JDOSM_PINSIZE_DESC"</text:p>
      <text:p text:style-name="P391">default="38, 95"</text:p>
      <text:p text:style-name="P391">showon="pin:2"</text:p>
      <text:p text:style-name="P391">/&gt;</text:p>
      <text:p text:style-name="P391">&lt;field</text:p>
      <text:p text:style-name="P391">type="media"</text:p>
      <text:p text:style-name="P391">name="customPinShadowPath"</text:p>
      <text:p text:style-name="P391">label="MOD_JDOSM_PINSHADOWPATH"</text:p>
      <text:p text:style-name="P391">description="MOD_JDOSM_PINSHADOWPATH_DESC"</text:p>
      <text:p text:style-name="P391"><text:soft-page-break/>default="http://leafletjs.com/examples/custom-icons/leaf-shadow.png"</text:p>
      <text:p text:style-name="P391">showon="pin:2"</text:p>
      <text:p text:style-name="P391">/&gt;</text:p>
      <text:p text:style-name="P391">&lt;field</text:p>
      <text:p text:style-name="P391">type="text"</text:p>
      <text:p text:style-name="P391">name="customPinShadowSize"</text:p>
      <text:p text:style-name="P391">label="MOD_JDOSM_PINSHADOWSIZE"</text:p>
      <text:p text:style-name="P391">description="MOD_JDOSM_PINSHADOWSIZE_DESC"</text:p>
      <text:p text:style-name="P391">default="50, 64"</text:p>
      <text:p text:style-name="P391">showon="pin:2"</text:p>
      <text:p text:style-name="P391">/&gt;</text:p>
      <text:p text:style-name="P391">&lt;field</text:p>
      <text:p text:style-name="P391">type="text"</text:p>
      <text:p text:style-name="P391">name="customPinOffset"</text:p>
      <text:p text:style-name="P391">label="MOD_JDOSM_PINOFFSET"</text:p>
      <text:p text:style-name="P391">description="MOD_JDOSM_PINOFFSET_DESC"</text:p>
      <text:p text:style-name="P391">default="22, 94"</text:p>
      <text:p text:style-name="P391">showon="pin:2"</text:p>
      <text:p text:style-name="P391">/&gt;</text:p>
      <text:p text:style-name="P391">&lt;field</text:p>
      <text:p text:style-name="P391">type="text"</text:p>
      <text:p text:style-name="P391">name="customPinPopupOffset"</text:p>
      <text:p text:style-name="P391">label="MOD_JDOSM_PINPOPUPOFFSET"</text:p>
      <text:p text:style-name="P391">description="MOD_JDOSM_PINPOPUPOFFSET_DESC"</text:p>
      <text:p text:style-name="P391">default="-3, -76"</text:p>
      <text:p text:style-name="P391">showon="pin:2"</text:p>
      <text:p text:style-name="P391">/&gt;</text:p>
      <text:p text:style-name="P391">&lt;field</text:p>
      <text:p text:style-name="P391">type="spacer"</text:p>
      <text:p text:style-name="P391">name="spacerPosMedia1"</text:p>
      <text:p text:style-name="P391">hr="true"</text:p>
      <text:p text:style-name="P391">showon="pin:2"</text:p>
      <text:p text:style-name="P391">/&gt;</text:p>
      <text:p text:style-name="P391">&lt;field</text:p>
      <text:p text:style-name="P391">type="list"</text:p>
      <text:p text:style-name="P391"><text:soft-page-break/>name="popup"</text:p>
      <text:p text:style-name="P391">default="0"</text:p>
      <text:p text:style-name="P391">label="MOD_JDOSM_POPUP"</text:p>
      <text:p text:style-name="P391">description="MOD_JDOSM_POPUP_DESC"</text:p>
      <text:p text:style-name="P391">&gt;</text:p>
      <text:p text:style-name="P391">&lt;option value="1"&gt;MOD_JDOSM_KLICK&lt;/option&gt;</text:p>
      <text:p text:style-name="P391">&lt;option value="2"&gt;MOD_JDOSM_ALWAYS&lt;/option&gt;</text:p>
      <text:p text:style-name="P391">&lt;option value="0"&gt;MOD_JDOSM_NEVER&lt;/option&gt;</text:p>
      <text:p text:style-name="P391">&lt;/field&gt;</text:p>
      <text:p text:style-name="P391">&lt;field</text:p>
      <text:p text:style-name="P391">type="editor"</text:p>
      <text:p text:style-name="P391">name="popuptext"</text:p>
      <text:p text:style-name="P391">default=""</text:p>
      <text:p text:style-name="P391">label="MOD_JDOSM_POPUPTEXT"</text:p>
      <text:p text:style-name="P391">description="MOD_JDOSM_POPUPTEXT_DESC"</text:p>
      <text:p text:style-name="P391">filter="safehtml"</text:p>
      <text:p text:style-name="P391">showon="popup!:0"</text:p>
      <text:p text:style-name="P391">/&gt;</text:p>
      <text:p text:style-name="P391">&lt;/form&gt;</text:p>
      <text:p text:style-name="P391"/>
      <text:p text:style-name="Text_20_body"/>
      <text:h text:style-name="P460" text:outline-level="3">tmpl/default.php</text:h>
      <text:p text:style-name="P341"/>
      <text:p text:style-name="P341"/>
      <text:p text:style-name="P393">&lt;?php</text:p>
      <text:p text:style-name="P393">defined('_JEXEC') or die;</text:p>
      <text:p text:style-name="P393">echo ModJdosmHelper::getHallo();</text:p>
      <text:p text:style-name="P393">$document = JFactory::getDocument();</text:p>
      <text:p text:style-name="P393">$document-&gt;addStyleSheet('https://unpkg.com/leaflet@1.2.0/dist/leaflet.css');</text:p>
      <text:p text:style-name="P393">$document-&gt;addScript('https://unpkg.com/leaflet@1.2.0/dist/leaflet.js');</text:p>
      <text:p text:style-name="P393">?&gt;</text:p>
      <text:p text:style-name="P393"><text:soft-page-break/>&lt;div style="</text:p>
      <text:p text:style-name="P393"><text:tab/>width: auto;</text:p>
      <text:p text:style-name="P393"><text:tab/>height:&lt;?php echo $params-&gt;get('height', '400'); ?&gt;px;"</text:p>
      <text:p text:style-name="P393"><text:tab/>id="map&lt;?php echo $module-&gt;id; ?&gt;"&gt;</text:p>
      <text:p text:style-name="P393">&lt;/div&gt;</text:p>
      <text:p text:style-name="P393">&lt;?php</text:p>
      <text:p text:style-name="P393">$script = array();</text:p>
      <text:p text:style-name="P393">$script[] = "&lt;script&gt;";</text:p>
      <text:p text:style-name="P393"/>
      <text:p text:style-name="P393">$script[] = ModJdosmHelper::getMap($module, $params);</text:p>
      <text:p text:style-name="P393">$script[] = ModJdosmHelper::getTileLayer($module, $params);</text:p>
      <text:p text:style-name="P393">$script[] = "mymap" . $module-&gt;id . ".setView([" .</text:p>
      <text:p text:style-name="P393"><text:tab/><text:tab/>$params-&gt;get('lat', '46.93') . ", " .</text:p>
      <text:p text:style-name="P393"><text:tab/><text:tab/>$params-&gt;get('lon', '7.43') . "], " .</text:p>
      <text:p text:style-name="P393"><text:tab/><text:tab/>$params-&gt;get('zoom', 'false') . ")";</text:p>
      <text:p text:style-name="P376">if($params-&gt;get('showpin', '1') == 1)</text:p>
      <text:p text:style-name="P376">{</text:p>
      <text:p text:style-name="P376"><text:tab/>$script[] = ModJdosmHelper::getpin($module, $params);</text:p>
      <text:p text:style-name="P376">}</text:p>
      <text:p text:style-name="P393">$script[] = "&lt;/script&gt;";</text:p>
      <text:p text:style-name="P393">echo implode("\n", $script);</text:p>
      <text:p text:style-name="Text_20_body"/>
      <text:h text:style-name="Heading_20_3" text:outline-level="3">helper</text:h>
      <text:p text:style-name="Text_20_body"/>
      <text:p text:style-name="Text_20_body"/>
      <text:p text:style-name="P394">&lt;?php</text:p>
      <text:p text:style-name="P394">defined('_JEXEC') or die('');</text:p>
      <text:p text:style-name="P394">class ModJdosmHelper</text:p>
      <text:p text:style-name="P394">{</text:p>
      <text:p text:style-name="P394">…</text:p>
      <text:p text:style-name="P377">public static function <text:span text:style-name="T205">getpin</text:span>($module, $params)</text:p>
      <text:p text:style-name="P377">{</text:p>
      <text:p text:style-name="P377">// Standard Icon</text:p>
      <text:p text:style-name="P377">$return = "";</text:p>
      <text:p text:style-name="P377"><text:soft-page-break/>foreach ($params-&gt;get('specialpins', null) as $specialpin)</text:p>
      <text:p text:style-name="P377">{</text:p>
      <text:p text:style-name="P377">if ($specialpin-&gt;pin == 1)</text:p>
      <text:p text:style-name="P377">{</text:p>
      <text:p text:style-name="P377">$return .= "L.marker([" . $specialpin-&gt;latpin . ", " . $specialpin-&gt;lonpin . "])."</text:p>
      <text:p text:style-name="P377"><text:tab/><text:tab/>. "addTo(mymap" . $module-&gt;id . ")";</text:p>
      <text:p text:style-name="P377">}</text:p>
      <text:p text:style-name="P377">// Custom Icon</text:p>
      <text:p text:style-name="P377">if ($specialpin-&gt;pin == 2)</text:p>
      <text:p text:style-name="P377">{</text:p>
      <text:p text:style-name="P377">$iconimage = $specialpin-&gt;customPinPath;</text:p>
      <text:p text:style-name="P377">$shadowimage = $specialpin-&gt;customPinShadowPath;</text:p>
      <text:p text:style-name="P377">if (!(substr($specialpin-&gt;customPinPath, 0, 4) === "http"))</text:p>
      <text:p text:style-name="P377">{</text:p>
      <text:p text:style-name="P377">$iconimage = JURI::base() . $specialpin-&gt;customPinPath;</text:p>
      <text:p text:style-name="P377">}</text:p>
      <text:p text:style-name="P377">if (!(substr($specialpin-&gt;customPinShadowPath, 0, 4) === "http"))</text:p>
      <text:p text:style-name="P377">{</text:p>
      <text:p text:style-name="P377">$shadowimage = JURI::base() . $specialpin-&gt;customPinShadowPath;</text:p>
      <text:p text:style-name="P377">}</text:p>
      <text:p text:style-name="P377">$return .= 'var LeafIcon = L.Icon.extend({'</text:p>
      <text:p text:style-name="P377">. 'options: {'</text:p>
      <text:p text:style-name="P377">. 'iconUrl: \'' . $iconimage . '\','</text:p>
      <text:p text:style-name="P377">. 'shadowUrl: \'' . $shadowimage . '\','</text:p>
      <text:p text:style-name="P377">. 'iconSize: [' . $specialpin-&gt;customPinSize . '],'</text:p>
      <text:p text:style-name="P377">. 'shadowSize: [' . $specialpin-&gt;customPinShadowSize . '],'</text:p>
      <text:p text:style-name="P377">. 'iconAnchor: [' . $specialpin-&gt;customPinOffset . '],'</text:p>
      <text:p text:style-name="P377">. 'popupAnchor: [' . $specialpin-&gt;customPinPopupOffset . ']'</text:p>
      <text:p text:style-name="P377">. '}'</text:p>
      <text:p text:style-name="P377">. '});';</text:p>
      <text:p text:style-name="P377">$return .= 'var myIcon = new LeafIcon();';</text:p>
      <text:p text:style-name="P377">$return .= "L.marker([" . $specialpin-&gt;latpin . ", " . $specialpin-&gt;lonpin . "], {icon: myIcon})."</text:p>
      <text:p text:style-name="P377">. "addTo(mymap" . $module-&gt;id . ")";</text:p>
      <text:p text:style-name="P377">}</text:p>
      <text:p text:style-name="P377"><text:soft-page-break/>if ($specialpin-&gt;popup == '1')</text:p>
      <text:p text:style-name="P377">{</text:p>
      <text:p text:style-name="P377">$return .= ".bindPopup('" . $specialpin-&gt;popuptext . "')";</text:p>
      <text:p text:style-name="P377">}</text:p>
      <text:p text:style-name="P377">if ($specialpin-&gt;popup == '2')</text:p>
      <text:p text:style-name="P377">{</text:p>
      <text:p text:style-name="P377">$return .= ".bindPopup('" . $specialpin-&gt;popuptext . "')"</text:p>
      <text:p text:style-name="P377">. ".openPopup()";</text:p>
      <text:p text:style-name="P377">}</text:p>
      <text:p text:style-name="P377">$return .= ";";</text:p>
      <text:p text:style-name="P377">}</text:p>
      <text:p text:style-name="P377">return $return;</text:p>
      <text:p text:style-name="P377">}</text:p>
      <text:p text:style-name="P394">}</text:p>
      <text:h text:style-name="Heading_20_2" text:outline-level="2">Sprachdateien</text:h>
      <text:p text:style-name="P343">Todo</text:p>
      <text:p text:style-name="P343"/>
      <text:p text:style-name="Text_20_body"/>
      <text:p text:style-name="Text_20_body"/>
      <text:p text:style-name="P524">todos</text:p>
      <text:p text:style-name="P525">todo GeoJson immer gleich geschrieben?</text:p>
      <text:p text:style-name="P5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21T13:31:45.355368026</dc:date>
    <meta:editing-duration>P7DT19H36M18S</meta:editing-duration>
    <meta:editing-cycles>711</meta:editing-cycles>
    <meta:document-statistic meta:table-count="1" meta:image-count="0" meta:object-count="0" meta:page-count="74" meta:paragraph-count="1440" meta:word-count="12068" meta:character-count="93836" meta:non-whitespace-character-count="82629"/>
  </office:meta>
</office:document-meta>
</file>